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eeeeee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ext-properties fo:color="#eeeeee" fo:font-weight="bold" style:font-weight-asian="bold" style:font-weight-complex="bold"/>
    </style:style>
    <style:style style:name="ce5" style:family="table-cell" style:parent-style-name="Default">
      <style:text-properties fo:color="#eeeee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 style:data-style-name="N41"/>
    <style:style style:name="ce8" style:family="table-cell" style:parent-style-name="Default" style:data-style-name="N4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180.47mm" svg:height="119.74mm" svg:x="121.11mm" svg:y="3.8mm">
            <loext:p draw:notify-on-update-of-ranges="Sheet2.B3:Sheet2.B28 Sheet2.D1:Sheet2.D2 Sheet2.D3:Sheet2.D28 Sheet2.B3:Sheet2.B28 Sheet2.F1:Sheet2.F2 Sheet2.F3:Sheet2.F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1" table:number-columns-repeated="1022" table:default-cell-style-name="Default"/>
        <table:table-row table:style-name="ro1">
          <table:table-cell table:style-name="ce1"/>
          <table:table-cell table:style-name="ce3"/>
          <table:table-cell table:style-name="ce6" office:value-type="string" calcext:value-type="string" table:number-columns-spanned="2" table:number-rows-spanned="1">
            <text:p>Rad lange Schaufel (rightMotor)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Rad kurze Schaufel (leftMotor)</text:p>
          </table:table-cell>
          <table:covered-table-cell table:style-name="ce1"/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4"/>
          <table:table-cell table:style-name="ce2" office:value-type="string" calcext:value-type="string">
            <text:p>1/min</text:p>
          </table:table-cell>
          <table:table-cell table:style-name="ce2" office:value-type="string" calcext:value-type="string">
            <text:p>mm/s</text:p>
          </table:table-cell>
          <table:table-cell table:style-name="ce2" office:value-type="string" calcext:value-type="string">
            <text:p>1/min</text:p>
          </table:table-cell>
          <table:table-cell table:style-name="ce2" office:value-type="string" calcext:value-type="string">
            <text:p>mm/s</text:p>
          </table:table-cell>
          <table:table-cell table:style-name="ce2" table:number-columns-repeated="1018"/>
        </table:table-row>
        <table:table-row table:style-name="ro1">
          <table:table-cell office:value-type="float" office:value="-10000" calcext:value-type="float">
            <text:p>-10000</text:p>
          </table:table-cell>
          <table:table-cell table:formula="of:=ABS([.A3])" office:value-type="float" office:value="10000" calcext:value-type="float">
            <text:p>10000</text:p>
          </table:table-cell>
          <table:table-cell office:value-type="float" office:value="943" calcext:value-type="float">
            <text:p>943</text:p>
          </table:table-cell>
          <table:table-cell table:formula="of:=IF([.C3]&lt;&gt;&quot;&quot;;85*PI()*[.C3]/60;&quot;&quot;)" office:value-type="float" office:value="4196.90598580817" calcext:value-type="float">
            <text:p>4196.9059858082</text:p>
          </table:table-cell>
          <table:table-cell office:value-type="float" office:value="912" calcext:value-type="float">
            <text:p>912</text:p>
          </table:table-cell>
          <table:table-cell table:formula="of:=IF([.E3]&lt;&gt;&quot;&quot;;85*PI()*[.E3]/60;&quot;&quot;)" office:value-type="float" office:value="4058.93770843801" calcext:value-type="float">
            <text:p>4058.937708438</text:p>
          </table:table-cell>
          <table:table-cell table:number-columns-repeated="1018"/>
        </table:table-row>
        <table:table-row table:style-name="ro1">
          <table:table-cell office:value-type="float" office:value="-8000" calcext:value-type="float">
            <text:p>-8000</text:p>
          </table:table-cell>
          <table:table-cell table:formula="of:=ABS([.A4])" office:value-type="float" office:value="8000" calcext:value-type="float">
            <text:p>8000</text:p>
          </table:table-cell>
          <table:table-cell office:value-type="float" office:value="761" calcext:value-type="float">
            <text:p>761</text:p>
          </table:table-cell>
          <table:table-cell table:formula="of:=IF([.C4]&lt;&gt;&quot;&quot;;85*PI()*[.C4]/60;&quot;&quot;)" office:value-type="float" office:value="3386.8986799576" calcext:value-type="float">
            <text:p>3386.8986799576</text:p>
          </table:table-cell>
          <table:table-cell office:value-type="float" office:value="727" calcext:value-type="float">
            <text:p>727</text:p>
          </table:table-cell>
          <table:table-cell table:formula="of:=IF([.E4]&lt;&gt;&quot;&quot;;85*PI()*[.E4]/60;&quot;&quot;)" office:value-type="float" office:value="3235.57863380969" calcext:value-type="float">
            <text:p>3235.5786338097</text:p>
          </table:table-cell>
          <table:table-cell table:number-columns-repeated="1018"/>
        </table:table-row>
        <table:table-row table:style-name="ro1">
          <table:table-cell office:value-type="float" office:value="-6000" calcext:value-type="float">
            <text:p>-6000</text:p>
          </table:table-cell>
          <table:table-cell table:formula="of:=ABS([.A5])" office:value-type="float" office:value="6000" calcext:value-type="float">
            <text:p>6000</text:p>
          </table:table-cell>
          <table:table-cell office:value-type="float" office:value="570" calcext:value-type="float">
            <text:p>570</text:p>
          </table:table-cell>
          <table:table-cell table:formula="of:=IF([.C5]&lt;&gt;&quot;&quot;;85*PI()*[.C5]/60;&quot;&quot;)" office:value-type="float" office:value="2536.83606777376" calcext:value-type="float">
            <text:p>2536.8360677738</text:p>
          </table:table-cell>
          <table:table-cell office:value-type="float" office:value="536" calcext:value-type="float">
            <text:p>536</text:p>
          </table:table-cell>
          <table:table-cell table:formula="of:=IF([.E5]&lt;&gt;&quot;&quot;;85*PI()*[.E5]/60;&quot;&quot;)" office:value-type="float" office:value="2385.51602162585" calcext:value-type="float">
            <text:p>2385.5160216259</text:p>
          </table:table-cell>
          <table:table-cell table:number-columns-repeated="1018"/>
        </table:table-row>
        <table:table-row table:style-name="ro1">
          <table:table-cell office:value-type="float" office:value="-4000" calcext:value-type="float">
            <text:p>-4000</text:p>
          </table:table-cell>
          <table:table-cell table:formula="of:=ABS([.A6])" office:value-type="float" office:value="4000" calcext:value-type="float">
            <text:p>4000</text:p>
          </table:table-cell>
          <table:table-cell office:value-type="float" office:value="375" calcext:value-type="float">
            <text:p>375</text:p>
          </table:table-cell>
          <table:table-cell table:formula="of:=IF([.C6]&lt;&gt;&quot;&quot;;85*PI()*[.C6]/60;&quot;&quot;)" office:value-type="float" office:value="1668.97109721958" calcext:value-type="float">
            <text:p>1668.9710972196</text:p>
          </table:table-cell>
          <table:table-cell office:value-type="float" office:value="346" calcext:value-type="float">
            <text:p>346</text:p>
          </table:table-cell>
          <table:table-cell table:formula="of:=IF([.E6]&lt;&gt;&quot;&quot;;85*PI()*[.E6]/60;&quot;&quot;)" office:value-type="float" office:value="1539.9039990346" calcext:value-type="float">
            <text:p>1539.9039990346</text:p>
          </table:table-cell>
          <table:table-cell table:number-columns-repeated="1018"/>
        </table:table-row>
        <table:table-row table:style-name="ro1">
          <table:table-cell office:value-type="float" office:value="-3000" calcext:value-type="float">
            <text:p>-3000</text:p>
          </table:table-cell>
          <table:table-cell table:formula="of:=ABS([.A7])" office:value-type="float" office:value="3000" calcext:value-type="float">
            <text:p>3000</text:p>
          </table:table-cell>
          <table:table-cell office:value-type="float" office:value="272" calcext:value-type="float">
            <text:p>272</text:p>
          </table:table-cell>
          <table:table-cell table:formula="of:=IF([.C7]&lt;&gt;&quot;&quot;;85*PI()*[.C7]/60;&quot;&quot;)" office:value-type="float" office:value="1210.56036918327" calcext:value-type="float">
            <text:p>1210.5603691833</text:p>
          </table:table-cell>
          <table:table-cell office:value-type="float" office:value="232" calcext:value-type="float">
            <text:p>232</text:p>
          </table:table-cell>
          <table:table-cell table:formula="of:=IF([.E7]&lt;&gt;&quot;&quot;;85*PI()*[.E7]/60;&quot;&quot;)" office:value-type="float" office:value="1032.53678547985" calcext:value-type="float">
            <text:p>1032.5367854799</text:p>
          </table:table-cell>
          <table:table-cell table:number-columns-repeated="1018"/>
        </table:table-row>
        <table:table-row table:style-name="ro1">
          <table:table-cell office:value-type="float" office:value="-2800" calcext:value-type="float">
            <text:p>-2800</text:p>
          </table:table-cell>
          <table:table-cell table:formula="of:=ABS([.A8])" office:value-type="float" office:value="2800" calcext:value-type="float">
            <text:p>2800</text:p>
          </table:table-cell>
          <table:table-cell office:value-type="float" office:value="248" calcext:value-type="float">
            <text:p>248</text:p>
          </table:table-cell>
          <table:table-cell table:formula="of:=IF([.C8]&lt;&gt;&quot;&quot;;85*PI()*[.C8]/60;&quot;&quot;)" office:value-type="float" office:value="1103.74621896121" calcext:value-type="float">
            <text:p>1103.7462189612</text:p>
          </table:table-cell>
          <table:table-cell office:value-type="float" office:value="208" calcext:value-type="float">
            <text:p>208</text:p>
          </table:table-cell>
          <table:table-cell table:formula="of:=IF([.E8]&lt;&gt;&quot;&quot;;85*PI()*[.E8]/60;&quot;&quot;)" office:value-type="float" office:value="925.722635257792" calcext:value-type="float">
            <text:p>925.7226352578</text:p>
          </table:table-cell>
          <table:table-cell table:number-columns-repeated="1018"/>
        </table:table-row>
        <table:table-row table:style-name="ro1">
          <table:table-cell office:value-type="float" office:value="-2600" calcext:value-type="float">
            <text:p>-2600</text:p>
          </table:table-cell>
          <table:table-cell table:formula="of:=ABS([.A9])" office:value-type="float" office:value="2600" calcext:value-type="float">
            <text:p>2600</text:p>
          </table:table-cell>
          <table:table-cell office:value-type="float" office:value="226" calcext:value-type="float">
            <text:p>226</text:p>
          </table:table-cell>
          <table:table-cell table:formula="of:=IF([.C9]&lt;&gt;&quot;&quot;;85*PI()*[.C9]/60;&quot;&quot;)" office:value-type="float" office:value="1005.83324792433" calcext:value-type="float">
            <text:p>1005.8332479243</text:p>
          </table:table-cell>
          <table:table-cell office:value-type="float" office:value="178" calcext:value-type="float">
            <text:p>178</text:p>
          </table:table-cell>
          <table:table-cell table:formula="of:=IF([.E9]&lt;&gt;&quot;&quot;;85*PI()*[.E9]/60;&quot;&quot;)" office:value-type="float" office:value="792.204947480226" calcext:value-type="float">
            <text:p>792.2049474802</text:p>
          </table:table-cell>
          <table:table-cell table:number-columns-repeated="1018"/>
        </table:table-row>
        <table:table-row table:style-name="ro1">
          <table:table-cell office:value-type="float" office:value="-2400" calcext:value-type="float">
            <text:p>-2400</text:p>
          </table:table-cell>
          <table:table-cell table:formula="of:=ABS([.A10])" office:value-type="float" office:value="2400" calcext:value-type="float">
            <text:p>2400</text:p>
          </table:table-cell>
          <table:table-cell office:value-type="float" office:value="201" calcext:value-type="float">
            <text:p>201</text:p>
          </table:table-cell>
          <table:table-cell table:formula="of:=IF([.C10]&lt;&gt;&quot;&quot;;85*PI()*[.C10]/60;&quot;&quot;)" office:value-type="float" office:value="894.568508109694" calcext:value-type="float">
            <text:p>894.5685081097</text:p>
          </table:table-cell>
          <table:table-cell office:value-type="float" office:value="149" calcext:value-type="float">
            <text:p>149</text:p>
          </table:table-cell>
          <table:table-cell table:formula="of:=IF([.E10]&lt;&gt;&quot;&quot;;85*PI()*[.E10]/60;&quot;&quot;)" office:value-type="float" office:value="663.137849295246" calcext:value-type="float">
            <text:p>663.1378492952</text:p>
          </table:table-cell>
          <table:table-cell table:number-columns-repeated="1018"/>
        </table:table-row>
        <table:table-row table:style-name="ro1">
          <table:table-cell office:value-type="float" office:value="-2200" calcext:value-type="float">
            <text:p>-2200</text:p>
          </table:table-cell>
          <table:table-cell table:formula="of:=ABS([.A11])" office:value-type="float" office:value="2200" calcext:value-type="float">
            <text:p>2200</text:p>
          </table:table-cell>
          <table:table-cell office:value-type="float" office:value="170" calcext:value-type="float">
            <text:p>170</text:p>
          </table:table-cell>
          <table:table-cell table:formula="of:=IF([.C11]&lt;&gt;&quot;&quot;;85*PI()*[.C11]/60;&quot;&quot;)" office:value-type="float" office:value="756.600230739542" calcext:value-type="float">
            <text:p>756.6002307395</text:p>
          </table:table-cell>
          <table:table-cell office:value-type="float" office:value="121" calcext:value-type="float">
            <text:p>121</text:p>
          </table:table-cell>
          <table:table-cell table:formula="of:=IF([.E11]&lt;&gt;&quot;&quot;;85*PI()*[.E11]/60;&quot;&quot;)" office:value-type="float" office:value="538.52134070285" calcext:value-type="float">
            <text:p>538.5213407029</text:p>
          </table:table-cell>
          <table:table-cell table:number-columns-repeated="1018"/>
        </table:table-row>
        <table:table-row table:style-name="ro1">
          <table:table-cell office:value-type="float" office:value="-2000" calcext:value-type="float">
            <text:p>-2000</text:p>
          </table:table-cell>
          <table:table-cell table:formula="of:=ABS([.A12])" office:value-type="float" office:value="2000" calcext:value-type="float">
            <text:p>2000</text:p>
          </table:table-cell>
          <table:table-cell office:value-type="float" office:value="136" calcext:value-type="float">
            <text:p>136</text:p>
          </table:table-cell>
          <table:table-cell table:formula="of:=IF([.C12]&lt;&gt;&quot;&quot;;85*PI()*[.C12]/60;&quot;&quot;)" office:value-type="float" office:value="605.280184591633" calcext:value-type="float">
            <text:p>605.2801845916</text:p>
          </table:table-cell>
          <table:table-cell office:value-type="float" office:value="96" calcext:value-type="float">
            <text:p>96</text:p>
          </table:table-cell>
          <table:table-cell table:formula="of:=IF([.E12]&lt;&gt;&quot;&quot;;85*PI()*[.E12]/60;&quot;&quot;)" office:value-type="float" office:value="427.256600888212" calcext:value-type="float">
            <text:p>427.2566008882</text:p>
          </table:table-cell>
          <table:table-cell table:number-columns-repeated="1018"/>
        </table:table-row>
        <table:table-row table:style-name="ro1">
          <table:table-cell office:value-type="float" office:value="-1900" calcext:value-type="float">
            <text:p>-1900</text:p>
          </table:table-cell>
          <table:table-cell table:formula="of:=ABS([.A13])" office:value-type="float" office:value="1900" calcext:value-type="float">
            <text:p>1900</text:p>
          </table:table-cell>
          <table:table-cell office:value-type="float" office:value="109" calcext:value-type="float">
            <text:p>109</text:p>
          </table:table-cell>
          <table:table-cell table:formula="of:=IF([.C13]&lt;&gt;&quot;&quot;;85*PI()*[.C13]/60;&quot;&quot;)" office:value-type="float" office:value="485.114265591824" calcext:value-type="float">
            <text:p>485.1142655918</text:p>
          </table:table-cell>
          <table:table-cell office:value-type="float" office:value="81" calcext:value-type="float">
            <text:p>81</text:p>
          </table:table-cell>
          <table:table-cell table:formula="of:=IF([.E13]&lt;&gt;&quot;&quot;;85*PI()*[.E13]/60;&quot;&quot;)" office:value-type="float" office:value="360.497756999429" calcext:value-type="float">
            <text:p>360.4977569994</text:p>
          </table:table-cell>
          <table:table-cell table:number-columns-repeated="1018"/>
        </table:table-row>
        <table:table-row table:style-name="ro1">
          <table:table-cell office:value-type="float" office:value="-1800" calcext:value-type="float">
            <text:p>-1800</text:p>
          </table:table-cell>
          <table:table-cell table:formula="of:=ABS([.A14])" office:value-type="float" office:value="1800" calcext:value-type="float">
            <text:p>1800</text:p>
          </table:table-cell>
          <table:table-cell office:value-type="float" office:value="78" calcext:value-type="float">
            <text:p>78</text:p>
          </table:table-cell>
          <table:table-cell table:formula="of:=IF([.C14]&lt;&gt;&quot;&quot;;85*PI()*[.C14]/60;&quot;&quot;)" office:value-type="float" office:value="347.145988221672" calcext:value-type="float">
            <text:p>347.1459882217</text:p>
          </table:table-cell>
          <table:table-cell office:value-type="float" office:value="62" calcext:value-type="float">
            <text:p>62</text:p>
          </table:table-cell>
          <table:table-cell table:formula="of:=IF([.E14]&lt;&gt;&quot;&quot;;85*PI()*[.E14]/60;&quot;&quot;)" office:value-type="float" office:value="275.936554740303" calcext:value-type="float">
            <text:p>275.9365547403</text:p>
          </table:table-cell>
          <table:table-cell table:number-columns-repeated="1018"/>
        </table:table-row>
        <table:table-row table:style-name="ro1">
          <table:table-cell office:value-type="float" office:value="-1700" calcext:value-type="float">
            <text:p>-1700</text:p>
          </table:table-cell>
          <table:table-cell table:formula="of:=ABS([.A15])" office:value-type="float" office:value="1700" calcext:value-type="float">
            <text:p>1700</text:p>
          </table:table-cell>
          <table:table-cell office:value-type="float" office:value="74" calcext:value-type="float">
            <text:p>74</text:p>
          </table:table-cell>
          <table:table-cell table:formula="of:=IF([.C15]&lt;&gt;&quot;&quot;;85*PI()*[.C15]/60;&quot;&quot;)" office:value-type="float" office:value="329.34362985133" calcext:value-type="float">
            <text:p>329.3436298513</text:p>
          </table:table-cell>
          <table:table-cell office:value-type="float" office:value="46" calcext:value-type="float">
            <text:p>46</text:p>
          </table:table-cell>
          <table:table-cell table:formula="of:=IF([.E15]&lt;&gt;&quot;&quot;;85*PI()*[.E15]/60;&quot;&quot;)" office:value-type="float" office:value="204.727121258935" calcext:value-type="float">
            <text:p>204.7271212589</text:p>
          </table:table-cell>
          <table:table-cell table:number-columns-repeated="1018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ABS([.A16])" office:value-type="float" office:value="1700" calcext:value-type="float">
            <text:p>1700</text:p>
          </table:table-cell>
          <table:table-cell office:value-type="float" office:value="73" calcext:value-type="float">
            <text:p>73</text:p>
          </table:table-cell>
          <table:table-cell table:formula="of:=IF([.C16]&lt;&gt;&quot;&quot;;85*PI()*[.C16]/60;&quot;&quot;)" office:value-type="float" office:value="324.893040258744" calcext:value-type="float">
            <text:p>324.8930402587</text:p>
          </table:table-cell>
          <table:table-cell office:value-type="float" office:value="67" calcext:value-type="float">
            <text:p>67</text:p>
          </table:table-cell>
          <table:table-cell table:formula="of:=IF([.E16]&lt;&gt;&quot;&quot;;85*PI()*[.E16]/60;&quot;&quot;)" office:value-type="float" office:value="298.189502703231" calcext:value-type="float">
            <text:p>298.1895027032</text:p>
          </table:table-cell>
          <table:table-cell table:number-columns-repeated="1018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ABS([.A17])" office:value-type="float" office:value="1800" calcext:value-type="float">
            <text:p>1800</text:p>
          </table:table-cell>
          <table:table-cell office:value-type="float" office:value="98" calcext:value-type="float">
            <text:p>98</text:p>
          </table:table-cell>
          <table:table-cell table:formula="of:=IF([.C17]&lt;&gt;&quot;&quot;;85*PI()*[.C17]/60;&quot;&quot;)" office:value-type="float" office:value="436.157780073383" calcext:value-type="float">
            <text:p>436.1577800734</text:p>
          </table:table-cell>
          <table:table-cell office:value-type="float" office:value="84" calcext:value-type="float">
            <text:p>84</text:p>
          </table:table-cell>
          <table:table-cell table:formula="of:=IF([.E17]&lt;&gt;&quot;&quot;;85*PI()*[.E17]/60;&quot;&quot;)" office:value-type="float" office:value="373.849525777185" calcext:value-type="float">
            <text:p>373.8495257772</text:p>
          </table:table-cell>
          <table:table-cell table:number-columns-repeated="1018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ABS([.A18])" office:value-type="float" office:value="1900" calcext:value-type="float">
            <text:p>1900</text:p>
          </table:table-cell>
          <table:table-cell office:value-type="float" office:value="108" calcext:value-type="float">
            <text:p>108</text:p>
          </table:table-cell>
          <table:table-cell table:formula="of:=IF([.C18]&lt;&gt;&quot;&quot;;85*PI()*[.C18]/60;&quot;&quot;)" office:value-type="float" office:value="480.663675999238" calcext:value-type="float">
            <text:p>480.6636759992</text:p>
          </table:table-cell>
          <table:table-cell office:value-type="float" office:value="97" calcext:value-type="float">
            <text:p>97</text:p>
          </table:table-cell>
          <table:table-cell table:formula="of:=IF([.E18]&lt;&gt;&quot;&quot;;85*PI()*[.E18]/60;&quot;&quot;)" office:value-type="float" office:value="431.707190480797" calcext:value-type="float">
            <text:p>431.7071904808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ABS([.A19])" office:value-type="float" office:value="2000" calcext:value-type="float">
            <text:p>2000</text:p>
          </table:table-cell>
          <table:table-cell office:value-type="float" office:value="129" calcext:value-type="float">
            <text:p>129</text:p>
          </table:table-cell>
          <table:table-cell table:formula="of:=IF([.C19]&lt;&gt;&quot;&quot;;85*PI()*[.C19]/60;&quot;&quot;)" office:value-type="float" office:value="574.126057443535" calcext:value-type="float">
            <text:p>574.1260574435</text:p>
          </table:table-cell>
          <table:table-cell office:value-type="float" office:value="110" calcext:value-type="float">
            <text:p>110</text:p>
          </table:table-cell>
          <table:table-cell table:formula="of:=IF([.E19]&lt;&gt;&quot;&quot;;85*PI()*[.E19]/60;&quot;&quot;)" office:value-type="float" office:value="489.564855184409" calcext:value-type="float">
            <text:p>489.5648551844</text:p>
          </table:table-cell>
          <table:table-cell table:number-columns-repeated="1018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ABS([.A20])" office:value-type="float" office:value="2200" calcext:value-type="float">
            <text:p>2200</text:p>
          </table:table-cell>
          <table:table-cell office:value-type="float" office:value="167" calcext:value-type="float">
            <text:p>167</text:p>
          </table:table-cell>
          <table:table-cell table:formula="of:=IF([.C20]&lt;&gt;&quot;&quot;;85*PI()*[.C20]/60;&quot;&quot;)" office:value-type="float" office:value="743.248461961785" calcext:value-type="float">
            <text:p>743.2484619618</text:p>
          </table:table-cell>
          <table:table-cell office:value-type="float" office:value="139" calcext:value-type="float">
            <text:p>139</text:p>
          </table:table-cell>
          <table:table-cell table:formula="of:=IF([.E20]&lt;&gt;&quot;&quot;;85*PI()*[.E20]/60;&quot;&quot;)" office:value-type="float" office:value="618.63195336939" calcext:value-type="float">
            <text:p>618.6319533694</text:p>
          </table:table-cell>
          <table:table-cell table:number-columns-repeated="1018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ABS([.A21])" office:value-type="float" office:value="2400" calcext:value-type="float">
            <text:p>2400</text:p>
          </table:table-cell>
          <table:table-cell office:value-type="float" office:value="196" calcext:value-type="float">
            <text:p>196</text:p>
          </table:table-cell>
          <table:table-cell table:formula="of:=IF([.C21]&lt;&gt;&quot;&quot;;85*PI()*[.C21]/60;&quot;&quot;)" office:value-type="float" office:value="872.315560146766" calcext:value-type="float">
            <text:p>872.3155601468</text:p>
          </table:table-cell>
          <table:table-cell office:value-type="float" office:value="170" calcext:value-type="float">
            <text:p>170</text:p>
          </table:table-cell>
          <table:table-cell table:formula="of:=IF([.E21]&lt;&gt;&quot;&quot;;85*PI()*[.E21]/60;&quot;&quot;)" office:value-type="float" office:value="756.600230739542" calcext:value-type="float">
            <text:p>756.6002307395</text:p>
          </table:table-cell>
          <table:table-cell table:number-columns-repeated="1018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ABS([.A22])" office:value-type="float" office:value="2600" calcext:value-type="float">
            <text:p>2600</text:p>
          </table:table-cell>
          <table:table-cell office:value-type="float" office:value="220" calcext:value-type="float">
            <text:p>220</text:p>
          </table:table-cell>
          <table:table-cell table:formula="of:=IF([.C22]&lt;&gt;&quot;&quot;;85*PI()*[.C22]/60;&quot;&quot;)" office:value-type="float" office:value="979.129710368819" calcext:value-type="float">
            <text:p>979.1297103688</text:p>
          </table:table-cell>
          <table:table-cell office:value-type="float" office:value="196" calcext:value-type="float">
            <text:p>196</text:p>
          </table:table-cell>
          <table:table-cell table:formula="of:=IF([.E22]&lt;&gt;&quot;&quot;;85*PI()*[.E22]/60;&quot;&quot;)" office:value-type="float" office:value="872.315560146766" calcext:value-type="float">
            <text:p>872.3155601468</text:p>
          </table:table-cell>
          <table:table-cell table:number-columns-repeated="1018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ABS([.A23])" office:value-type="float" office:value="2800" calcext:value-type="float">
            <text:p>2800</text:p>
          </table:table-cell>
          <table:table-cell office:value-type="float" office:value="240" calcext:value-type="float">
            <text:p>240</text:p>
          </table:table-cell>
          <table:table-cell table:formula="of:=IF([.C23]&lt;&gt;&quot;&quot;;85*PI()*[.C23]/60;&quot;&quot;)" office:value-type="float" office:value="1068.14150222053" calcext:value-type="float">
            <text:p>1068.1415022205</text:p>
          </table:table-cell>
          <table:table-cell office:value-type="float" office:value="222" calcext:value-type="float">
            <text:p>222</text:p>
          </table:table-cell>
          <table:table-cell table:formula="of:=IF([.E23]&lt;&gt;&quot;&quot;;85*PI()*[.E23]/60;&quot;&quot;)" office:value-type="float" office:value="988.03088955399" calcext:value-type="float">
            <text:p>988.030889554</text:p>
          </table:table-cell>
          <table:table-cell table:number-columns-repeated="1018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ABS([.A24])" office:value-type="float" office:value="3000" calcext:value-type="float">
            <text:p>3000</text:p>
          </table:table-cell>
          <table:table-cell office:value-type="float" office:value="260" calcext:value-type="float">
            <text:p>260</text:p>
          </table:table-cell>
          <table:table-cell table:formula="of:=IF([.C24]&lt;&gt;&quot;&quot;;85*PI()*[.C24]/60;&quot;&quot;)" office:value-type="float" office:value="1157.15329407224" calcext:value-type="float">
            <text:p>1157.1532940722</text:p>
          </table:table-cell>
          <table:table-cell office:value-type="float" office:value="248" calcext:value-type="float">
            <text:p>248</text:p>
          </table:table-cell>
          <table:table-cell table:formula="of:=IF([.E24]&lt;&gt;&quot;&quot;;85*PI()*[.E24]/60;&quot;&quot;)" office:value-type="float" office:value="1103.74621896121" calcext:value-type="float">
            <text:p>1103.7462189612</text:p>
          </table:table-cell>
          <table:table-cell table:number-columns-repeated="1018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ABS([.A25])" office:value-type="float" office:value="4000" calcext:value-type="float">
            <text:p>4000</text:p>
          </table:table-cell>
          <table:table-cell office:value-type="float" office:value="358" calcext:value-type="float">
            <text:p>358</text:p>
          </table:table-cell>
          <table:table-cell table:formula="of:=IF([.C25]&lt;&gt;&quot;&quot;;85*PI()*[.C25]/60;&quot;&quot;)" office:value-type="float" office:value="1593.31107414562" calcext:value-type="float">
            <text:p>1593.3110741456</text:p>
          </table:table-cell>
          <table:table-cell office:value-type="float" office:value="363" calcext:value-type="float">
            <text:p>363</text:p>
          </table:table-cell>
          <table:table-cell table:formula="of:=IF([.E25]&lt;&gt;&quot;&quot;;85*PI()*[.E25]/60;&quot;&quot;)" office:value-type="float" office:value="1615.56402210855" calcext:value-type="float">
            <text:p>1615.5640221086</text:p>
          </table:table-cell>
          <table:table-cell table:number-columns-repeated="1018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ABS([.A26])" office:value-type="float" office:value="6000" calcext:value-type="float">
            <text:p>6000</text:p>
          </table:table-cell>
          <table:table-cell office:value-type="float" office:value="528" calcext:value-type="float">
            <text:p>528</text:p>
          </table:table-cell>
          <table:table-cell table:formula="of:=IF([.C26]&lt;&gt;&quot;&quot;;85*PI()*[.C26]/60;&quot;&quot;)" office:value-type="float" office:value="2349.91130488517" calcext:value-type="float">
            <text:p>2349.9113048852</text:p>
          </table:table-cell>
          <table:table-cell office:value-type="float" office:value="558" calcext:value-type="float">
            <text:p>558</text:p>
          </table:table-cell>
          <table:table-cell table:formula="of:=IF([.E26]&lt;&gt;&quot;&quot;;85*PI()*[.E26]/60;&quot;&quot;)" office:value-type="float" office:value="2483.42899266273" calcext:value-type="float">
            <text:p>2483.4289926627</text:p>
          </table:table-cell>
          <table:table-cell table:number-columns-repeated="1018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ABS([.A27])" office:value-type="float" office:value="8000" calcext:value-type="float">
            <text:p>8000</text:p>
          </table:table-cell>
          <table:table-cell office:value-type="float" office:value="726" calcext:value-type="float">
            <text:p>726</text:p>
          </table:table-cell>
          <table:table-cell table:formula="of:=IF([.C27]&lt;&gt;&quot;&quot;;85*PI()*[.C27]/60;&quot;&quot;)" office:value-type="float" office:value="3231.1280442171" calcext:value-type="float">
            <text:p>3231.1280442171</text:p>
          </table:table-cell>
          <table:table-cell office:value-type="float" office:value="748" calcext:value-type="float">
            <text:p>748</text:p>
          </table:table-cell>
          <table:table-cell table:formula="of:=IF([.E27]&lt;&gt;&quot;&quot;;85*PI()*[.E27]/60;&quot;&quot;)" office:value-type="float" office:value="3329.04101525398" calcext:value-type="float">
            <text:p>3329.041015254</text:p>
          </table:table-cell>
          <table:table-cell table:number-columns-repeated="1018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ABS([.A28])" office:value-type="float" office:value="10000" calcext:value-type="float">
            <text:p>10000</text:p>
          </table:table-cell>
          <table:table-cell office:value-type="float" office:value="927" calcext:value-type="float">
            <text:p>927</text:p>
          </table:table-cell>
          <table:table-cell table:formula="of:=IF([.C28]&lt;&gt;&quot;&quot;;85*PI()*[.C28]/60;&quot;&quot;)" office:value-type="float" office:value="4125.6965523268" calcext:value-type="float">
            <text:p>4125.6965523268</text:p>
          </table:table-cell>
          <table:table-cell office:value-type="float" office:value="954" calcext:value-type="float">
            <text:p>954</text:p>
          </table:table-cell>
          <table:table-cell table:formula="of:=IF([.E28]&lt;&gt;&quot;&quot;;85*PI()*[.E28]/60;&quot;&quot;)" office:value-type="float" office:value="4245.86247132661" calcext:value-type="float">
            <text:p>4245.8624713266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ssung" table:style-name="ta1">
        <table:shapes>
          <draw:frame draw:z-index="0" draw:style-name="gr1" draw:text-style-name="P1" svg:width="356.34mm" svg:height="189.49mm" svg:x="94.7mm" svg:y="11.2mm">
            <loext:p draw:notify-on-update-of-ranges="Messung.A3:Messung.A200 Messung.B3:Messung.B2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/>
          <table:table-cell office:value-type="string" calcext:value-type="string">
            <text:p>#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Runde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Gemesse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Start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16.217S" calcext:value-type="time">
            <text:p>14:14:16.22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Runde</text:p>
          </table:table-cell>
          <table:table-cell table:number-columns-repeated="2" table:style-name="ce8" office:value-type="time" office:time-value="PT00H00M01.526S" calcext:value-type="time">
            <text:p>00:00:01.5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17.743S" calcext:value-type="time">
            <text:p>14:14:17.74</text:p>
          </table:table-cell>
        </table:table-row>
        <table:table-row table:style-name="ro1">
          <table:table-cell table:formula="of:=IF([.D4]&lt;&gt;&quot;&quot;;[.D4]-[.D$3];&quot;&quot;)" office:value-type="float" office:value="1" calcext:value-type="float">
            <text:p>1</text:p>
          </table:table-cell>
          <table:table-cell table:formula="of:=IF([.A4]&lt;&gt;&quot;&quot;;60/([.C4]/[.A4]*24*60*60);&quot;&quot;)" office:value-type="float" office:value="81.3008130081301" calcext:value-type="float">
            <text:p>81.3008130081</text:p>
          </table:table-cell>
          <table:table-cell table:formula="of:=IF([.A4]&lt;&gt;&quot;&quot;;[.G4]-[.G$3];&quot;&quot;)" office:value-type="time" office:time-value="PT00H00M00.738S" calcext:value-type="time">
            <text:p>00:00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38S" calcext:value-type="time">
            <text:p>00:00:00.74</text:p>
          </table:table-cell>
          <table:table-cell table:style-name="ce8" office:value-type="time" office:time-value="PT00H00M02.264S" calcext:value-type="time">
            <text:p>00:00:02.2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18.481S" calcext:value-type="time">
            <text:p>14:14:18.48</text:p>
          </table:table-cell>
        </table:table-row>
        <table:table-row table:style-name="ro1">
          <table:table-cell table:formula="of:=IF([.D5]&lt;&gt;&quot;&quot;;[.D5]-[.D$3];&quot;&quot;)" office:value-type="float" office:value="2" calcext:value-type="float">
            <text:p>2</text:p>
          </table:table-cell>
          <table:table-cell table:formula="of:=IF([.A5]&lt;&gt;&quot;&quot;;60/([.C5]/[.A5]*24*60*60);&quot;&quot;)" office:value-type="float" office:value="75.5667506297229" calcext:value-type="float">
            <text:p>75.5667506297</text:p>
          </table:table-cell>
          <table:table-cell table:formula="of:=IF([.A5]&lt;&gt;&quot;&quot;;[.G5]-[.G$3];&quot;&quot;)" office:value-type="time" office:time-value="PT00H00M01.588S" calcext:value-type="time">
            <text:p>00:00: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5S" calcext:value-type="time">
            <text:p>00:00:00.85</text:p>
          </table:table-cell>
          <table:table-cell table:style-name="ce8" office:value-type="time" office:time-value="PT00H00M03.114S" calcext:value-type="time">
            <text:p>00:00:03.1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19.331S" calcext:value-type="time">
            <text:p>14:14:19.33</text:p>
          </table:table-cell>
        </table:table-row>
        <table:table-row table:style-name="ro1">
          <table:table-cell table:formula="of:=IF([.D6]&lt;&gt;&quot;&quot;;[.D6]-[.D$3];&quot;&quot;)" office:value-type="float" office:value="3" calcext:value-type="float">
            <text:p>3</text:p>
          </table:table-cell>
          <table:table-cell table:formula="of:=IF([.A6]&lt;&gt;&quot;&quot;;60/([.C6]/[.A6]*24*60*60);&quot;&quot;)" office:value-type="float" office:value="76.2066045723963" calcext:value-type="float">
            <text:p>76.2066045724</text:p>
          </table:table-cell>
          <table:table-cell table:formula="of:=IF([.A6]&lt;&gt;&quot;&quot;;[.G6]-[.G$3];&quot;&quot;)" office:value-type="time" office:time-value="PT00H00M02.362S" calcext:value-type="time">
            <text:p>00:00: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74S" calcext:value-type="time">
            <text:p>00:00:00.77</text:p>
          </table:table-cell>
          <table:table-cell table:style-name="ce8" office:value-type="time" office:time-value="PT00H00M03.888S" calcext:value-type="time">
            <text:p>00:00:03.8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0.105S" calcext:value-type="time">
            <text:p>14:14:20.11</text:p>
          </table:table-cell>
        </table:table-row>
        <table:table-row table:style-name="ro1">
          <table:table-cell table:formula="of:=IF([.D7]&lt;&gt;&quot;&quot;;[.D7]-[.D$3];&quot;&quot;)" office:value-type="float" office:value="4" calcext:value-type="float">
            <text:p>4</text:p>
          </table:table-cell>
          <table:table-cell table:formula="of:=IF([.A7]&lt;&gt;&quot;&quot;;60/([.C7]/[.A7]*24*60*60);&quot;&quot;)" office:value-type="float" office:value="73.5744941753525" calcext:value-type="float">
            <text:p>73.5744941754</text:p>
          </table:table-cell>
          <table:table-cell table:formula="of:=IF([.A7]&lt;&gt;&quot;&quot;;[.G7]-[.G$3];&quot;&quot;)" office:value-type="time" office:time-value="PT00H00M03.262S" calcext:value-type="time">
            <text:p>00:00: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S" calcext:value-type="time">
            <text:p>00:00:00.90</text:p>
          </table:table-cell>
          <table:table-cell table:style-name="ce8" office:value-type="time" office:time-value="PT00H00M04.788S" calcext:value-type="time">
            <text:p>00:00:04.7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1.005S" calcext:value-type="time">
            <text:p>14:14:21.01</text:p>
          </table:table-cell>
        </table:table-row>
        <table:table-row table:style-name="ro1">
          <table:table-cell table:formula="of:=IF([.D8]&lt;&gt;&quot;&quot;;[.D8]-[.D$3];&quot;&quot;)" office:value-type="float" office:value="5" calcext:value-type="float">
            <text:p>5</text:p>
          </table:table-cell>
          <table:table-cell table:formula="of:=IF([.A8]&lt;&gt;&quot;&quot;;60/([.C8]/[.A8]*24*60*60);&quot;&quot;)" office:value-type="float" office:value="74.1106719367589" calcext:value-type="float">
            <text:p>74.1106719368</text:p>
          </table:table-cell>
          <table:table-cell table:formula="of:=IF([.A8]&lt;&gt;&quot;&quot;;[.G8]-[.G$3];&quot;&quot;)" office:value-type="time" office:time-value="PT00H00M04.048S" calcext:value-type="time">
            <text:p>00:00: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86S" calcext:value-type="time">
            <text:p>00:00:00.79</text:p>
          </table:table-cell>
          <table:table-cell table:style-name="ce8" office:value-type="time" office:time-value="PT00H00M05.574S" calcext:value-type="time">
            <text:p>00:00:05.5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1.791S" calcext:value-type="time">
            <text:p>14:14:21.79</text:p>
          </table:table-cell>
        </table:table-row>
        <table:table-row table:style-name="ro1">
          <table:table-cell table:formula="of:=IF([.D9]&lt;&gt;&quot;&quot;;[.D9]-[.D$3];&quot;&quot;)" office:value-type="float" office:value="6" calcext:value-type="float">
            <text:p>6</text:p>
          </table:table-cell>
          <table:table-cell table:formula="of:=IF([.A9]&lt;&gt;&quot;&quot;;60/([.C9]/[.A9]*24*60*60);&quot;&quot;)" office:value-type="float" office:value="74.0740740740741" calcext:value-type="float">
            <text:p>74.0740740741</text:p>
          </table:table-cell>
          <table:table-cell table:formula="of:=IF([.A9]&lt;&gt;&quot;&quot;;[.G9]-[.G$3];&quot;&quot;)" office:value-type="time" office:time-value="PT00H00M04.86S" calcext:value-type="time">
            <text:p>00:00: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12S" calcext:value-type="time">
            <text:p>00:00:00.81</text:p>
          </table:table-cell>
          <table:table-cell table:style-name="ce8" office:value-type="time" office:time-value="PT00H00M06.386S" calcext:value-type="time">
            <text:p>00:00:06.3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2.603S" calcext:value-type="time">
            <text:p>14:14:22.60</text:p>
          </table:table-cell>
        </table:table-row>
        <table:table-row table:style-name="ro1">
          <table:table-cell table:formula="of:=IF([.D10]&lt;&gt;&quot;&quot;;[.D10]-[.D$3];&quot;&quot;)" office:value-type="float" office:value="7" calcext:value-type="float">
            <text:p>7</text:p>
          </table:table-cell>
          <table:table-cell table:formula="of:=IF([.A10]&lt;&gt;&quot;&quot;;60/([.C10]/[.A10]*24*60*60);&quot;&quot;)" office:value-type="float" office:value="73.4009087731562" calcext:value-type="float">
            <text:p>73.4009087732</text:p>
          </table:table-cell>
          <table:table-cell table:formula="of:=IF([.A10]&lt;&gt;&quot;&quot;;[.G10]-[.G$3];&quot;&quot;)" office:value-type="time" office:time-value="PT00H00M05.722S" calcext:value-type="time">
            <text:p>00:00: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62S" calcext:value-type="time">
            <text:p>00:00:00.86</text:p>
          </table:table-cell>
          <table:table-cell table:style-name="ce8" office:value-type="time" office:time-value="PT00H00M07.248S" calcext:value-type="time">
            <text:p>00:00:07.2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3.465S" calcext:value-type="time">
            <text:p>14:14:23.47</text:p>
          </table:table-cell>
        </table:table-row>
        <table:table-row table:style-name="ro1">
          <table:table-cell table:formula="of:=IF([.D11]&lt;&gt;&quot;&quot;;[.D11]-[.D$3];&quot;&quot;)" office:value-type="float" office:value="8" calcext:value-type="float">
            <text:p>8</text:p>
          </table:table-cell>
          <table:table-cell table:formula="of:=IF([.A11]&lt;&gt;&quot;&quot;;60/([.C11]/[.A11]*24*60*60);&quot;&quot;)" office:value-type="float" office:value="73.8916256157636" calcext:value-type="float">
            <text:p>73.8916256158</text:p>
          </table:table-cell>
          <table:table-cell table:formula="of:=IF([.A11]&lt;&gt;&quot;&quot;;[.G11]-[.G$3];&quot;&quot;)" office:value-type="time" office:time-value="PT00H00M06.496S" calcext:value-type="time">
            <text:p>00:00: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74S" calcext:value-type="time">
            <text:p>00:00:00.77</text:p>
          </table:table-cell>
          <table:table-cell table:style-name="ce8" office:value-type="time" office:time-value="PT00H00M08.022S" calcext:value-type="time">
            <text:p>00:00:08.0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4.239S" calcext:value-type="time">
            <text:p>14:14:24.24</text:p>
          </table:table-cell>
        </table:table-row>
        <table:table-row table:style-name="ro1">
          <table:table-cell table:formula="of:=IF([.D12]&lt;&gt;&quot;&quot;;[.D12]-[.D$3];&quot;&quot;)" office:value-type="float" office:value="9" calcext:value-type="float">
            <text:p>9</text:p>
          </table:table-cell>
          <table:table-cell table:formula="of:=IF([.A12]&lt;&gt;&quot;&quot;;60/([.C12]/[.A12]*24*60*60);&quot;&quot;)" office:value-type="float" office:value="73.79065318393" calcext:value-type="float">
            <text:p>73.7906531839</text:p>
          </table:table-cell>
          <table:table-cell table:formula="of:=IF([.A12]&lt;&gt;&quot;&quot;;[.G12]-[.G$3];&quot;&quot;)" office:value-type="time" office:time-value="PT00H00M07.318S" calcext:value-type="time">
            <text:p>00:00: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22S" calcext:value-type="time">
            <text:p>00:00:00.82</text:p>
          </table:table-cell>
          <table:table-cell table:style-name="ce8" office:value-type="time" office:time-value="PT00H00M08.844S" calcext:value-type="time">
            <text:p>00:00:08.8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5.061S" calcext:value-type="time">
            <text:p>14:14:25.06</text:p>
          </table:table-cell>
        </table:table-row>
        <table:table-row table:style-name="ro1">
          <table:table-cell table:formula="of:=IF([.D13]&lt;&gt;&quot;&quot;;[.D13]-[.D$3];&quot;&quot;)" office:value-type="float" office:value="10" calcext:value-type="float">
            <text:p>10</text:p>
          </table:table-cell>
          <table:table-cell table:formula="of:=IF([.A13]&lt;&gt;&quot;&quot;;60/([.C13]/[.A13]*24*60*60);&quot;&quot;)" office:value-type="float" office:value="73.6196319018405" calcext:value-type="float">
            <text:p>73.6196319018</text:p>
          </table:table-cell>
          <table:table-cell table:formula="of:=IF([.A13]&lt;&gt;&quot;&quot;;[.G13]-[.G$3];&quot;&quot;)" office:value-type="time" office:time-value="PT00H00M08.15S" calcext:value-type="time">
            <text:p>00:00: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32S" calcext:value-type="time">
            <text:p>00:00:00.83</text:p>
          </table:table-cell>
          <table:table-cell table:style-name="ce8" office:value-type="time" office:time-value="PT00H00M09.676S" calcext:value-type="time">
            <text:p>00:00:09.6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5.893S" calcext:value-type="time">
            <text:p>14:14:25.89</text:p>
          </table:table-cell>
        </table:table-row>
        <table:table-row table:style-name="ro1">
          <table:table-cell table:formula="of:=IF([.D14]&lt;&gt;&quot;&quot;;[.D14]-[.D$3];&quot;&quot;)" office:value-type="float" office:value="11" calcext:value-type="float">
            <text:p>11</text:p>
          </table:table-cell>
          <table:table-cell table:formula="of:=IF([.A14]&lt;&gt;&quot;&quot;;60/([.C14]/[.A14]*24*60*60);&quot;&quot;)" office:value-type="float" office:value="73.8585496866607" calcext:value-type="float">
            <text:p>73.8585496867</text:p>
          </table:table-cell>
          <table:table-cell table:formula="of:=IF([.A14]&lt;&gt;&quot;&quot;;[.G14]-[.G$3];&quot;&quot;)" office:value-type="time" office:time-value="PT00H00M08.936S" calcext:value-type="time">
            <text:p>00:00: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86S" calcext:value-type="time">
            <text:p>00:00:00.79</text:p>
          </table:table-cell>
          <table:table-cell table:style-name="ce8" office:value-type="time" office:time-value="PT00H00M10.462S" calcext:value-type="time">
            <text:p>00:00:10.4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6.679S" calcext:value-type="time">
            <text:p>14:14:26.68</text:p>
          </table:table-cell>
        </table:table-row>
        <table:table-row table:style-name="ro1">
          <table:table-cell table:formula="of:=IF([.D15]&lt;&gt;&quot;&quot;;[.D15]-[.D$3];&quot;&quot;)" office:value-type="float" office:value="12" calcext:value-type="float">
            <text:p>12</text:p>
          </table:table-cell>
          <table:table-cell table:formula="of:=IF([.A15]&lt;&gt;&quot;&quot;;60/([.C15]/[.A15]*24*60*60);&quot;&quot;)" office:value-type="float" office:value="73.8764621383132" calcext:value-type="float">
            <text:p>73.8764621383</text:p>
          </table:table-cell>
          <table:table-cell table:formula="of:=IF([.A15]&lt;&gt;&quot;&quot;;[.G15]-[.G$3];&quot;&quot;)" office:value-type="time" office:time-value="PT00H00M09.746S" calcext:value-type="time">
            <text:p>00:00: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1S" calcext:value-type="time">
            <text:p>00:00:00.81</text:p>
          </table:table-cell>
          <table:table-cell table:style-name="ce8" office:value-type="time" office:time-value="PT00H00M11.272S" calcext:value-type="time">
            <text:p>00:00:11.2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7.489S" calcext:value-type="time">
            <text:p>14:14:27.49</text:p>
          </table:table-cell>
        </table:table-row>
        <table:table-row table:style-name="ro1">
          <table:table-cell table:formula="of:=IF([.D16]&lt;&gt;&quot;&quot;;[.D16]-[.D$3];&quot;&quot;)" office:value-type="float" office:value="13" calcext:value-type="float">
            <text:p>13</text:p>
          </table:table-cell>
          <table:table-cell table:formula="of:=IF([.A16]&lt;&gt;&quot;&quot;;60/([.C16]/[.A16]*24*60*60);&quot;&quot;)" office:value-type="float" office:value="74.0037950664137" calcext:value-type="float">
            <text:p>74.0037950664</text:p>
          </table:table-cell>
          <table:table-cell table:formula="of:=IF([.A16]&lt;&gt;&quot;&quot;;[.G16]-[.G$3];&quot;&quot;)" office:value-type="time" office:time-value="PT00H00M10.54S" calcext:value-type="time">
            <text:p>00:00: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94S" calcext:value-type="time">
            <text:p>00:00:00.79</text:p>
          </table:table-cell>
          <table:table-cell table:style-name="ce8" office:value-type="time" office:time-value="PT00H00M12.066S" calcext:value-type="time">
            <text:p>00:00:12.0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8.283S" calcext:value-type="time">
            <text:p>14:14:28.28</text:p>
          </table:table-cell>
        </table:table-row>
        <table:table-row table:style-name="ro1">
          <table:table-cell table:formula="of:=IF([.D17]&lt;&gt;&quot;&quot;;[.D17]-[.D$3];&quot;&quot;)" office:value-type="float" office:value="14" calcext:value-type="float">
            <text:p>14</text:p>
          </table:table-cell>
          <table:table-cell table:formula="of:=IF([.A17]&lt;&gt;&quot;&quot;;60/([.C17]/[.A17]*24*60*60);&quot;&quot;)" office:value-type="float" office:value="73.7359550561798" calcext:value-type="float">
            <text:p>73.7359550562</text:p>
          </table:table-cell>
          <table:table-cell table:formula="of:=IF([.A17]&lt;&gt;&quot;&quot;;[.G17]-[.G$3];&quot;&quot;)" office:value-type="time" office:time-value="PT00H00M11.392S" calcext:value-type="time">
            <text:p>00:00: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52S" calcext:value-type="time">
            <text:p>00:00:00.85</text:p>
          </table:table-cell>
          <table:table-cell table:style-name="ce8" office:value-type="time" office:time-value="PT00H00M12.918S" calcext:value-type="time">
            <text:p>00:00:12.9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9.135S" calcext:value-type="time">
            <text:p>14:14:29.14</text:p>
          </table:table-cell>
        </table:table-row>
        <table:table-row table:style-name="ro1">
          <table:table-cell table:formula="of:=IF([.D18]&lt;&gt;&quot;&quot;;[.D18]-[.D$3];&quot;&quot;)" office:value-type="float" office:value="15" calcext:value-type="float">
            <text:p>15</text:p>
          </table:table-cell>
          <table:table-cell table:formula="of:=IF([.A18]&lt;&gt;&quot;&quot;;60/([.C18]/[.A18]*24*60*60);&quot;&quot;)" office:value-type="float" office:value="68.9549494330371" calcext:value-type="float">
            <text:p>68.954949433</text:p>
          </table:table-cell>
          <table:table-cell table:formula="of:=IF([.A18]&lt;&gt;&quot;&quot;;[.G18]-[.G$3];&quot;&quot;)" office:value-type="time" office:time-value="PT00H00M13.052S" calcext:value-type="time">
            <text:p>00:00: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use</text:p>
          </table:table-cell>
          <table:table-cell table:style-name="ce8" office:value-type="time" office:time-value="PT00H00M01.66S" calcext:value-type="time">
            <text:p>00:00:01.66</text:p>
          </table:table-cell>
          <table:table-cell table:style-name="ce8" office:value-type="time" office:time-value="PT00H00M14.578S" calcext:value-type="time">
            <text:p>00:00:14.5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30.797S" calcext:value-type="time">
            <text:p>14:14:30.80</text:p>
          </table:table-cell>
        </table:table-row>
        <table:table-row table:style-name="ro1">
          <table:table-cell table:formula="of:=IF([.D19]&lt;&gt;&quot;&quot;;[.D19]-[.D$3];&quot;&quot;)" office:value-type="float" office:value="16" calcext:value-type="float">
            <text:p>16</text:p>
          </table:table-cell>
          <table:table-cell table:formula="of:=IF([.A19]&lt;&gt;&quot;&quot;;60/([.C19]/[.A19]*24*60*60);&quot;&quot;)" office:value-type="float" office:value="60.53726825577" calcext:value-type="float">
            <text:p>60.5372682558</text:p>
          </table:table-cell>
          <table:table-cell table:formula="of:=IF([.A19]&lt;&gt;&quot;&quot;;[.G19]-[.G$3];&quot;&quot;)" office:value-type="time" office:time-value="PT00H00M15.858S" calcext:value-type="time">
            <text:p>00:00: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32S" calcext:value-type="time">
            <text:p>00:00:00.93</text:p>
          </table:table-cell>
          <table:table-cell table:style-name="ce8" office:value-type="time" office:time-value="PT00H00M17.384S" calcext:value-type="time">
            <text:p>00:00:17.3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39.823S" calcext:value-type="time">
            <text:p>13:46:39.82</text:p>
          </table:table-cell>
        </table:table-row>
        <table:table-row table:style-name="ro1">
          <table:table-cell table:formula="of:=IF([.D20]&lt;&gt;&quot;&quot;;[.D20]-[.D$3];&quot;&quot;)" office:value-type="float" office:value="17" calcext:value-type="float">
            <text:p>17</text:p>
          </table:table-cell>
          <table:table-cell table:formula="of:=IF([.A20]&lt;&gt;&quot;&quot;;60/([.C20]/[.A20]*24*60*60);&quot;&quot;)" office:value-type="float" office:value="60.9829008728925" calcext:value-type="float">
            <text:p>60.9829008729</text:p>
          </table:table-cell>
          <table:table-cell table:formula="of:=IF([.A20]&lt;&gt;&quot;&quot;;[.G20]-[.G$3];&quot;&quot;)" office:value-type="time" office:time-value="PT00H00M16.726S" calcext:value-type="time">
            <text:p>00:00: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68S" calcext:value-type="time">
            <text:p>00:00:00.87</text:p>
          </table:table-cell>
          <table:table-cell table:style-name="ce8" office:value-type="time" office:time-value="PT00H00M18.252S" calcext:value-type="time">
            <text:p>00:00:18.2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0.691S" calcext:value-type="time">
            <text:p>13:46:40.69</text:p>
          </table:table-cell>
        </table:table-row>
        <table:table-row table:style-name="ro1">
          <table:table-cell table:formula="of:=IF([.D21]&lt;&gt;&quot;&quot;;[.D21]-[.D$3];&quot;&quot;)" office:value-type="float" office:value="18" calcext:value-type="float">
            <text:p>18</text:p>
          </table:table-cell>
          <table:table-cell table:formula="of:=IF([.A21]&lt;&gt;&quot;&quot;;60/([.C21]/[.A21]*24*60*60);&quot;&quot;)" office:value-type="float" office:value="61.1551528878822" calcext:value-type="float">
            <text:p>61.1551528879</text:p>
          </table:table-cell>
          <table:table-cell table:formula="of:=IF([.A21]&lt;&gt;&quot;&quot;;[.G21]-[.G$3];&quot;&quot;)" office:value-type="time" office:time-value="PT00H00M17.66S" calcext:value-type="time">
            <text:p>00:00: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34S" calcext:value-type="time">
            <text:p>00:00:00.93</text:p>
          </table:table-cell>
          <table:table-cell table:style-name="ce8" office:value-type="time" office:time-value="PT00H00M19.186S" calcext:value-type="time">
            <text:p>00:00:19.1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1.625S" calcext:value-type="time">
            <text:p>13:46:41.63</text:p>
          </table:table-cell>
        </table:table-row>
        <table:table-row table:style-name="ro1">
          <table:table-cell table:formula="of:=IF([.D22]&lt;&gt;&quot;&quot;;[.D22]-[.D$3];&quot;&quot;)" office:value-type="float" office:value="19" calcext:value-type="float">
            <text:p>19</text:p>
          </table:table-cell>
          <table:table-cell table:formula="of:=IF([.A22]&lt;&gt;&quot;&quot;;60/([.C22]/[.A22]*24*60*60);&quot;&quot;)" office:value-type="float" office:value="61.5351398035194" calcext:value-type="float">
            <text:p>61.5351398035</text:p>
          </table:table-cell>
          <table:table-cell table:formula="of:=IF([.A22]&lt;&gt;&quot;&quot;;[.G22]-[.G$3];&quot;&quot;)" office:value-type="time" office:time-value="PT00H00M18.526S" calcext:value-type="time">
            <text:p>00:00: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66S" calcext:value-type="time">
            <text:p>00:00:00.87</text:p>
          </table:table-cell>
          <table:table-cell table:style-name="ce8" office:value-type="time" office:time-value="PT00H00M20.052S" calcext:value-type="time">
            <text:p>00:00:20.0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2.491S" calcext:value-type="time">
            <text:p>13:46:42.49</text:p>
          </table:table-cell>
        </table:table-row>
        <table:table-row table:style-name="ro1">
          <table:table-cell table:formula="of:=IF([.D23]&lt;&gt;&quot;&quot;;[.D23]-[.D$3];&quot;&quot;)" office:value-type="float" office:value="20" calcext:value-type="float">
            <text:p>20</text:p>
          </table:table-cell>
          <table:table-cell table:formula="of:=IF([.A23]&lt;&gt;&quot;&quot;;60/([.C23]/[.A23]*24*60*60);&quot;&quot;)" office:value-type="float" office:value="61.6839724478256" calcext:value-type="float">
            <text:p>61.6839724478</text:p>
          </table:table-cell>
          <table:table-cell table:formula="of:=IF([.A23]&lt;&gt;&quot;&quot;;[.G23]-[.G$3];&quot;&quot;)" office:value-type="time" office:time-value="PT00H00M19.454S" calcext:value-type="time">
            <text:p>00:00: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28S" calcext:value-type="time">
            <text:p>00:00:00.93</text:p>
          </table:table-cell>
          <table:table-cell table:style-name="ce8" office:value-type="time" office:time-value="PT00H00M20.98S" calcext:value-type="time">
            <text:p>00:00:20.9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3.419S" calcext:value-type="time">
            <text:p>13:46:43.42</text:p>
          </table:table-cell>
        </table:table-row>
        <table:table-row table:style-name="ro1">
          <table:table-cell table:formula="of:=IF([.D24]&lt;&gt;&quot;&quot;;[.D24]-[.D$3];&quot;&quot;)" office:value-type="float" office:value="21" calcext:value-type="float">
            <text:p>21</text:p>
          </table:table-cell>
          <table:table-cell table:formula="of:=IF([.A24]&lt;&gt;&quot;&quot;;60/([.C24]/[.A24]*24*60*60);&quot;&quot;)" office:value-type="float" office:value="61.9408121128699" calcext:value-type="float">
            <text:p>61.9408121129</text:p>
          </table:table-cell>
          <table:table-cell table:formula="of:=IF([.A24]&lt;&gt;&quot;&quot;;[.G24]-[.G$3];&quot;&quot;)" office:value-type="time" office:time-value="PT00H00M20.342S" calcext:value-type="time">
            <text:p>00:00: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88S" calcext:value-type="time">
            <text:p>00:00:00.89</text:p>
          </table:table-cell>
          <table:table-cell table:style-name="ce8" office:value-type="time" office:time-value="PT00H00M21.868S" calcext:value-type="time">
            <text:p>00:00:21.8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4.307S" calcext:value-type="time">
            <text:p>13:46:44.31</text:p>
          </table:table-cell>
        </table:table-row>
        <table:table-row table:style-name="ro1">
          <table:table-cell table:formula="of:=IF([.D25]&lt;&gt;&quot;&quot;;[.D25]-[.D$3];&quot;&quot;)" office:value-type="float" office:value="22" calcext:value-type="float">
            <text:p>22</text:p>
          </table:table-cell>
          <table:table-cell table:formula="of:=IF([.A25]&lt;&gt;&quot;&quot;;60/([.C25]/[.A25]*24*60*60);&quot;&quot;)" office:value-type="float" office:value="61.9660125809783" calcext:value-type="float">
            <text:p>61.966012581</text:p>
          </table:table-cell>
          <table:table-cell table:formula="of:=IF([.A25]&lt;&gt;&quot;&quot;;[.G25]-[.G$3];&quot;&quot;)" office:value-type="time" office:time-value="PT00H00M21.302S" calcext:value-type="time">
            <text:p>00:00: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6S" calcext:value-type="time">
            <text:p>00:00:00.96</text:p>
          </table:table-cell>
          <table:table-cell table:style-name="ce8" office:value-type="time" office:time-value="PT00H00M22.828S" calcext:value-type="time">
            <text:p>00:00:22.8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5.267S" calcext:value-type="time">
            <text:p>13:46:45.27</text:p>
          </table:table-cell>
        </table:table-row>
        <table:table-row table:style-name="ro1">
          <table:table-cell table:formula="of:=IF([.D26]&lt;&gt;&quot;&quot;;[.D26]-[.D$3];&quot;&quot;)" office:value-type="float" office:value="23" calcext:value-type="float">
            <text:p>23</text:p>
          </table:table-cell>
          <table:table-cell table:formula="of:=IF([.A26]&lt;&gt;&quot;&quot;;60/([.C26]/[.A26]*24*60*60);&quot;&quot;)" office:value-type="float" office:value="62.1621621621622" calcext:value-type="float">
            <text:p>62.1621621622</text:p>
          </table:table-cell>
          <table:table-cell table:formula="of:=IF([.A26]&lt;&gt;&quot;&quot;;[.G26]-[.G$3];&quot;&quot;)" office:value-type="time" office:time-value="PT00H00M22.2S" calcext:value-type="time">
            <text:p>00:00: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98S" calcext:value-type="time">
            <text:p>00:00:00.90</text:p>
          </table:table-cell>
          <table:table-cell table:style-name="ce8" office:value-type="time" office:time-value="PT00H00M23.726S" calcext:value-type="time">
            <text:p>00:00:23.7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6.165S" calcext:value-type="time">
            <text:p>13:46:46.17</text:p>
          </table:table-cell>
        </table:table-row>
        <table:table-row table:style-name="ro1">
          <table:table-cell table:formula="of:=IF([.D27]&lt;&gt;&quot;&quot;;[.D27]-[.D$3];&quot;&quot;)" office:value-type="float" office:value="24" calcext:value-type="float">
            <text:p>24</text:p>
          </table:table-cell>
          <table:table-cell table:formula="of:=IF([.A27]&lt;&gt;&quot;&quot;;60/([.C27]/[.A27]*24*60*60);&quot;&quot;)" office:value-type="float" office:value="62.3106880138468" calcext:value-type="float">
            <text:p>62.3106880138</text:p>
          </table:table-cell>
          <table:table-cell table:formula="of:=IF([.A27]&lt;&gt;&quot;&quot;;[.G27]-[.G$3];&quot;&quot;)" office:value-type="time" office:time-value="PT00H00M23.11S" calcext:value-type="time">
            <text:p>00:00: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1S" calcext:value-type="time">
            <text:p>00:00:00.91</text:p>
          </table:table-cell>
          <table:table-cell table:style-name="ce8" office:value-type="time" office:time-value="PT00H00M24.636S" calcext:value-type="time">
            <text:p>00:00:24.6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7.075S" calcext:value-type="time">
            <text:p>13:46:47.08</text:p>
          </table:table-cell>
        </table:table-row>
        <table:table-row table:style-name="ro1">
          <table:table-cell table:formula="of:=IF([.D28]&lt;&gt;&quot;&quot;;[.D28]-[.D$3];&quot;&quot;)" office:value-type="float" office:value="25" calcext:value-type="float">
            <text:p>25</text:p>
          </table:table-cell>
          <table:table-cell table:formula="of:=IF([.A28]&lt;&gt;&quot;&quot;;60/([.C28]/[.A28]*24*60*60);&quot;&quot;)" office:value-type="float" office:value="62.4791736087971" calcext:value-type="float">
            <text:p>62.4791736088</text:p>
          </table:table-cell>
          <table:table-cell table:formula="of:=IF([.A28]&lt;&gt;&quot;&quot;;[.G28]-[.G$3];&quot;&quot;)" office:value-type="time" office:time-value="PT00H00M24.008S" calcext:value-type="time">
            <text:p>00:00: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98S" calcext:value-type="time">
            <text:p>00:00:00.90</text:p>
          </table:table-cell>
          <table:table-cell table:style-name="ce8" office:value-type="time" office:time-value="PT00H00M25.534S" calcext:value-type="time">
            <text:p>00:00:25.5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7.973S" calcext:value-type="time">
            <text:p>13:46:47.97</text:p>
          </table:table-cell>
        </table:table-row>
        <table:table-row table:style-name="ro1">
          <table:table-cell table:formula="of:=IF([.D29]&lt;&gt;&quot;&quot;;[.D29]-[.D$3];&quot;&quot;)" office:value-type="float" office:value="26" calcext:value-type="float">
            <text:p>26</text:p>
          </table:table-cell>
          <table:table-cell table:formula="of:=IF([.A29]&lt;&gt;&quot;&quot;;60/([.C29]/[.A29]*24*60*60);&quot;&quot;)" office:value-type="float" office:value="62.6053455333494" calcext:value-type="float">
            <text:p>62.6053455333</text:p>
          </table:table-cell>
          <table:table-cell table:formula="of:=IF([.A29]&lt;&gt;&quot;&quot;;[.G29]-[.G$3];&quot;&quot;)" office:value-type="time" office:time-value="PT00H00M24.918S" calcext:value-type="time">
            <text:p>00:00: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1S" calcext:value-type="time">
            <text:p>00:00:00.91</text:p>
          </table:table-cell>
          <table:table-cell table:style-name="ce8" office:value-type="time" office:time-value="PT00H00M26.444S" calcext:value-type="time">
            <text:p>00:00:26.4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8.883S" calcext:value-type="time">
            <text:p>13:46:48.88</text:p>
          </table:table-cell>
        </table:table-row>
        <table:table-row table:style-name="ro1">
          <table:table-cell table:formula="of:=IF([.D30]&lt;&gt;&quot;&quot;;[.D30]-[.D$3];&quot;&quot;)" office:value-type="float" office:value="27" calcext:value-type="float">
            <text:p>27</text:p>
          </table:table-cell>
          <table:table-cell table:formula="of:=IF([.A30]&lt;&gt;&quot;&quot;;60/([.C30]/[.A30]*24*60*60);&quot;&quot;)" office:value-type="float" office:value="62.6934984520124" calcext:value-type="float">
            <text:p>62.693498452</text:p>
          </table:table-cell>
          <table:table-cell table:formula="of:=IF([.A30]&lt;&gt;&quot;&quot;;[.G30]-[.G$3];&quot;&quot;)" office:value-type="time" office:time-value="PT00H00M25.84S" calcext:value-type="time">
            <text:p>00:00: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22S" calcext:value-type="time">
            <text:p>00:00:00.92</text:p>
          </table:table-cell>
          <table:table-cell table:style-name="ce8" office:value-type="time" office:time-value="PT00H00M27.366S" calcext:value-type="time">
            <text:p>00:00:27.3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9.805S" calcext:value-type="time">
            <text:p>13:46:49.81</text:p>
          </table:table-cell>
        </table:table-row>
        <table:table-row table:style-name="ro1">
          <table:table-cell table:formula="of:=IF([.D31]&lt;&gt;&quot;&quot;;[.D31]-[.D$3];&quot;&quot;)" office:value-type="float" office:value="28" calcext:value-type="float">
            <text:p>28</text:p>
          </table:table-cell>
          <table:table-cell table:formula="of:=IF([.A31]&lt;&gt;&quot;&quot;;60/([.C31]/[.A31]*24*60*60);&quot;&quot;)" office:value-type="float" office:value="62.855432505238" calcext:value-type="float">
            <text:p>62.8554325052</text:p>
          </table:table-cell>
          <table:table-cell table:formula="of:=IF([.A31]&lt;&gt;&quot;&quot;;[.G31]-[.G$3];&quot;&quot;)" office:value-type="time" office:time-value="PT00H00M26.728S" calcext:value-type="time">
            <text:p>00:00: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88S" calcext:value-type="time">
            <text:p>00:00:00.89</text:p>
          </table:table-cell>
          <table:table-cell table:style-name="ce8" office:value-type="time" office:time-value="PT00H00M28.254S" calcext:value-type="time">
            <text:p>00:00:28.2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0.693S" calcext:value-type="time">
            <text:p>13:46:50.69</text:p>
          </table:table-cell>
        </table:table-row>
        <table:table-row table:style-name="ro1">
          <table:table-cell table:formula="of:=IF([.D32]&lt;&gt;&quot;&quot;;[.D32]-[.D$3];&quot;&quot;)" office:value-type="float" office:value="29" calcext:value-type="float">
            <text:p>29</text:p>
          </table:table-cell>
          <table:table-cell table:formula="of:=IF([.A32]&lt;&gt;&quot;&quot;;60/([.C32]/[.A32]*24*60*60);&quot;&quot;)" office:value-type="float" office:value="62.9522431259045" calcext:value-type="float">
            <text:p>62.9522431259</text:p>
          </table:table-cell>
          <table:table-cell table:formula="of:=IF([.A32]&lt;&gt;&quot;&quot;;[.G32]-[.G$3];&quot;&quot;)" office:value-type="time" office:time-value="PT00H00M27.64S" calcext:value-type="time">
            <text:p>00:00: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12S" calcext:value-type="time">
            <text:p>00:00:00.91</text:p>
          </table:table-cell>
          <table:table-cell table:style-name="ce8" office:value-type="time" office:time-value="PT00H00M29.166S" calcext:value-type="time">
            <text:p>00:00:29.1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1.605S" calcext:value-type="time">
            <text:p>13:46:51.61</text:p>
          </table:table-cell>
        </table:table-row>
        <table:table-row table:style-name="ro1">
          <table:table-cell table:formula="of:=IF([.D33]&lt;&gt;&quot;&quot;;[.D33]-[.D$3];&quot;&quot;)" office:value-type="float" office:value="30" calcext:value-type="float">
            <text:p>30</text:p>
          </table:table-cell>
          <table:table-cell table:formula="of:=IF([.A33]&lt;&gt;&quot;&quot;;60/([.C33]/[.A33]*24*60*60);&quot;&quot;)" office:value-type="float" office:value="63.0782169890665" calcext:value-type="float">
            <text:p>63.0782169891</text:p>
          </table:table-cell>
          <table:table-cell table:formula="of:=IF([.A33]&lt;&gt;&quot;&quot;;[.G33]-[.G$3];&quot;&quot;)" office:value-type="time" office:time-value="PT00H00M28.536S" calcext:value-type="time">
            <text:p>00:00: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96S" calcext:value-type="time">
            <text:p>00:00:00.90</text:p>
          </table:table-cell>
          <table:table-cell table:style-name="ce8" office:value-type="time" office:time-value="PT00H00M30.062S" calcext:value-type="time">
            <text:p>00:00:30.0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2.501S" calcext:value-type="time">
            <text:p>13:46:52.50</text:p>
          </table:table-cell>
        </table:table-row>
        <table:table-row table:style-name="ro1">
          <table:table-cell table:formula="of:=IF([.D34]&lt;&gt;&quot;&quot;;[.D34]-[.D$3];&quot;&quot;)" office:value-type="float" office:value="31" calcext:value-type="float">
            <text:p>31</text:p>
          </table:table-cell>
          <table:table-cell table:formula="of:=IF([.A34]&lt;&gt;&quot;&quot;;60/([.C34]/[.A34]*24*60*60);&quot;&quot;)" office:value-type="float" office:value="63.1879331430901" calcext:value-type="float">
            <text:p>63.1879331431</text:p>
          </table:table-cell>
          <table:table-cell table:formula="of:=IF([.A34]&lt;&gt;&quot;&quot;;[.G34]-[.G$3];&quot;&quot;)" office:value-type="time" office:time-value="PT00H00M29.436S" calcext:value-type="time">
            <text:p>00:00: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S" calcext:value-type="time">
            <text:p>00:00:00.90</text:p>
          </table:table-cell>
          <table:table-cell table:style-name="ce8" office:value-type="time" office:time-value="PT00H00M30.962S" calcext:value-type="time">
            <text:p>00:00:30.9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3.401S" calcext:value-type="time">
            <text:p>13:46:53.40</text:p>
          </table:table-cell>
        </table:table-row>
        <table:table-row table:style-name="ro1">
          <table:table-cell table:formula="of:=IF([.D35]&lt;&gt;&quot;&quot;;[.D35]-[.D$3];&quot;&quot;)" office:value-type="float" office:value="32" calcext:value-type="float">
            <text:p>32</text:p>
          </table:table-cell>
          <table:table-cell table:formula="of:=IF([.A35]&lt;&gt;&quot;&quot;;60/([.C35]/[.A35]*24*60*60);&quot;&quot;)" office:value-type="float" office:value="63.2911392405063" calcext:value-type="float">
            <text:p>63.2911392405</text:p>
          </table:table-cell>
          <table:table-cell table:formula="of:=IF([.A35]&lt;&gt;&quot;&quot;;[.G35]-[.G$3];&quot;&quot;)" office:value-type="time" office:time-value="PT00H00M30.336S" calcext:value-type="time">
            <text:p>00:00: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S" calcext:value-type="time">
            <text:p>00:00:00.90</text:p>
          </table:table-cell>
          <table:table-cell table:style-name="ce8" office:value-type="time" office:time-value="PT00H00M31.862S" calcext:value-type="time">
            <text:p>00:00:31.8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4.301S" calcext:value-type="time">
            <text:p>13:46:54.30</text:p>
          </table:table-cell>
        </table:table-row>
        <table:table-row table:style-name="ro1">
          <table:table-cell table:formula="of:=IF([.D36]&lt;&gt;&quot;&quot;;[.D36]-[.D$3];&quot;&quot;)" office:value-type="float" office:value="33" calcext:value-type="float">
            <text:p>33</text:p>
          </table:table-cell>
          <table:table-cell table:formula="of:=IF([.A36]&lt;&gt;&quot;&quot;;60/([.C36]/[.A36]*24*60*60);&quot;&quot;)" office:value-type="float" office:value="63.2951857298127" calcext:value-type="float">
            <text:p>63.2951857298</text:p>
          </table:table-cell>
          <table:table-cell table:formula="of:=IF([.A36]&lt;&gt;&quot;&quot;;[.G36]-[.G$3];&quot;&quot;)" office:value-type="time" office:time-value="PT00H00M31.282S" calcext:value-type="time">
            <text:p>00:00: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46S" calcext:value-type="time">
            <text:p>00:00:00.95</text:p>
          </table:table-cell>
          <table:table-cell table:style-name="ce8" office:value-type="time" office:time-value="PT00H00M32.808S" calcext:value-type="time">
            <text:p>00:00:32.8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5.247S" calcext:value-type="time">
            <text:p>13:46:55.25</text:p>
          </table:table-cell>
        </table:table-row>
        <table:table-row table:style-name="ro1">
          <table:table-cell table:formula="of:=IF([.D37]&lt;&gt;&quot;&quot;;[.D37]-[.D$3];&quot;&quot;)" office:value-type="float" office:value="34" calcext:value-type="float">
            <text:p>34</text:p>
          </table:table-cell>
          <table:table-cell table:formula="of:=IF([.A37]&lt;&gt;&quot;&quot;;60/([.C37]/[.A37]*24*60*60);&quot;&quot;)" office:value-type="float" office:value="63.4249471458774" calcext:value-type="float">
            <text:p>63.4249471459</text:p>
          </table:table-cell>
          <table:table-cell table:formula="of:=IF([.A37]&lt;&gt;&quot;&quot;;[.G37]-[.G$3];&quot;&quot;)" office:value-type="time" office:time-value="PT00H00M32.164S" calcext:value-type="time">
            <text:p>00:00: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82S" calcext:value-type="time">
            <text:p>00:00:00.88</text:p>
          </table:table-cell>
          <table:table-cell table:style-name="ce8" office:value-type="time" office:time-value="PT00H00M33.69S" calcext:value-type="time">
            <text:p>00:00:33.6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6.129S" calcext:value-type="time">
            <text:p>13:46:56.13</text:p>
          </table:table-cell>
        </table:table-row>
        <table:table-row table:style-name="ro1">
          <table:table-cell table:formula="of:=IF([.D38]&lt;&gt;&quot;&quot;;[.D38]-[.D$3];&quot;&quot;)" office:value-type="float" office:value="35" calcext:value-type="float">
            <text:p>35</text:p>
          </table:table-cell>
          <table:table-cell table:formula="of:=IF([.A38]&lt;&gt;&quot;&quot;;60/([.C38]/[.A38]*24*60*60);&quot;&quot;)" office:value-type="float" office:value="63.4594463918772" calcext:value-type="float">
            <text:p>63.4594463919</text:p>
          </table:table-cell>
          <table:table-cell table:formula="of:=IF([.A38]&lt;&gt;&quot;&quot;;[.G38]-[.G$3];&quot;&quot;)" office:value-type="time" office:time-value="PT00H00M33.092S" calcext:value-type="time">
            <text:p>00:00: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28S" calcext:value-type="time">
            <text:p>00:00:00.93</text:p>
          </table:table-cell>
          <table:table-cell table:style-name="ce8" office:value-type="time" office:time-value="PT00H00M34.618S" calcext:value-type="time">
            <text:p>00:00:34.6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7.057S" calcext:value-type="time">
            <text:p>13:46:57.06</text:p>
          </table:table-cell>
        </table:table-row>
        <table:table-row table:style-name="ro1">
          <table:table-cell table:formula="of:=IF([.D39]&lt;&gt;&quot;&quot;;[.D39]-[.D$3];&quot;&quot;)" office:value-type="float" office:value="36" calcext:value-type="float">
            <text:p>36</text:p>
          </table:table-cell>
          <table:table-cell table:formula="of:=IF([.A39]&lt;&gt;&quot;&quot;;60/([.C39]/[.A39]*24*60*60);&quot;&quot;)" office:value-type="float" office:value="63.5069975302834" calcext:value-type="float">
            <text:p>63.5069975303</text:p>
          </table:table-cell>
          <table:table-cell table:formula="of:=IF([.A39]&lt;&gt;&quot;&quot;;[.G39]-[.G$3];&quot;&quot;)" office:value-type="time" office:time-value="PT00H00M34.012S" calcext:value-type="time">
            <text:p>00:00: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2S" calcext:value-type="time">
            <text:p>00:00:00.92</text:p>
          </table:table-cell>
          <table:table-cell table:style-name="ce8" office:value-type="time" office:time-value="PT00H00M35.538S" calcext:value-type="time">
            <text:p>00:00:35.5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7.977S" calcext:value-type="time">
            <text:p>13:46:57.98</text:p>
          </table:table-cell>
        </table:table-row>
        <table:table-row table:style-name="ro1">
          <table:table-cell table:formula="of:=IF([.D40]&lt;&gt;&quot;&quot;;[.D40]-[.D$3];&quot;&quot;)" office:value-type="float" office:value="37" calcext:value-type="float">
            <text:p>37</text:p>
          </table:table-cell>
          <table:table-cell table:formula="of:=IF([.A40]&lt;&gt;&quot;&quot;;60/([.C40]/[.A40]*24*60*60);&quot;&quot;)" office:value-type="float" office:value="63.6248996904735" calcext:value-type="float">
            <text:p>63.6248996905</text:p>
          </table:table-cell>
          <table:table-cell table:formula="of:=IF([.A40]&lt;&gt;&quot;&quot;;[.G40]-[.G$3];&quot;&quot;)" office:value-type="time" office:time-value="PT00H00M34.892S" calcext:value-type="time">
            <text:p>00:00:3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8S" calcext:value-type="time">
            <text:p>00:00:00.88</text:p>
          </table:table-cell>
          <table:table-cell table:style-name="ce8" office:value-type="time" office:time-value="PT00H00M36.418S" calcext:value-type="time">
            <text:p>00:00:36.4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8.857S" calcext:value-type="time">
            <text:p>13:46:58.86</text:p>
          </table:table-cell>
        </table:table-row>
        <table:table-row table:style-name="ro1">
          <table:table-cell table:formula="of:=IF([.D41]&lt;&gt;&quot;&quot;;[.D41]-[.D$3];&quot;&quot;)" office:value-type="float" office:value="38" calcext:value-type="float">
            <text:p>38</text:p>
          </table:table-cell>
          <table:table-cell table:formula="of:=IF([.A41]&lt;&gt;&quot;&quot;;60/([.C41]/[.A41]*24*60*60);&quot;&quot;)" office:value-type="float" office:value="63.6515912897823" calcext:value-type="float">
            <text:p>63.6515912898</text:p>
          </table:table-cell>
          <table:table-cell table:formula="of:=IF([.A41]&lt;&gt;&quot;&quot;;[.G41]-[.G$3];&quot;&quot;)" office:value-type="time" office:time-value="PT00H00M35.82S" calcext:value-type="time">
            <text:p>00:00: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28S" calcext:value-type="time">
            <text:p>00:00:00.93</text:p>
          </table:table-cell>
          <table:table-cell table:style-name="ce8" office:value-type="time" office:time-value="PT00H00M37.346S" calcext:value-type="time">
            <text:p>00:00:37.3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9.785S" calcext:value-type="time">
            <text:p>13:46:59.79</text:p>
          </table:table-cell>
        </table:table-row>
        <table:table-row table:style-name="ro1">
          <table:table-cell table:formula="of:=IF([.D42]&lt;&gt;&quot;&quot;;[.D42]-[.D$3];&quot;&quot;)" office:value-type="float" office:value="39" calcext:value-type="float">
            <text:p>39</text:p>
          </table:table-cell>
          <table:table-cell table:formula="of:=IF([.A42]&lt;&gt;&quot;&quot;;60/([.C42]/[.A42]*24*60*60);&quot;&quot;)" office:value-type="float" office:value="61.6958447584898" calcext:value-type="float">
            <text:p>61.6958447585</text:p>
          </table:table-cell>
          <table:table-cell table:formula="of:=IF([.A42]&lt;&gt;&quot;&quot;;[.G42]-[.G$3];&quot;&quot;)" office:value-type="time" office:time-value="PT00H00M37.928S" calcext:value-type="time">
            <text:p>00:00: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use</text:p>
          </table:table-cell>
          <table:table-cell table:style-name="ce8" office:value-type="time" office:time-value="PT00H00M02.108S" calcext:value-type="time">
            <text:p>00:00:02.11</text:p>
          </table:table-cell>
          <table:table-cell table:style-name="ce8" office:value-type="time" office:time-value="PT00H00M39.454S" calcext:value-type="time">
            <text:p>00:00:39.4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7M01.895S" calcext:value-type="time">
            <text:p>13:47:01.90</text:p>
          </table:table-cell>
        </table:table-row>
        <table:table-row table:style-name="ro1">
          <table:table-cell table:formula="of:=IF([.D43]&lt;&gt;&quot;&quot;;[.D43]-[.D$3];&quot;&quot;)" office:value-type="float" office:value="40" calcext:value-type="float">
            <text:p>40</text:p>
          </table:table-cell>
          <table:table-cell table:formula="of:=IF([.A43]&lt;&gt;&quot;&quot;;60/([.C43]/[.A43]*24*60*60);&quot;&quot;)" office:value-type="float" office:value="80.7863201831157" calcext:value-type="float">
            <text:p>80.7863201831</text:p>
          </table:table-cell>
          <table:table-cell table:formula="of:=IF([.A43]&lt;&gt;&quot;&quot;;[.G43]-[.G$3];&quot;&quot;)" office:value-type="time" office:time-value="PT00H00M29.708S" calcext:value-type="time">
            <text:p>00:00: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06S" calcext:value-type="time">
            <text:p>00:00:00.71</text:p>
          </table:table-cell>
          <table:table-cell table:style-name="ce8" office:value-type="time" office:time-value="PT00H00M31.234S" calcext:value-type="time">
            <text:p>00:00:31.2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6.221S" calcext:value-type="time">
            <text:p>13:43:36.22</text:p>
          </table:table-cell>
        </table:table-row>
        <table:table-row table:style-name="ro1">
          <table:table-cell table:formula="of:=IF([.D44]&lt;&gt;&quot;&quot;;[.D44]-[.D$3];&quot;&quot;)" office:value-type="float" office:value="41" calcext:value-type="float">
            <text:p>41</text:p>
          </table:table-cell>
          <table:table-cell table:formula="of:=IF([.A44]&lt;&gt;&quot;&quot;;60/([.C44]/[.A44]*24*60*60);&quot;&quot;)" office:value-type="float" office:value="81.0543657331137" calcext:value-type="float">
            <text:p>81.0543657331</text:p>
          </table:table-cell>
          <table:table-cell table:formula="of:=IF([.A44]&lt;&gt;&quot;&quot;;[.G44]-[.G$3];&quot;&quot;)" office:value-type="time" office:time-value="PT00H00M30.35S" calcext:value-type="time">
            <text:p>00:00: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42S" calcext:value-type="time">
            <text:p>00:00:00.64</text:p>
          </table:table-cell>
          <table:table-cell table:style-name="ce8" office:value-type="time" office:time-value="PT00H00M31.876S" calcext:value-type="time">
            <text:p>00:00:31.8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6.863S" calcext:value-type="time">
            <text:p>13:43:36.86</text:p>
          </table:table-cell>
        </table:table-row>
        <table:table-row table:style-name="ro1">
          <table:table-cell table:formula="of:=IF([.D45]&lt;&gt;&quot;&quot;;[.D45]-[.D$3];&quot;&quot;)" office:value-type="float" office:value="42" calcext:value-type="float">
            <text:p>42</text:p>
          </table:table-cell>
          <table:table-cell table:formula="of:=IF([.A45]&lt;&gt;&quot;&quot;;60/([.C45]/[.A45]*24*60*60);&quot;&quot;)" office:value-type="float" office:value="81.1541929666366" calcext:value-type="float">
            <text:p>81.1541929666</text:p>
          </table:table-cell>
          <table:table-cell table:formula="of:=IF([.A45]&lt;&gt;&quot;&quot;;[.G45]-[.G$3];&quot;&quot;)" office:value-type="time" office:time-value="PT00H00M31.052S" calcext:value-type="time">
            <text:p>00:00: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02S" calcext:value-type="time">
            <text:p>00:00:00.70</text:p>
          </table:table-cell>
          <table:table-cell table:style-name="ce8" office:value-type="time" office:time-value="PT00H00M32.578S" calcext:value-type="time">
            <text:p>00:00:32.5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7.565S" calcext:value-type="time">
            <text:p>13:43:37.57</text:p>
          </table:table-cell>
        </table:table-row>
        <table:table-row table:style-name="ro1">
          <table:table-cell table:formula="of:=IF([.D46]&lt;&gt;&quot;&quot;;[.D46]-[.D$3];&quot;&quot;)" office:value-type="float" office:value="43" calcext:value-type="float">
            <text:p>43</text:p>
          </table:table-cell>
          <table:table-cell table:formula="of:=IF([.A46]&lt;&gt;&quot;&quot;;60/([.C46]/[.A46]*24*60*60);&quot;&quot;)" office:value-type="float" office:value="81.1116700201207" calcext:value-type="float">
            <text:p>81.1116700201</text:p>
          </table:table-cell>
          <table:table-cell table:formula="of:=IF([.A46]&lt;&gt;&quot;&quot;;[.G46]-[.G$3];&quot;&quot;)" office:value-type="time" office:time-value="PT00H00M31.808S" calcext:value-type="time">
            <text:p>00:00: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56S" calcext:value-type="time">
            <text:p>00:00:00.76</text:p>
          </table:table-cell>
          <table:table-cell table:style-name="ce8" office:value-type="time" office:time-value="PT00H00M33.334S" calcext:value-type="time">
            <text:p>00:00:33.3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8.321S" calcext:value-type="time">
            <text:p>13:43:38.32</text:p>
          </table:table-cell>
        </table:table-row>
        <table:table-row table:style-name="ro1">
          <table:table-cell table:formula="of:=IF([.D47]&lt;&gt;&quot;&quot;;[.D47]-[.D$3];&quot;&quot;)" office:value-type="float" office:value="44" calcext:value-type="float">
            <text:p>44</text:p>
          </table:table-cell>
          <table:table-cell table:formula="of:=IF([.A47]&lt;&gt;&quot;&quot;;60/([.C47]/[.A47]*24*60*60);&quot;&quot;)" office:value-type="float" office:value="81.1458781582345" calcext:value-type="float">
            <text:p>81.1458781582</text:p>
          </table:table-cell>
          <table:table-cell table:formula="of:=IF([.A47]&lt;&gt;&quot;&quot;;[.G47]-[.G$3];&quot;&quot;)" office:value-type="time" office:time-value="PT00H00M32.534S" calcext:value-type="time">
            <text:p>00:00:3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26S" calcext:value-type="time">
            <text:p>00:00:00.73</text:p>
          </table:table-cell>
          <table:table-cell table:style-name="ce8" office:value-type="time" office:time-value="PT00H00M34.06S" calcext:value-type="time">
            <text:p>00:00:34.0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9.047S" calcext:value-type="time">
            <text:p>13:43:39.05</text:p>
          </table:table-cell>
        </table:table-row>
        <table:table-row table:style-name="ro1">
          <table:table-cell table:formula="of:=IF([.D48]&lt;&gt;&quot;&quot;;[.D48]-[.D$3];&quot;&quot;)" office:value-type="float" office:value="45" calcext:value-type="float">
            <text:p>45</text:p>
          </table:table-cell>
          <table:table-cell table:formula="of:=IF([.A48]&lt;&gt;&quot;&quot;;60/([.C48]/[.A48]*24*60*60);&quot;&quot;)" office:value-type="float" office:value="81.3253012048193" calcext:value-type="float">
            <text:p>81.3253012048</text:p>
          </table:table-cell>
          <table:table-cell table:formula="of:=IF([.A48]&lt;&gt;&quot;&quot;;[.G48]-[.G$3];&quot;&quot;)" office:value-type="time" office:time-value="PT00H00M33.2S" calcext:value-type="time">
            <text:p>00:00: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66S" calcext:value-type="time">
            <text:p>00:00:00.67</text:p>
          </table:table-cell>
          <table:table-cell table:style-name="ce8" office:value-type="time" office:time-value="PT00H00M34.726S" calcext:value-type="time">
            <text:p>00:00:34.7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9.713S" calcext:value-type="time">
            <text:p>13:43:39.71</text:p>
          </table:table-cell>
        </table:table-row>
        <table:table-row table:style-name="ro1">
          <table:table-cell table:formula="of:=IF([.D49]&lt;&gt;&quot;&quot;;[.D49]-[.D$3];&quot;&quot;)" office:value-type="float" office:value="46" calcext:value-type="float">
            <text:p>46</text:p>
          </table:table-cell>
          <table:table-cell table:formula="of:=IF([.A49]&lt;&gt;&quot;&quot;;60/([.C49]/[.A49]*24*60*60);&quot;&quot;)" office:value-type="float" office:value="81.4880425155005" calcext:value-type="float">
            <text:p>81.4880425155</text:p>
          </table:table-cell>
          <table:table-cell table:formula="of:=IF([.A49]&lt;&gt;&quot;&quot;;[.G49]-[.G$3];&quot;&quot;)" office:value-type="time" office:time-value="PT00H00M33.87S" calcext:value-type="time">
            <text:p>00:00:3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7S" calcext:value-type="time">
            <text:p>00:00:00.67</text:p>
          </table:table-cell>
          <table:table-cell table:style-name="ce8" office:value-type="time" office:time-value="PT00H00M35.396S" calcext:value-type="time">
            <text:p>00:00:35.4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0.383S" calcext:value-type="time">
            <text:p>13:43:40.38</text:p>
          </table:table-cell>
        </table:table-row>
        <table:table-row table:style-name="ro1">
          <table:table-cell table:formula="of:=IF([.D50]&lt;&gt;&quot;&quot;;[.D50]-[.D$3];&quot;&quot;)" office:value-type="float" office:value="47" calcext:value-type="float">
            <text:p>47</text:p>
          </table:table-cell>
          <table:table-cell table:formula="of:=IF([.A50]&lt;&gt;&quot;&quot;;60/([.C50]/[.A50]*24*60*60);&quot;&quot;)" office:value-type="float" office:value="81.6113908664699" calcext:value-type="float">
            <text:p>81.6113908665</text:p>
          </table:table-cell>
          <table:table-cell table:formula="of:=IF([.A50]&lt;&gt;&quot;&quot;;[.G50]-[.G$3];&quot;&quot;)" office:value-type="time" office:time-value="PT00H00M34.554S" calcext:value-type="time">
            <text:p>00:00:3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84S" calcext:value-type="time">
            <text:p>00:00:00.68</text:p>
          </table:table-cell>
          <table:table-cell table:style-name="ce8" office:value-type="time" office:time-value="PT00H00M36.08S" calcext:value-type="time">
            <text:p>00:00:36.0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1.067S" calcext:value-type="time">
            <text:p>13:43:41.07</text:p>
          </table:table-cell>
        </table:table-row>
        <table:table-row table:style-name="ro1">
          <table:table-cell table:formula="of:=IF([.D51]&lt;&gt;&quot;&quot;;[.D51]-[.D$3];&quot;&quot;)" office:value-type="float" office:value="48" calcext:value-type="float">
            <text:p>48</text:p>
          </table:table-cell>
          <table:table-cell table:formula="of:=IF([.A51]&lt;&gt;&quot;&quot;;60/([.C51]/[.A51]*24*60*60);&quot;&quot;)" office:value-type="float" office:value="81.6233987076295" calcext:value-type="float">
            <text:p>81.6233987076</text:p>
          </table:table-cell>
          <table:table-cell table:formula="of:=IF([.A51]&lt;&gt;&quot;&quot;;[.G51]-[.G$3];&quot;&quot;)" office:value-type="time" office:time-value="PT00H00M35.284S" calcext:value-type="time">
            <text:p>00:00:3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3S" calcext:value-type="time">
            <text:p>00:00:00.73</text:p>
          </table:table-cell>
          <table:table-cell table:style-name="ce8" office:value-type="time" office:time-value="PT00H00M36.81S" calcext:value-type="time">
            <text:p>00:00:36.8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1.797S" calcext:value-type="time">
            <text:p>13:43:41.80</text:p>
          </table:table-cell>
        </table:table-row>
        <table:table-row table:style-name="ro1">
          <table:table-cell table:formula="of:=IF([.D52]&lt;&gt;&quot;&quot;;[.D52]-[.D$3];&quot;&quot;)" office:value-type="float" office:value="49" calcext:value-type="float">
            <text:p>49</text:p>
          </table:table-cell>
          <table:table-cell table:formula="of:=IF([.A52]&lt;&gt;&quot;&quot;;60/([.C52]/[.A52]*24*60*60);&quot;&quot;)" office:value-type="float" office:value="81.7848002670524" calcext:value-type="float">
            <text:p>81.7848002671</text:p>
          </table:table-cell>
          <table:table-cell table:formula="of:=IF([.A52]&lt;&gt;&quot;&quot;;[.G52]-[.G$3];&quot;&quot;)" office:value-type="time" office:time-value="PT00H00M35.948S" calcext:value-type="time">
            <text:p>00:00: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64S" calcext:value-type="time">
            <text:p>00:00:00.66</text:p>
          </table:table-cell>
          <table:table-cell table:style-name="ce8" office:value-type="time" office:time-value="PT00H00M37.474S" calcext:value-type="time">
            <text:p>00:00:37.4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2.461S" calcext:value-type="time">
            <text:p>13:43:42.46</text:p>
          </table:table-cell>
        </table:table-row>
        <table:table-row table:style-name="ro1">
          <table:table-cell table:formula="of:=IF([.D53]&lt;&gt;&quot;&quot;;[.D53]-[.D$3];&quot;&quot;)" office:value-type="float" office:value="50" calcext:value-type="float">
            <text:p>50</text:p>
          </table:table-cell>
          <table:table-cell table:formula="of:=IF([.A53]&lt;&gt;&quot;&quot;;60/([.C53]/[.A53]*24*60*60);&quot;&quot;)" office:value-type="float" office:value="81.783981244207" calcext:value-type="float">
            <text:p>81.7839812442</text:p>
          </table:table-cell>
          <table:table-cell table:formula="of:=IF([.A53]&lt;&gt;&quot;&quot;;[.G53]-[.G$3];&quot;&quot;)" office:value-type="time" office:time-value="PT00H00M36.682S" calcext:value-type="time">
            <text:p>00:00: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34S" calcext:value-type="time">
            <text:p>00:00:00.73</text:p>
          </table:table-cell>
          <table:table-cell table:style-name="ce8" office:value-type="time" office:time-value="PT00H00M38.208S" calcext:value-type="time">
            <text:p>00:00:38.2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3.195S" calcext:value-type="time">
            <text:p>13:43:43.20</text:p>
          </table:table-cell>
        </table:table-row>
        <table:table-row table:style-name="ro1">
          <table:table-cell table:formula="of:=IF([.D54]&lt;&gt;&quot;&quot;;[.D54]-[.D$3];&quot;&quot;)" office:value-type="float" office:value="51" calcext:value-type="float">
            <text:p>51</text:p>
          </table:table-cell>
          <table:table-cell table:formula="of:=IF([.A54]&lt;&gt;&quot;&quot;;60/([.C54]/[.A54]*24*60*60);&quot;&quot;)" office:value-type="float" office:value="81.8444420669734" calcext:value-type="float">
            <text:p>81.844442067</text:p>
          </table:table-cell>
          <table:table-cell table:formula="of:=IF([.A54]&lt;&gt;&quot;&quot;;[.G54]-[.G$3];&quot;&quot;)" office:value-type="time" office:time-value="PT00H00M37.388S" calcext:value-type="time">
            <text:p>00:00:3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06S" calcext:value-type="time">
            <text:p>00:00:00.71</text:p>
          </table:table-cell>
          <table:table-cell table:style-name="ce8" office:value-type="time" office:time-value="PT00H00M38.914S" calcext:value-type="time">
            <text:p>00:00:38.9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3.901S" calcext:value-type="time">
            <text:p>13:43:43.90</text:p>
          </table:table-cell>
        </table:table-row>
        <table:table-row table:style-name="ro1">
          <table:table-cell table:formula="of:=IF([.D55]&lt;&gt;&quot;&quot;;[.D55]-[.D$3];&quot;&quot;)" office:value-type="float" office:value="52" calcext:value-type="float">
            <text:p>52</text:p>
          </table:table-cell>
          <table:table-cell table:formula="of:=IF([.A55]&lt;&gt;&quot;&quot;;60/([.C55]/[.A55]*24*60*60);&quot;&quot;)" office:value-type="float" office:value="81.9413803971005" calcext:value-type="float">
            <text:p>81.9413803971</text:p>
          </table:table-cell>
          <table:table-cell table:formula="of:=IF([.A55]&lt;&gt;&quot;&quot;;[.G55]-[.G$3];&quot;&quot;)" office:value-type="time" office:time-value="PT00H00M38.076S" calcext:value-type="time">
            <text:p>00:00: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88S" calcext:value-type="time">
            <text:p>00:00:00.69</text:p>
          </table:table-cell>
          <table:table-cell table:style-name="ce8" office:value-type="time" office:time-value="PT00H00M39.602S" calcext:value-type="time">
            <text:p>00:00:39.6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4.589S" calcext:value-type="time">
            <text:p>13:43:44.59</text:p>
          </table:table-cell>
        </table:table-row>
        <table:table-row table:style-name="ro1">
          <table:table-cell table:formula="of:=IF([.D56]&lt;&gt;&quot;&quot;;[.D56]-[.D$3];&quot;&quot;)" office:value-type="float" office:value="53" calcext:value-type="float">
            <text:p>53</text:p>
          </table:table-cell>
          <table:table-cell table:formula="of:=IF([.A56]&lt;&gt;&quot;&quot;;60/([.C56]/[.A56]*24*60*60);&quot;&quot;)" office:value-type="float" office:value="82.0264135369377" calcext:value-type="float">
            <text:p>82.0264135369</text:p>
          </table:table-cell>
          <table:table-cell table:formula="of:=IF([.A56]&lt;&gt;&quot;&quot;;[.G56]-[.G$3];&quot;&quot;)" office:value-type="time" office:time-value="PT00H00M38.768S" calcext:value-type="time">
            <text:p>00:00: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92S" calcext:value-type="time">
            <text:p>00:00:00.69</text:p>
          </table:table-cell>
          <table:table-cell table:style-name="ce8" office:value-type="time" office:time-value="PT00H00M40.294S" calcext:value-type="time">
            <text:p>00:00:40.2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5.281S" calcext:value-type="time">
            <text:p>13:43:45.28</text:p>
          </table:table-cell>
        </table:table-row>
        <table:table-row table:style-name="ro1">
          <table:table-cell table:formula="of:=IF([.D57]&lt;&gt;&quot;&quot;;[.D57]-[.D$3];&quot;&quot;)" office:value-type="float" office:value="54" calcext:value-type="float">
            <text:p>54</text:p>
          </table:table-cell>
          <table:table-cell table:formula="of:=IF([.A57]&lt;&gt;&quot;&quot;;60/([.C57]/[.A57]*24*60*60);&quot;&quot;)" office:value-type="float" office:value="82.091821222256" calcext:value-type="float">
            <text:p>82.0918212223</text:p>
          </table:table-cell>
          <table:table-cell table:formula="of:=IF([.A57]&lt;&gt;&quot;&quot;;[.G57]-[.G$3];&quot;&quot;)" office:value-type="time" office:time-value="PT00H00M39.468S" calcext:value-type="time">
            <text:p>00:00:3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S" calcext:value-type="time">
            <text:p>00:00:00.70</text:p>
          </table:table-cell>
          <table:table-cell table:style-name="ce8" office:value-type="time" office:time-value="PT00H00M40.994S" calcext:value-type="time">
            <text:p>00:00:40.9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5.981S" calcext:value-type="time">
            <text:p>13:43:45.98</text:p>
          </table:table-cell>
        </table:table-row>
        <table:table-row table:style-name="ro1">
          <table:table-cell table:formula="of:=IF([.D58]&lt;&gt;&quot;&quot;;[.D58]-[.D$3];&quot;&quot;)" office:value-type="float" office:value="55" calcext:value-type="float">
            <text:p>55</text:p>
          </table:table-cell>
          <table:table-cell table:formula="of:=IF([.A58]&lt;&gt;&quot;&quot;;60/([.C58]/[.A58]*24*60*60);&quot;&quot;)" office:value-type="float" office:value="82.1385902031063" calcext:value-type="float">
            <text:p>82.1385902031</text:p>
          </table:table-cell>
          <table:table-cell table:formula="of:=IF([.A58]&lt;&gt;&quot;&quot;;[.G58]-[.G$3];&quot;&quot;)" office:value-type="time" office:time-value="PT00H00M40.176S" calcext:value-type="time">
            <text:p>00:00:4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08S" calcext:value-type="time">
            <text:p>00:00:00.71</text:p>
          </table:table-cell>
          <table:table-cell table:style-name="ce8" office:value-type="time" office:time-value="PT00H00M41.702S" calcext:value-type="time">
            <text:p>00:00:41.7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6.689S" calcext:value-type="time">
            <text:p>13:43:46.69</text:p>
          </table:table-cell>
        </table:table-row>
        <table:table-row table:style-name="ro1">
          <table:table-cell table:formula="of:=IF([.D59]&lt;&gt;&quot;&quot;;[.D59]-[.D$3];&quot;&quot;)" office:value-type="float" office:value="56" calcext:value-type="float">
            <text:p>56</text:p>
          </table:table-cell>
          <table:table-cell table:formula="of:=IF([.A59]&lt;&gt;&quot;&quot;;60/([.C59]/[.A59]*24*60*60);&quot;&quot;)" office:value-type="float" office:value="82.1917808219178" calcext:value-type="float">
            <text:p>82.1917808219</text:p>
          </table:table-cell>
          <table:table-cell table:formula="of:=IF([.A59]&lt;&gt;&quot;&quot;;[.G59]-[.G$3];&quot;&quot;)" office:value-type="time" office:time-value="PT00H00M40.88S" calcext:value-type="time">
            <text:p>00:00: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04S" calcext:value-type="time">
            <text:p>00:00:00.70</text:p>
          </table:table-cell>
          <table:table-cell table:style-name="ce8" office:value-type="time" office:time-value="PT00H00M42.406S" calcext:value-type="time">
            <text:p>00:00:42.4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7.393S" calcext:value-type="time">
            <text:p>13:43:47.39</text:p>
          </table:table-cell>
        </table:table-row>
        <table:table-row table:style-name="ro1">
          <table:table-cell table:formula="of:=IF([.D60]&lt;&gt;&quot;&quot;;[.D60]-[.D$3];&quot;&quot;)" office:value-type="float" office:value="57" calcext:value-type="float">
            <text:p>57</text:p>
          </table:table-cell>
          <table:table-cell table:formula="of:=IF([.A60]&lt;&gt;&quot;&quot;;60/([.C60]/[.A60]*24*60*60);&quot;&quot;)" office:value-type="float" office:value="82.2787855458788" calcext:value-type="float">
            <text:p>82.2787855459</text:p>
          </table:table-cell>
          <table:table-cell table:formula="of:=IF([.A60]&lt;&gt;&quot;&quot;;[.G60]-[.G$3];&quot;&quot;)" office:value-type="time" office:time-value="PT00H00M41.566S" calcext:value-type="time">
            <text:p>00:00:4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86S" calcext:value-type="time">
            <text:p>00:00:00.69</text:p>
          </table:table-cell>
          <table:table-cell table:style-name="ce8" office:value-type="time" office:time-value="PT00H00M43.092S" calcext:value-type="time">
            <text:p>00:00:43.0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8.081S" calcext:value-type="time">
            <text:p>13:43:48.08</text:p>
          </table:table-cell>
        </table:table-row>
        <table:table-row table:style-name="ro1">
          <table:table-cell table:formula="of:=IF([.D61]&lt;&gt;&quot;&quot;;[.D61]-[.D$3];&quot;&quot;)" office:value-type="float" office:value="58" calcext:value-type="float">
            <text:p>58</text:p>
          </table:table-cell>
          <table:table-cell table:formula="of:=IF([.A61]&lt;&gt;&quot;&quot;;60/([.C61]/[.A61]*24*60*60);&quot;&quot;)" office:value-type="float" office:value="78.7294692547849" calcext:value-type="float">
            <text:p>78.7294692548</text:p>
          </table:table-cell>
          <table:table-cell table:formula="of:=IF([.A61]&lt;&gt;&quot;&quot;;[.G61]-[.G$3];&quot;&quot;)" office:value-type="time" office:time-value="PT00H00M44.202S" calcext:value-type="time">
            <text:p>00:00:4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2.636S" calcext:value-type="time">
            <text:p>00:00:02.64</text:p>
          </table:table-cell>
          <table:table-cell table:style-name="ce8" office:value-type="time" office:time-value="PT00H00M45.728S" calcext:value-type="time">
            <text:p>00:00:45.7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50.715S" calcext:value-type="time">
            <text:p>13:43:50.72</text:p>
          </table:table-cell>
        </table:table-row>
        <table:table-row table:style-name="ro1">
          <table:table-cell table:formula="of:=IF([.D62]&lt;&gt;&quot;&quot;;[.D62]-[.D$3];&quot;&quot;)" office:value-type="float" office:value="59" calcext:value-type="float">
            <text:p>59</text:p>
          </table:table-cell>
          <table:table-cell table:formula="of:=IF([.A62]&lt;&gt;&quot;&quot;;60/([.C62]/[.A62]*24*60*60);&quot;&quot;)" office:value-type="float" office:value="73.2131039046989" calcext:value-type="float">
            <text:p>73.2131039047</text:p>
          </table:table-cell>
          <table:table-cell table:formula="of:=IF([.A62]&lt;&gt;&quot;&quot;;[.G62]-[.G$3];&quot;&quot;)" office:value-type="time" office:time-value="PT00H00M48.352S" calcext:value-type="time">
            <text:p>00:00: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use</text:p>
          </table:table-cell>
          <table:table-cell table:style-name="ce8" office:value-type="time" office:time-value="PT00H00M04.15S" calcext:value-type="time">
            <text:p>00:00:04.15</text:p>
          </table:table-cell>
          <table:table-cell table:style-name="ce8" office:value-type="time" office:time-value="PT00H00M49.878S" calcext:value-type="time">
            <text:p>00:00:49.8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54.867S" calcext:value-type="time">
            <text:p>13:43:54.87</text:p>
          </table:table-cell>
        </table:table-row>
        <table:table-row table:style-name="ro1">
          <table:table-cell table:formula="of:=IF([.D63]&lt;&gt;&quot;&quot;;[.D63]-[.D$3];&quot;&quot;)" office:value-type="float" office:value="60" calcext:value-type="float">
            <text:p>60</text:p>
          </table:table-cell>
          <table:table-cell table:formula="of:=IF([.A63]&lt;&gt;&quot;&quot;;60/([.C63]/[.A63]*24*60*60);&quot;&quot;)" office:value-type="float" office:value="249.169435215947" calcext:value-type="float">
            <text:p>249.1694352159</text:p>
          </table:table-cell>
          <table:table-cell table:formula="of:=IF([.A63]&lt;&gt;&quot;&quot;;[.G63]-[.G$3];&quot;&quot;)" office:value-type="time" office:time-value="PT00H00M14.448S" calcext:value-type="time">
            <text:p>00:00: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6S" calcext:value-type="time">
            <text:p>00:00:00.24</text:p>
          </table:table-cell>
          <table:table-cell table:style-name="ce8" office:value-type="time" office:time-value="PT00H00M15.974S" calcext:value-type="time">
            <text:p>00:00:15.9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6.292S" calcext:value-type="time">
            <text:p>12:45:06.29</text:p>
          </table:table-cell>
        </table:table-row>
        <table:table-row table:style-name="ro1">
          <table:table-cell table:formula="of:=IF([.D64]&lt;&gt;&quot;&quot;;[.D64]-[.D$3];&quot;&quot;)" office:value-type="float" office:value="61" calcext:value-type="float">
            <text:p>61</text:p>
          </table:table-cell>
          <table:table-cell table:formula="of:=IF([.A64]&lt;&gt;&quot;&quot;;60/([.C64]/[.A64]*24*60*60);&quot;&quot;)" office:value-type="float" office:value="249.727074235808" calcext:value-type="float">
            <text:p>249.7270742358</text:p>
          </table:table-cell>
          <table:table-cell table:formula="of:=IF([.A64]&lt;&gt;&quot;&quot;;[.G64]-[.G$3];&quot;&quot;)" office:value-type="time" office:time-value="PT00H00M14.656S" calcext:value-type="time">
            <text:p>00:00: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08S" calcext:value-type="time">
            <text:p>00:00:00.21</text:p>
          </table:table-cell>
          <table:table-cell table:style-name="ce8" office:value-type="time" office:time-value="PT00H00M16.182S" calcext:value-type="time">
            <text:p>00:00:16.1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6.5S" calcext:value-type="time">
            <text:p>12:45:06.50</text:p>
          </table:table-cell>
        </table:table-row>
        <table:table-row table:style-name="ro1">
          <table:table-cell table:formula="of:=IF([.D65]&lt;&gt;&quot;&quot;;[.D65]-[.D$3];&quot;&quot;)" office:value-type="float" office:value="62" calcext:value-type="float">
            <text:p>62</text:p>
          </table:table-cell>
          <table:table-cell table:formula="of:=IF([.A65]&lt;&gt;&quot;&quot;;60/([.C65]/[.A65]*24*60*60);&quot;&quot;)" office:value-type="float" office:value="250.201775625504" calcext:value-type="float">
            <text:p>250.2017756255</text:p>
          </table:table-cell>
          <table:table-cell table:formula="of:=IF([.A65]&lt;&gt;&quot;&quot;;[.G65]-[.G$3];&quot;&quot;)" office:value-type="time" office:time-value="PT00H00M14.868S" calcext:value-type="time">
            <text:p>00:00: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2S" calcext:value-type="time">
            <text:p>00:00:00.21</text:p>
          </table:table-cell>
          <table:table-cell table:style-name="ce8" office:value-type="time" office:time-value="PT00H00M16.394S" calcext:value-type="time">
            <text:p>00:00:16.3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6.712S" calcext:value-type="time">
            <text:p>12:45:06.71</text:p>
          </table:table-cell>
        </table:table-row>
        <table:table-row table:style-name="ro1">
          <table:table-cell table:formula="of:=IF([.D66]&lt;&gt;&quot;&quot;;[.D66]-[.D$3];&quot;&quot;)" office:value-type="float" office:value="63" calcext:value-type="float">
            <text:p>63</text:p>
          </table:table-cell>
          <table:table-cell table:formula="of:=IF([.A66]&lt;&gt;&quot;&quot;;60/([.C66]/[.A66]*24*60*60);&quot;&quot;)" office:value-type="float" office:value="250.430634689281" calcext:value-type="float">
            <text:p>250.4306346893</text:p>
          </table:table-cell>
          <table:table-cell table:formula="of:=IF([.A66]&lt;&gt;&quot;&quot;;[.G66]-[.G$3];&quot;&quot;)" office:value-type="time" office:time-value="PT00H00M15.094S" calcext:value-type="time">
            <text:p>00:00: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6S" calcext:value-type="time">
            <text:p>00:00:00.23</text:p>
          </table:table-cell>
          <table:table-cell table:style-name="ce8" office:value-type="time" office:time-value="PT00H00M16.62S" calcext:value-type="time">
            <text:p>00:00:16.6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6.938S" calcext:value-type="time">
            <text:p>12:45:06.94</text:p>
          </table:table-cell>
        </table:table-row>
        <table:table-row table:style-name="ro1">
          <table:table-cell table:formula="of:=IF([.D67]&lt;&gt;&quot;&quot;;[.D67]-[.D$3];&quot;&quot;)" office:value-type="float" office:value="64" calcext:value-type="float">
            <text:p>64</text:p>
          </table:table-cell>
          <table:table-cell table:formula="of:=IF([.A67]&lt;&gt;&quot;&quot;;60/([.C67]/[.A67]*24*60*60);&quot;&quot;)" office:value-type="float" office:value="250.456561440125" calcext:value-type="float">
            <text:p>250.4565614401</text:p>
          </table:table-cell>
          <table:table-cell table:formula="of:=IF([.A67]&lt;&gt;&quot;&quot;;[.G67]-[.G$3];&quot;&quot;)" office:value-type="time" office:time-value="PT00H00M15.332S" calcext:value-type="time">
            <text:p>00:00: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8S" calcext:value-type="time">
            <text:p>00:00:00.24</text:p>
          </table:table-cell>
          <table:table-cell table:style-name="ce8" office:value-type="time" office:time-value="PT00H00M16.858S" calcext:value-type="time">
            <text:p>00:00:16.8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7.176S" calcext:value-type="time">
            <text:p>12:45:07.18</text:p>
          </table:table-cell>
        </table:table-row>
        <table:table-row table:style-name="ro1">
          <table:table-cell table:formula="of:=IF([.D68]&lt;&gt;&quot;&quot;;[.D68]-[.D$3];&quot;&quot;)" office:value-type="float" office:value="65" calcext:value-type="float">
            <text:p>65</text:p>
          </table:table-cell>
          <table:table-cell table:formula="of:=IF([.A68]&lt;&gt;&quot;&quot;;60/([.C68]/[.A68]*24*60*60);&quot;&quot;)" office:value-type="float" office:value="250.739359650251" calcext:value-type="float">
            <text:p>250.7393596503</text:p>
          </table:table-cell>
          <table:table-cell table:formula="of:=IF([.A68]&lt;&gt;&quot;&quot;;[.G68]-[.G$3];&quot;&quot;)" office:value-type="time" office:time-value="PT00H00M15.554S" calcext:value-type="time">
            <text:p>00:00: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2S" calcext:value-type="time">
            <text:p>00:00:00.22</text:p>
          </table:table-cell>
          <table:table-cell table:style-name="ce8" office:value-type="time" office:time-value="PT00H00M17.08S" calcext:value-type="time">
            <text:p>00:00:17.0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7.398S" calcext:value-type="time">
            <text:p>12:45:07.40</text:p>
          </table:table-cell>
        </table:table-row>
        <table:table-row table:style-name="ro1">
          <table:table-cell table:formula="of:=IF([.D69]&lt;&gt;&quot;&quot;;[.D69]-[.D$3];&quot;&quot;)" office:value-type="float" office:value="66" calcext:value-type="float">
            <text:p>66</text:p>
          </table:table-cell>
          <table:table-cell table:formula="of:=IF([.A69]&lt;&gt;&quot;&quot;;60/([.C69]/[.A69]*24*60*60);&quot;&quot;)" office:value-type="float" office:value="251.109701965758" calcext:value-type="float">
            <text:p>251.1097019658</text:p>
          </table:table-cell>
          <table:table-cell table:formula="of:=IF([.A69]&lt;&gt;&quot;&quot;;[.G69]-[.G$3];&quot;&quot;)" office:value-type="time" office:time-value="PT00H00M15.77S" calcext:value-type="time">
            <text:p>00:00: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6S" calcext:value-type="time">
            <text:p>00:00:00.22</text:p>
          </table:table-cell>
          <table:table-cell table:style-name="ce8" office:value-type="time" office:time-value="PT00H00M17.296S" calcext:value-type="time">
            <text:p>00:00:17.3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7.614S" calcext:value-type="time">
            <text:p>12:45:07.61</text:p>
          </table:table-cell>
        </table:table-row>
        <table:table-row table:style-name="ro1">
          <table:table-cell table:formula="of:=IF([.D70]&lt;&gt;&quot;&quot;;[.D70]-[.D$3];&quot;&quot;)" office:value-type="float" office:value="67" calcext:value-type="float">
            <text:p>67</text:p>
          </table:table-cell>
          <table:table-cell table:formula="of:=IF([.A70]&lt;&gt;&quot;&quot;;60/([.C70]/[.A70]*24*60*60);&quot;&quot;)" office:value-type="float" office:value="251.753507014028" calcext:value-type="float">
            <text:p>251.753507014</text:p>
          </table:table-cell>
          <table:table-cell table:formula="of:=IF([.A70]&lt;&gt;&quot;&quot;;[.G70]-[.G$3];&quot;&quot;)" office:value-type="time" office:time-value="PT00H00M15.968S" calcext:value-type="time">
            <text:p>00:00:1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198S" calcext:value-type="time">
            <text:p>00:00:00.20</text:p>
          </table:table-cell>
          <table:table-cell table:style-name="ce8" office:value-type="time" office:time-value="PT00H00M17.494S" calcext:value-type="time">
            <text:p>00:00:17.4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7.812S" calcext:value-type="time">
            <text:p>12:45:07.81</text:p>
          </table:table-cell>
        </table:table-row>
        <table:table-row table:style-name="ro1">
          <table:table-cell table:formula="of:=IF([.D71]&lt;&gt;&quot;&quot;;[.D71]-[.D$3];&quot;&quot;)" office:value-type="float" office:value="68" calcext:value-type="float">
            <text:p>68</text:p>
          </table:table-cell>
          <table:table-cell table:formula="of:=IF([.A71]&lt;&gt;&quot;&quot;;60/([.C71]/[.A71]*24*60*60);&quot;&quot;)" office:value-type="float" office:value="251.914052852556" calcext:value-type="float">
            <text:p>251.9140528526</text:p>
          </table:table-cell>
          <table:table-cell table:formula="of:=IF([.A71]&lt;&gt;&quot;&quot;;[.G71]-[.G$3];&quot;&quot;)" office:value-type="time" office:time-value="PT00H00M16.196S" calcext:value-type="time">
            <text:p>00:00: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8S" calcext:value-type="time">
            <text:p>00:00:00.23</text:p>
          </table:table-cell>
          <table:table-cell table:style-name="ce8" office:value-type="time" office:time-value="PT00H00M17.722S" calcext:value-type="time">
            <text:p>00:00:17.7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8.04S" calcext:value-type="time">
            <text:p>12:45:08.04</text:p>
          </table:table-cell>
        </table:table-row>
        <table:table-row table:style-name="ro1">
          <table:table-cell table:formula="of:=IF([.D72]&lt;&gt;&quot;&quot;;[.D72]-[.D$3];&quot;&quot;)" office:value-type="float" office:value="69" calcext:value-type="float">
            <text:p>69</text:p>
          </table:table-cell>
          <table:table-cell table:formula="of:=IF([.A72]&lt;&gt;&quot;&quot;;60/([.C72]/[.A72]*24*60*60);&quot;&quot;)" office:value-type="float" office:value="252.531413931926" calcext:value-type="float">
            <text:p>252.5314139319</text:p>
          </table:table-cell>
          <table:table-cell table:formula="of:=IF([.A72]&lt;&gt;&quot;&quot;;[.G72]-[.G$3];&quot;&quot;)" office:value-type="time" office:time-value="PT00H00M16.394S" calcext:value-type="time">
            <text:p>00:00: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198S" calcext:value-type="time">
            <text:p>00:00:00.20</text:p>
          </table:table-cell>
          <table:table-cell table:style-name="ce8" office:value-type="time" office:time-value="PT00H00M17.92S" calcext:value-type="time">
            <text:p>00:00:17.9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8.238S" calcext:value-type="time">
            <text:p>12:45:08.24</text:p>
          </table:table-cell>
        </table:table-row>
        <table:table-row table:style-name="ro1">
          <table:table-cell table:formula="of:=IF([.D73]&lt;&gt;&quot;&quot;;[.D73]-[.D$3];&quot;&quot;)" office:value-type="float" office:value="70" calcext:value-type="float">
            <text:p>70</text:p>
          </table:table-cell>
          <table:table-cell table:formula="of:=IF([.A73]&lt;&gt;&quot;&quot;;60/([.C73]/[.A73]*24*60*60);&quot;&quot;)" office:value-type="float" office:value="252.859723058399" calcext:value-type="float">
            <text:p>252.8597230584</text:p>
          </table:table-cell>
          <table:table-cell table:formula="of:=IF([.A73]&lt;&gt;&quot;&quot;;[.G73]-[.G$3];&quot;&quot;)" office:value-type="time" office:time-value="PT00H00M16.61S" calcext:value-type="time">
            <text:p>00:00: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6S" calcext:value-type="time">
            <text:p>00:00:00.22</text:p>
          </table:table-cell>
          <table:table-cell table:style-name="ce8" office:value-type="time" office:time-value="PT00H00M18.136S" calcext:value-type="time">
            <text:p>00:00:18.1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8.454S" calcext:value-type="time">
            <text:p>12:45:08.45</text:p>
          </table:table-cell>
        </table:table-row>
        <table:table-row table:style-name="ro1">
          <table:table-cell table:formula="of:=IF([.D74]&lt;&gt;&quot;&quot;;[.D74]-[.D$3];&quot;&quot;)" office:value-type="float" office:value="71" calcext:value-type="float">
            <text:p>71</text:p>
          </table:table-cell>
          <table:table-cell table:formula="of:=IF([.A74]&lt;&gt;&quot;&quot;;60/([.C74]/[.A74]*24*60*60);&quot;&quot;)" office:value-type="float" office:value="253.269916765755" calcext:value-type="float">
            <text:p>253.2699167658</text:p>
          </table:table-cell>
          <table:table-cell table:formula="of:=IF([.A74]&lt;&gt;&quot;&quot;;[.G74]-[.G$3];&quot;&quot;)" office:value-type="time" office:time-value="PT00H00M16.82S" calcext:value-type="time">
            <text:p>00:00: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S" calcext:value-type="time">
            <text:p>00:00:00.21</text:p>
          </table:table-cell>
          <table:table-cell table:style-name="ce8" office:value-type="time" office:time-value="PT00H00M18.346S" calcext:value-type="time">
            <text:p>00:00:18.3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8.664S" calcext:value-type="time">
            <text:p>12:45:08.66</text:p>
          </table:table-cell>
        </table:table-row>
        <table:table-row table:style-name="ro1">
          <table:table-cell table:formula="of:=IF([.D75]&lt;&gt;&quot;&quot;;[.D75]-[.D$3];&quot;&quot;)" office:value-type="float" office:value="72" calcext:value-type="float">
            <text:p>72</text:p>
          </table:table-cell>
          <table:table-cell table:formula="of:=IF([.A75]&lt;&gt;&quot;&quot;;60/([.C75]/[.A75]*24*60*60);&quot;&quot;)" office:value-type="float" office:value="253.461628725651" calcext:value-type="float">
            <text:p>253.4616287257</text:p>
          </table:table-cell>
          <table:table-cell table:formula="of:=IF([.A75]&lt;&gt;&quot;&quot;;[.G75]-[.G$3];&quot;&quot;)" office:value-type="time" office:time-value="PT00H00M17.044S" calcext:value-type="time">
            <text:p>00:00:1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4S" calcext:value-type="time">
            <text:p>00:00:00.22</text:p>
          </table:table-cell>
          <table:table-cell table:style-name="ce8" office:value-type="time" office:time-value="PT00H00M18.57S" calcext:value-type="time">
            <text:p>00:00:18.5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8.888S" calcext:value-type="time">
            <text:p>12:45:08.89</text:p>
          </table:table-cell>
        </table:table-row>
        <table:table-row table:style-name="ro1">
          <table:table-cell table:formula="of:=IF([.D76]&lt;&gt;&quot;&quot;;[.D76]-[.D$3];&quot;&quot;)" office:value-type="float" office:value="73" calcext:value-type="float">
            <text:p>73</text:p>
          </table:table-cell>
          <table:table-cell table:formula="of:=IF([.A76]&lt;&gt;&quot;&quot;;60/([.C76]/[.A76]*24*60*60);&quot;&quot;)" office:value-type="float" office:value="253.824756606398" calcext:value-type="float">
            <text:p>253.8247566064</text:p>
          </table:table-cell>
          <table:table-cell table:formula="of:=IF([.A76]&lt;&gt;&quot;&quot;;[.G76]-[.G$3];&quot;&quot;)" office:value-type="time" office:time-value="PT00H00M17.256S" calcext:value-type="time">
            <text:p>00:00: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2S" calcext:value-type="time">
            <text:p>00:00:00.21</text:p>
          </table:table-cell>
          <table:table-cell table:style-name="ce8" office:value-type="time" office:time-value="PT00H00M18.782S" calcext:value-type="time">
            <text:p>00:00:18.7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9.1S" calcext:value-type="time">
            <text:p>12:45:09.10</text:p>
          </table:table-cell>
        </table:table-row>
        <table:table-row table:style-name="ro1">
          <table:table-cell table:formula="of:=IF([.D77]&lt;&gt;&quot;&quot;;[.D77]-[.D$3];&quot;&quot;)" office:value-type="float" office:value="74" calcext:value-type="float">
            <text:p>74</text:p>
          </table:table-cell>
          <table:table-cell table:formula="of:=IF([.A77]&lt;&gt;&quot;&quot;;60/([.C77]/[.A77]*24*60*60);&quot;&quot;)" office:value-type="float" office:value="254.179070299977" calcext:value-type="float">
            <text:p>254.1790703</text:p>
          </table:table-cell>
          <table:table-cell table:formula="of:=IF([.A77]&lt;&gt;&quot;&quot;;[.G77]-[.G$3];&quot;&quot;)" office:value-type="time" office:time-value="PT00H00M17.468S" calcext:value-type="time">
            <text:p>00:00: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2S" calcext:value-type="time">
            <text:p>00:00:00.21</text:p>
          </table:table-cell>
          <table:table-cell table:style-name="ce8" office:value-type="time" office:time-value="PT00H00M18.994S" calcext:value-type="time">
            <text:p>00:00:18.9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9.312S" calcext:value-type="time">
            <text:p>12:45:09.31</text:p>
          </table:table-cell>
        </table:table-row>
        <table:table-row table:style-name="ro1">
          <table:table-cell table:formula="of:=IF([.D78]&lt;&gt;&quot;&quot;;[.D78]-[.D$3];&quot;&quot;)" office:value-type="float" office:value="75" calcext:value-type="float">
            <text:p>75</text:p>
          </table:table-cell>
          <table:table-cell table:formula="of:=IF([.A78]&lt;&gt;&quot;&quot;;60/([.C78]/[.A78]*24*60*60);&quot;&quot;)" office:value-type="float" office:value="254.496097726502" calcext:value-type="float">
            <text:p>254.4960977265</text:p>
          </table:table-cell>
          <table:table-cell table:formula="of:=IF([.A78]&lt;&gt;&quot;&quot;;[.G78]-[.G$3];&quot;&quot;)" office:value-type="time" office:time-value="PT00H00M17.682S" calcext:value-type="time">
            <text:p>00:00: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4S" calcext:value-type="time">
            <text:p>00:00:00.21</text:p>
          </table:table-cell>
          <table:table-cell table:style-name="ce8" office:value-type="time" office:time-value="PT00H00M19.208S" calcext:value-type="time">
            <text:p>00:00:19.2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9.526S" calcext:value-type="time">
            <text:p>12:45:09.53</text:p>
          </table:table-cell>
        </table:table-row>
        <table:table-row table:style-name="ro1">
          <table:table-cell table:formula="of:=IF([.D79]&lt;&gt;&quot;&quot;;[.D79]-[.D$3];&quot;&quot;)" office:value-type="float" office:value="76" calcext:value-type="float">
            <text:p>76</text:p>
          </table:table-cell>
          <table:table-cell table:formula="of:=IF([.A79]&lt;&gt;&quot;&quot;;60/([.C79]/[.A79]*24*60*60);&quot;&quot;)" office:value-type="float" office:value="254.407498326267" calcext:value-type="float">
            <text:p>254.4074983263</text:p>
          </table:table-cell>
          <table:table-cell table:formula="of:=IF([.A79]&lt;&gt;&quot;&quot;;[.G79]-[.G$3];&quot;&quot;)" office:value-type="time" office:time-value="PT00H00M17.924S" calcext:value-type="time">
            <text:p>00:00:1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42S" calcext:value-type="time">
            <text:p>00:00:00.24</text:p>
          </table:table-cell>
          <table:table-cell table:style-name="ce8" office:value-type="time" office:time-value="PT00H00M19.45S" calcext:value-type="time">
            <text:p>00:00:19.4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9.768S" calcext:value-type="time">
            <text:p>12:45:09.77</text:p>
          </table:table-cell>
        </table:table-row>
        <table:table-row table:style-name="ro1">
          <table:table-cell table:formula="of:=IF([.D80]&lt;&gt;&quot;&quot;;[.D80]-[.D$3];&quot;&quot;)" office:value-type="float" office:value="77" calcext:value-type="float">
            <text:p>77</text:p>
          </table:table-cell>
          <table:table-cell table:formula="of:=IF([.A80]&lt;&gt;&quot;&quot;;60/([.C80]/[.A80]*24*60*60);&quot;&quot;)" office:value-type="float" office:value="254.798146922568" calcext:value-type="float">
            <text:p>254.7981469226</text:p>
          </table:table-cell>
          <table:table-cell table:formula="of:=IF([.A80]&lt;&gt;&quot;&quot;;[.G80]-[.G$3];&quot;&quot;)" office:value-type="time" office:time-value="PT00H00M18.132S" calcext:value-type="time">
            <text:p>00:00:1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08S" calcext:value-type="time">
            <text:p>00:00:00.21</text:p>
          </table:table-cell>
          <table:table-cell table:style-name="ce8" office:value-type="time" office:time-value="PT00H00M19.658S" calcext:value-type="time">
            <text:p>00:00:19.6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9.976S" calcext:value-type="time">
            <text:p>12:45:09.98</text:p>
          </table:table-cell>
        </table:table-row>
        <table:table-row table:style-name="ro1">
          <table:table-cell table:formula="of:=IF([.D81]&lt;&gt;&quot;&quot;;[.D81]-[.D$3];&quot;&quot;)" office:value-type="float" office:value="78" calcext:value-type="float">
            <text:p>78</text:p>
          </table:table-cell>
          <table:table-cell table:formula="of:=IF([.A81]&lt;&gt;&quot;&quot;;60/([.C81]/[.A81]*24*60*60);&quot;&quot;)" office:value-type="float" office:value="254.929730907506" calcext:value-type="float">
            <text:p>254.9297309075</text:p>
          </table:table-cell>
          <table:table-cell table:formula="of:=IF([.A81]&lt;&gt;&quot;&quot;;[.G81]-[.G$3];&quot;&quot;)" office:value-type="time" office:time-value="PT00H00M18.358S" calcext:value-type="time">
            <text:p>00:00:1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6S" calcext:value-type="time">
            <text:p>00:00:00.23</text:p>
          </table:table-cell>
          <table:table-cell table:style-name="ce8" office:value-type="time" office:time-value="PT00H00M19.884S" calcext:value-type="time">
            <text:p>00:00:19.8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0.202S" calcext:value-type="time">
            <text:p>12:45:10.20</text:p>
          </table:table-cell>
        </table:table-row>
        <table:table-row table:style-name="ro1">
          <table:table-cell table:formula="of:=IF([.D82]&lt;&gt;&quot;&quot;;[.D82]-[.D$3];&quot;&quot;)" office:value-type="float" office:value="79" calcext:value-type="float">
            <text:p>79</text:p>
          </table:table-cell>
          <table:table-cell table:formula="of:=IF([.A82]&lt;&gt;&quot;&quot;;60/([.C82]/[.A82]*24*60*60);&quot;&quot;)" office:value-type="float" office:value="255.113024757804" calcext:value-type="float">
            <text:p>255.1130247578</text:p>
          </table:table-cell>
          <table:table-cell table:formula="of:=IF([.A82]&lt;&gt;&quot;&quot;;[.G82]-[.G$3];&quot;&quot;)" office:value-type="time" office:time-value="PT00H00M18.58S" calcext:value-type="time">
            <text:p>00:00:1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2S" calcext:value-type="time">
            <text:p>00:00:00.22</text:p>
          </table:table-cell>
          <table:table-cell table:style-name="ce8" office:value-type="time" office:time-value="PT00H00M20.106S" calcext:value-type="time">
            <text:p>00:00:20.1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0.424S" calcext:value-type="time">
            <text:p>12:45:10.42</text:p>
          </table:table-cell>
        </table:table-row>
        <table:table-row table:style-name="ro1">
          <table:table-cell table:formula="of:=IF([.D83]&lt;&gt;&quot;&quot;;[.D83]-[.D$3];&quot;&quot;)" office:value-type="float" office:value="80" calcext:value-type="float">
            <text:p>80</text:p>
          </table:table-cell>
          <table:table-cell table:formula="of:=IF([.A83]&lt;&gt;&quot;&quot;;60/([.C83]/[.A83]*24*60*60);&quot;&quot;)" office:value-type="float" office:value="255.156283223474" calcext:value-type="float">
            <text:p>255.1562832235</text:p>
          </table:table-cell>
          <table:table-cell table:formula="of:=IF([.A83]&lt;&gt;&quot;&quot;;[.G83]-[.G$3];&quot;&quot;)" office:value-type="time" office:time-value="PT00H00M18.812S" calcext:value-type="time">
            <text:p>00:00:1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2S" calcext:value-type="time">
            <text:p>00:00:00.23</text:p>
          </table:table-cell>
          <table:table-cell table:style-name="ce8" office:value-type="time" office:time-value="PT00H00M20.338S" calcext:value-type="time">
            <text:p>00:00:20.3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0.656S" calcext:value-type="time">
            <text:p>12:45:10.66</text:p>
          </table:table-cell>
        </table:table-row>
        <table:table-row table:style-name="ro1">
          <table:table-cell table:formula="of:=IF([.D84]&lt;&gt;&quot;&quot;;[.D84]-[.D$3];&quot;&quot;)" office:value-type="float" office:value="81" calcext:value-type="float">
            <text:p>81</text:p>
          </table:table-cell>
          <table:table-cell table:formula="of:=IF([.A84]&lt;&gt;&quot;&quot;;60/([.C84]/[.A84]*24*60*60);&quot;&quot;)" office:value-type="float" office:value="255.413075467732" calcext:value-type="float">
            <text:p>255.4130754677</text:p>
          </table:table-cell>
          <table:table-cell table:formula="of:=IF([.A84]&lt;&gt;&quot;&quot;;[.G84]-[.G$3];&quot;&quot;)" office:value-type="time" office:time-value="PT00H00M19.028S" calcext:value-type="time">
            <text:p>00:00:1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6S" calcext:value-type="time">
            <text:p>00:00:00.22</text:p>
          </table:table-cell>
          <table:table-cell table:style-name="ce8" office:value-type="time" office:time-value="PT00H00M20.554S" calcext:value-type="time">
            <text:p>00:00:20.5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0.872S" calcext:value-type="time">
            <text:p>12:45:10.87</text:p>
          </table:table-cell>
        </table:table-row>
        <table:table-row table:style-name="ro1">
          <table:table-cell table:formula="of:=IF([.D85]&lt;&gt;&quot;&quot;;[.D85]-[.D$3];&quot;&quot;)" office:value-type="float" office:value="82" calcext:value-type="float">
            <text:p>82</text:p>
          </table:table-cell>
          <table:table-cell table:formula="of:=IF([.A85]&lt;&gt;&quot;&quot;;60/([.C85]/[.A85]*24*60*60);&quot;&quot;)" office:value-type="float" office:value="255.77043044292" calcext:value-type="float">
            <text:p>255.7704304429</text:p>
          </table:table-cell>
          <table:table-cell table:formula="of:=IF([.A85]&lt;&gt;&quot;&quot;;[.G85]-[.G$3];&quot;&quot;)" office:value-type="time" office:time-value="PT00H00M19.236S" calcext:value-type="time">
            <text:p>00:00:1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08S" calcext:value-type="time">
            <text:p>00:00:00.21</text:p>
          </table:table-cell>
          <table:table-cell table:style-name="ce8" office:value-type="time" office:time-value="PT00H00M20.762S" calcext:value-type="time">
            <text:p>00:00:20.7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1.08S" calcext:value-type="time">
            <text:p>12:45:11.08</text:p>
          </table:table-cell>
        </table:table-row>
        <table:table-row table:style-name="ro1">
          <table:table-cell table:formula="of:=IF([.D86]&lt;&gt;&quot;&quot;;[.D86]-[.D$3];&quot;&quot;)" office:value-type="float" office:value="83" calcext:value-type="float">
            <text:p>83</text:p>
          </table:table-cell>
          <table:table-cell table:formula="of:=IF([.A86]&lt;&gt;&quot;&quot;;60/([.C86]/[.A86]*24*60*60);&quot;&quot;)" office:value-type="float" office:value="255.7781201849" calcext:value-type="float">
            <text:p>255.7781201849</text:p>
          </table:table-cell>
          <table:table-cell table:formula="of:=IF([.A86]&lt;&gt;&quot;&quot;;[.G86]-[.G$3];&quot;&quot;)" office:value-type="time" office:time-value="PT00H00M19.47S" calcext:value-type="time">
            <text:p>00:00:1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4S" calcext:value-type="time">
            <text:p>00:00:00.23</text:p>
          </table:table-cell>
          <table:table-cell table:style-name="ce8" office:value-type="time" office:time-value="PT00H00M20.996S" calcext:value-type="time">
            <text:p>00:00:21.0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1.314S" calcext:value-type="time">
            <text:p>12:45:11.31</text:p>
          </table:table-cell>
        </table:table-row>
        <table:table-row table:style-name="ro1">
          <table:table-cell table:formula="of:=IF([.D87]&lt;&gt;&quot;&quot;;[.D87]-[.D$3];&quot;&quot;)" office:value-type="float" office:value="84" calcext:value-type="float">
            <text:p>84</text:p>
          </table:table-cell>
          <table:table-cell table:formula="of:=IF([.A87]&lt;&gt;&quot;&quot;;60/([.C87]/[.A87]*24*60*60);&quot;&quot;)" office:value-type="float" office:value="255.837563451777" calcext:value-type="float">
            <text:p>255.8375634518</text:p>
          </table:table-cell>
          <table:table-cell table:formula="of:=IF([.A87]&lt;&gt;&quot;&quot;;[.G87]-[.G$3];&quot;&quot;)" office:value-type="time" office:time-value="PT00H00M19.7S" calcext:value-type="time">
            <text:p>00:00: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S" calcext:value-type="time">
            <text:p>00:00:00.23</text:p>
          </table:table-cell>
          <table:table-cell table:style-name="ce8" office:value-type="time" office:time-value="PT00H00M21.226S" calcext:value-type="time">
            <text:p>00:00:21.2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1.546S" calcext:value-type="time">
            <text:p>12:45:11.55</text:p>
          </table:table-cell>
        </table:table-row>
        <table:table-row table:style-name="ro1">
          <table:table-cell table:formula="of:=IF([.D88]&lt;&gt;&quot;&quot;;[.D88]-[.D$3];&quot;&quot;)" office:value-type="float" office:value="85" calcext:value-type="float">
            <text:p>85</text:p>
          </table:table-cell>
          <table:table-cell table:formula="of:=IF([.A88]&lt;&gt;&quot;&quot;;60/([.C88]/[.A88]*24*60*60);&quot;&quot;)" office:value-type="float" office:value="255.844286144276" calcext:value-type="float">
            <text:p>255.8442861443</text:p>
          </table:table-cell>
          <table:table-cell table:formula="of:=IF([.A88]&lt;&gt;&quot;&quot;;[.G88]-[.G$3];&quot;&quot;)" office:value-type="time" office:time-value="PT00H00M19.934S" calcext:value-type="time">
            <text:p>00:00: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4S" calcext:value-type="time">
            <text:p>00:00:00.23</text:p>
          </table:table-cell>
          <table:table-cell table:style-name="ce8" office:value-type="time" office:time-value="PT00H00M21.46S" calcext:value-type="time">
            <text:p>00:00:21.4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1.778S" calcext:value-type="time">
            <text:p>12:45:11.78</text:p>
          </table:table-cell>
        </table:table-row>
        <table:table-row table:style-name="ro1">
          <table:table-cell table:formula="of:=IF([.D89]&lt;&gt;&quot;&quot;;[.D89]-[.D$3];&quot;&quot;)" office:value-type="float" office:value="86" calcext:value-type="float">
            <text:p>86</text:p>
          </table:table-cell>
          <table:table-cell table:formula="of:=IF([.A89]&lt;&gt;&quot;&quot;;60/([.C89]/[.A89]*24*60*60);&quot;&quot;)" office:value-type="float" office:value="256.053989678444" calcext:value-type="float">
            <text:p>256.0539896784</text:p>
          </table:table-cell>
          <table:table-cell table:formula="of:=IF([.A89]&lt;&gt;&quot;&quot;;[.G89]-[.G$3];&quot;&quot;)" office:value-type="time" office:time-value="PT00H00M20.152S" calcext:value-type="time">
            <text:p>00:00:2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8S" calcext:value-type="time">
            <text:p>00:00:00.22</text:p>
          </table:table-cell>
          <table:table-cell table:style-name="ce8" office:value-type="time" office:time-value="PT00H00M21.678S" calcext:value-type="time">
            <text:p>00:00:21.6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1.996S" calcext:value-type="time">
            <text:p>12:45:12.00</text:p>
          </table:table-cell>
        </table:table-row>
        <table:table-row table:style-name="ro1">
          <table:table-cell table:formula="of:=IF([.D90]&lt;&gt;&quot;&quot;;[.D90]-[.D$3];&quot;&quot;)" office:value-type="float" office:value="87" calcext:value-type="float">
            <text:p>87</text:p>
          </table:table-cell>
          <table:table-cell table:formula="of:=IF([.A90]&lt;&gt;&quot;&quot;;60/([.C90]/[.A90]*24*60*60);&quot;&quot;)" office:value-type="float" office:value="256.158602414368" calcext:value-type="float">
            <text:p>256.1586024144</text:p>
          </table:table-cell>
          <table:table-cell table:formula="of:=IF([.A90]&lt;&gt;&quot;&quot;;[.G90]-[.G$3];&quot;&quot;)" office:value-type="time" office:time-value="PT00H00M20.378S" calcext:value-type="time">
            <text:p>00:00:2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6S" calcext:value-type="time">
            <text:p>00:00:00.23</text:p>
          </table:table-cell>
          <table:table-cell table:style-name="ce8" office:value-type="time" office:time-value="PT00H00M21.904S" calcext:value-type="time">
            <text:p>00:00:21.9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2.222S" calcext:value-type="time">
            <text:p>12:45:12.22</text:p>
          </table:table-cell>
        </table:table-row>
        <table:table-row table:style-name="ro1">
          <table:table-cell table:formula="of:=IF([.D91]&lt;&gt;&quot;&quot;;[.D91]-[.D$3];&quot;&quot;)" office:value-type="float" office:value="88" calcext:value-type="float">
            <text:p>88</text:p>
          </table:table-cell>
          <table:table-cell table:formula="of:=IF([.A91]&lt;&gt;&quot;&quot;;60/([.C91]/[.A91]*24*60*60);&quot;&quot;)" office:value-type="float" office:value="256.062075654704" calcext:value-type="float">
            <text:p>256.0620756547</text:p>
          </table:table-cell>
          <table:table-cell table:formula="of:=IF([.A91]&lt;&gt;&quot;&quot;;[.G91]-[.G$3];&quot;&quot;)" office:value-type="time" office:time-value="PT00H00M20.62S" calcext:value-type="time">
            <text:p>00:00: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42S" calcext:value-type="time">
            <text:p>00:00:00.24</text:p>
          </table:table-cell>
          <table:table-cell table:style-name="ce8" office:value-type="time" office:time-value="PT00H00M22.146S" calcext:value-type="time">
            <text:p>00:00:22.1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2.464S" calcext:value-type="time">
            <text:p>12:45:12.46</text:p>
          </table:table-cell>
        </table:table-row>
        <table:table-row table:style-name="ro1">
          <table:table-cell table:formula="of:=IF([.D92]&lt;&gt;&quot;&quot;;[.D92]-[.D$3];&quot;&quot;)" office:value-type="float" office:value="89" calcext:value-type="float">
            <text:p>89</text:p>
          </table:table-cell>
          <table:table-cell table:formula="of:=IF([.A92]&lt;&gt;&quot;&quot;;60/([.C92]/[.A92]*24*60*60);&quot;&quot;)" office:value-type="float" office:value="256.311798022463" calcext:value-type="float">
            <text:p>256.3117980225</text:p>
          </table:table-cell>
          <table:table-cell table:formula="of:=IF([.A92]&lt;&gt;&quot;&quot;;[.G92]-[.G$3];&quot;&quot;)" office:value-type="time" office:time-value="PT00H00M20.834S" calcext:value-type="time">
            <text:p>00:00: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4S" calcext:value-type="time">
            <text:p>00:00:00.21</text:p>
          </table:table-cell>
          <table:table-cell table:style-name="ce8" office:value-type="time" office:time-value="PT00H00M22.36S" calcext:value-type="time">
            <text:p>00:00:22.3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2.678S" calcext:value-type="time">
            <text:p>12:45:12.68</text:p>
          </table:table-cell>
        </table:table-row>
        <table:table-row table:style-name="ro1">
          <table:table-cell table:formula="of:=IF([.D93]&lt;&gt;&quot;&quot;;[.D93]-[.D$3];&quot;&quot;)" office:value-type="float" office:value="90" calcext:value-type="float">
            <text:p>90</text:p>
          </table:table-cell>
          <table:table-cell table:formula="of:=IF([.A93]&lt;&gt;&quot;&quot;;60/([.C93]/[.A93]*24*60*60);&quot;&quot;)" office:value-type="float" office:value="256.605208135336" calcext:value-type="float">
            <text:p>256.6052081353</text:p>
          </table:table-cell>
          <table:table-cell table:formula="of:=IF([.A93]&lt;&gt;&quot;&quot;;[.G93]-[.G$3];&quot;&quot;)" office:value-type="time" office:time-value="PT00H00M21.044S" calcext:value-type="time">
            <text:p>00:00:2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S" calcext:value-type="time">
            <text:p>00:00:00.21</text:p>
          </table:table-cell>
          <table:table-cell table:style-name="ce8" office:value-type="time" office:time-value="PT00H00M22.57S" calcext:value-type="time">
            <text:p>00:00:22.5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2.888S" calcext:value-type="time">
            <text:p>12:45:12.89</text:p>
          </table:table-cell>
        </table:table-row>
        <table:table-row table:style-name="ro1">
          <table:table-cell table:formula="of:=IF([.D94]&lt;&gt;&quot;&quot;;[.D94]-[.D$3];&quot;&quot;)" office:value-type="float" office:value="91" calcext:value-type="float">
            <text:p>91</text:p>
          </table:table-cell>
          <table:table-cell table:formula="of:=IF([.A94]&lt;&gt;&quot;&quot;;60/([.C94]/[.A94]*24*60*60);&quot;&quot;)" office:value-type="float" office:value="256.868648852089" calcext:value-type="float">
            <text:p>256.8686488521</text:p>
          </table:table-cell>
          <table:table-cell table:formula="of:=IF([.A94]&lt;&gt;&quot;&quot;;[.G94]-[.G$3];&quot;&quot;)" office:value-type="time" office:time-value="PT00H00M21.256S" calcext:value-type="time">
            <text:p>00:00:2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2S" calcext:value-type="time">
            <text:p>00:00:00.21</text:p>
          </table:table-cell>
          <table:table-cell table:style-name="ce8" office:value-type="time" office:time-value="PT00H00M22.782S" calcext:value-type="time">
            <text:p>00:00:22.7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3.1S" calcext:value-type="time">
            <text:p>12:45:13.10</text:p>
          </table:table-cell>
        </table:table-row>
        <table:table-row table:style-name="ro1">
          <table:table-cell table:formula="of:=IF([.D95]&lt;&gt;&quot;&quot;;[.D95]-[.D$3];&quot;&quot;)" office:value-type="float" office:value="92" calcext:value-type="float">
            <text:p>92</text:p>
          </table:table-cell>
          <table:table-cell table:formula="of:=IF([.A95]&lt;&gt;&quot;&quot;;60/([.C95]/[.A95]*24*60*60);&quot;&quot;)" office:value-type="float" office:value="257.102934326968" calcext:value-type="float">
            <text:p>257.102934327</text:p>
          </table:table-cell>
          <table:table-cell table:formula="of:=IF([.A95]&lt;&gt;&quot;&quot;;[.G95]-[.G$3];&quot;&quot;)" office:value-type="time" office:time-value="PT00H00M21.47S" calcext:value-type="time">
            <text:p>00:00:2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4S" calcext:value-type="time">
            <text:p>00:00:00.21</text:p>
          </table:table-cell>
          <table:table-cell table:style-name="ce8" office:value-type="time" office:time-value="PT00H00M22.996S" calcext:value-type="time">
            <text:p>00:00:23.0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3.314S" calcext:value-type="time">
            <text:p>12:45:13.31</text:p>
          </table:table-cell>
        </table:table-row>
        <table:table-row table:style-name="ro1">
          <table:table-cell table:formula="of:=IF([.D96]&lt;&gt;&quot;&quot;;[.D96]-[.D$3];&quot;&quot;)" office:value-type="float" office:value="93" calcext:value-type="float">
            <text:p>93</text:p>
          </table:table-cell>
          <table:table-cell table:formula="of:=IF([.A96]&lt;&gt;&quot;&quot;;60/([.C96]/[.A96]*24*60*60);&quot;&quot;)" office:value-type="float" office:value="257.356332441657" calcext:value-type="float">
            <text:p>257.3563324417</text:p>
          </table:table-cell>
          <table:table-cell table:formula="of:=IF([.A96]&lt;&gt;&quot;&quot;;[.G96]-[.G$3];&quot;&quot;)" office:value-type="time" office:time-value="PT00H00M21.682S" calcext:value-type="time">
            <text:p>00:00:2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2S" calcext:value-type="time">
            <text:p>00:00:00.21</text:p>
          </table:table-cell>
          <table:table-cell table:style-name="ce8" office:value-type="time" office:time-value="PT00H00M23.208S" calcext:value-type="time">
            <text:p>00:00:23.2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3.526S" calcext:value-type="time">
            <text:p>12:45:13.53</text:p>
          </table:table-cell>
        </table:table-row>
        <table:table-row table:style-name="ro1">
          <table:table-cell table:formula="of:=IF([.D97]&lt;&gt;&quot;&quot;;[.D97]-[.D$3];&quot;&quot;)" office:value-type="float" office:value="94" calcext:value-type="float">
            <text:p>94</text:p>
          </table:table-cell>
          <table:table-cell table:formula="of:=IF([.A97]&lt;&gt;&quot;&quot;;60/([.C97]/[.A97]*24*60*60);&quot;&quot;)" office:value-type="float" office:value="257.487216946676" calcext:value-type="float">
            <text:p>257.4872169467</text:p>
          </table:table-cell>
          <table:table-cell table:formula="of:=IF([.A97]&lt;&gt;&quot;&quot;;[.G97]-[.G$3];&quot;&quot;)" office:value-type="time" office:time-value="PT00H00M21.904S" calcext:value-type="time">
            <text:p>00:00:2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2S" calcext:value-type="time">
            <text:p>00:00:00.22</text:p>
          </table:table-cell>
          <table:table-cell table:style-name="ce8" office:value-type="time" office:time-value="PT00H00M23.43S" calcext:value-type="time">
            <text:p>00:00:23.4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3.748S" calcext:value-type="time">
            <text:p>12:45:13.75</text:p>
          </table:table-cell>
        </table:table-row>
        <table:table-row table:style-name="ro1">
          <table:table-cell table:formula="of:=IF([.D98]&lt;&gt;&quot;&quot;;[.D98]-[.D$3];&quot;&quot;)" office:value-type="float" office:value="95" calcext:value-type="float">
            <text:p>95</text:p>
          </table:table-cell>
          <table:table-cell table:formula="of:=IF([.A98]&lt;&gt;&quot;&quot;;60/([.C98]/[.A98]*24*60*60);&quot;&quot;)" office:value-type="float" office:value="257.778581765557" calcext:value-type="float">
            <text:p>257.7785817656</text:p>
          </table:table-cell>
          <table:table-cell table:formula="of:=IF([.A98]&lt;&gt;&quot;&quot;;[.G98]-[.G$3];&quot;&quot;)" office:value-type="time" office:time-value="PT00H00M22.112S" calcext:value-type="time">
            <text:p>00:00:2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08S" calcext:value-type="time">
            <text:p>00:00:00.21</text:p>
          </table:table-cell>
          <table:table-cell table:style-name="ce8" office:value-type="time" office:time-value="PT00H00M23.638S" calcext:value-type="time">
            <text:p>00:00:23.6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3.956S" calcext:value-type="time">
            <text:p>12:45:13.96</text:p>
          </table:table-cell>
        </table:table-row>
        <table:table-row table:style-name="ro1">
          <table:table-cell table:formula="of:=IF([.D99]&lt;&gt;&quot;&quot;;[.D99]-[.D$3];&quot;&quot;)" office:value-type="float" office:value="96" calcext:value-type="float">
            <text:p>96</text:p>
          </table:table-cell>
          <table:table-cell table:formula="of:=IF([.A99]&lt;&gt;&quot;&quot;;60/([.C99]/[.A99]*24*60*60);&quot;&quot;)" office:value-type="float" office:value="225.864638067603" calcext:value-type="float">
            <text:p>225.8646380676</text:p>
          </table:table-cell>
          <table:table-cell table:formula="of:=IF([.A99]&lt;&gt;&quot;&quot;;[.G99]-[.G$3];&quot;&quot;)" office:value-type="time" office:time-value="PT00H00M25.502S" calcext:value-type="time">
            <text:p>00:00:2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use</text:p>
          </table:table-cell>
          <table:table-cell table:style-name="ce8" office:value-type="time" office:time-value="PT00H00M03.39S" calcext:value-type="time">
            <text:p>00:00:03.39</text:p>
          </table:table-cell>
          <table:table-cell table:style-name="ce8" office:value-type="time" office:time-value="PT00H00M27.028S" calcext:value-type="time">
            <text:p>00:00:27.0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7.348S" calcext:value-type="time">
            <text:p>12:45:17.35</text:p>
          </table:table-cell>
        </table:table-row>
        <table:table-row table:style-name="ro1">
          <table:table-cell table:formula="of:=IF([.D100]&lt;&gt;&quot;&quot;;[.D100]-[.D$3];&quot;&quot;)">
            <text:p/>
          </table:table-cell>
          <table:table-cell table:formula="of:=IF([.A100]&lt;&gt;&quot;&quot;;60/([.C100]/[.A100]*24*60*60);&quot;&quot;)">
            <text:p/>
          </table:table-cell>
          <table:table-cell table:formula="of:=IF([.A100]&lt;&gt;&quot;&quot;;[.G100]-[.G$3];&quot;&quot;)">
            <text:p/>
          </table:table-cell>
          <table:table-cell table:number-columns-repeated="9"/>
        </table:table-row>
        <table:table-row table:style-name="ro1">
          <table:table-cell table:formula="of:=IF([.D101]&lt;&gt;&quot;&quot;;[.D101]-[.D$3];&quot;&quot;)">
            <text:p/>
          </table:table-cell>
          <table:table-cell table:formula="of:=IF([.A101]&lt;&gt;&quot;&quot;;60/([.C101]/[.A101]*24*60*60);&quot;&quot;)">
            <text:p/>
          </table:table-cell>
          <table:table-cell table:formula="of:=IF([.A101]&lt;&gt;&quot;&quot;;[.G101]-[.G$3];&quot;&quot;)">
            <text:p/>
          </table:table-cell>
          <table:table-cell table:number-columns-repeated="9"/>
        </table:table-row>
        <table:table-row table:style-name="ro1">
          <table:table-cell table:formula="of:=IF([.D102]&lt;&gt;&quot;&quot;;[.D102]-[.D$3];&quot;&quot;)">
            <text:p/>
          </table:table-cell>
          <table:table-cell table:formula="of:=IF([.A102]&lt;&gt;&quot;&quot;;60/([.C102]/[.A102]*24*60*60);&quot;&quot;)">
            <text:p/>
          </table:table-cell>
          <table:table-cell table:formula="of:=IF([.A102]&lt;&gt;&quot;&quot;;[.G102]-[.G$3];&quot;&quot;)">
            <text:p/>
          </table:table-cell>
          <table:table-cell table:number-columns-repeated="9"/>
        </table:table-row>
        <table:table-row table:style-name="ro1">
          <table:table-cell table:formula="of:=IF([.D103]&lt;&gt;&quot;&quot;;[.D103]-[.D$3];&quot;&quot;)">
            <text:p/>
          </table:table-cell>
          <table:table-cell table:formula="of:=IF([.A103]&lt;&gt;&quot;&quot;;60/([.C103]/[.A103]*24*60*60);&quot;&quot;)">
            <text:p/>
          </table:table-cell>
          <table:table-cell table:formula="of:=IF([.A103]&lt;&gt;&quot;&quot;;[.G103]-[.G$3];&quot;&quot;)">
            <text:p/>
          </table:table-cell>
          <table:table-cell table:number-columns-repeated="9"/>
        </table:table-row>
        <table:table-row table:style-name="ro1">
          <table:table-cell table:formula="of:=IF([.D104]&lt;&gt;&quot;&quot;;[.D104]-[.D$3];&quot;&quot;)">
            <text:p/>
          </table:table-cell>
          <table:table-cell table:formula="of:=IF([.A104]&lt;&gt;&quot;&quot;;60/([.C104]/[.A104]*24*60*60);&quot;&quot;)">
            <text:p/>
          </table:table-cell>
          <table:table-cell table:formula="of:=IF([.A104]&lt;&gt;&quot;&quot;;[.G104]-[.G$3];&quot;&quot;)">
            <text:p/>
          </table:table-cell>
          <table:table-cell table:number-columns-repeated="9"/>
        </table:table-row>
        <table:table-row table:style-name="ro1">
          <table:table-cell table:formula="of:=IF([.D105]&lt;&gt;&quot;&quot;;[.D105]-[.D$3];&quot;&quot;)">
            <text:p/>
          </table:table-cell>
          <table:table-cell table:formula="of:=IF([.A105]&lt;&gt;&quot;&quot;;60/([.C105]/[.A105]*24*60*60);&quot;&quot;)">
            <text:p/>
          </table:table-cell>
          <table:table-cell table:formula="of:=IF([.A105]&lt;&gt;&quot;&quot;;[.G105]-[.G$3];&quot;&quot;)">
            <text:p/>
          </table:table-cell>
          <table:table-cell table:number-columns-repeated="9"/>
        </table:table-row>
        <table:table-row table:style-name="ro1">
          <table:table-cell table:formula="of:=IF([.D106]&lt;&gt;&quot;&quot;;[.D106]-[.D$3];&quot;&quot;)">
            <text:p/>
          </table:table-cell>
          <table:table-cell table:formula="of:=IF([.A106]&lt;&gt;&quot;&quot;;60/([.C106]/[.A106]*24*60*60);&quot;&quot;)">
            <text:p/>
          </table:table-cell>
          <table:table-cell table:formula="of:=IF([.A106]&lt;&gt;&quot;&quot;;[.G106]-[.G$3];&quot;&quot;)">
            <text:p/>
          </table:table-cell>
          <table:table-cell table:number-columns-repeated="9"/>
        </table:table-row>
        <table:table-row table:style-name="ro1">
          <table:table-cell table:formula="of:=IF([.D107]&lt;&gt;&quot;&quot;;[.D107]-[.D$3];&quot;&quot;)">
            <text:p/>
          </table:table-cell>
          <table:table-cell table:formula="of:=IF([.A107]&lt;&gt;&quot;&quot;;60/([.C107]/[.A107]*24*60*60);&quot;&quot;)">
            <text:p/>
          </table:table-cell>
          <table:table-cell table:formula="of:=IF([.A107]&lt;&gt;&quot;&quot;;[.G107]-[.G$3];&quot;&quot;)">
            <text:p/>
          </table:table-cell>
          <table:table-cell table:number-columns-repeated="9"/>
        </table:table-row>
        <table:table-row table:style-name="ro1">
          <table:table-cell table:formula="of:=IF([.D108]&lt;&gt;&quot;&quot;;[.D108]-[.D$3];&quot;&quot;)">
            <text:p/>
          </table:table-cell>
          <table:table-cell table:formula="of:=IF([.A108]&lt;&gt;&quot;&quot;;60/([.C108]/[.A108]*24*60*60);&quot;&quot;)">
            <text:p/>
          </table:table-cell>
          <table:table-cell table:formula="of:=IF([.A108]&lt;&gt;&quot;&quot;;[.G108]-[.G$3];&quot;&quot;)">
            <text:p/>
          </table:table-cell>
          <table:table-cell table:number-columns-repeated="9"/>
        </table:table-row>
        <table:table-row table:style-name="ro1">
          <table:table-cell table:formula="of:=IF([.D109]&lt;&gt;&quot;&quot;;[.D109]-[.D$3];&quot;&quot;)">
            <text:p/>
          </table:table-cell>
          <table:table-cell table:formula="of:=IF([.A109]&lt;&gt;&quot;&quot;;60/([.C109]/[.A109]*24*60*60);&quot;&quot;)">
            <text:p/>
          </table:table-cell>
          <table:table-cell table:formula="of:=IF([.A109]&lt;&gt;&quot;&quot;;[.G109]-[.G$3];&quot;&quot;)">
            <text:p/>
          </table:table-cell>
          <table:table-cell table:number-columns-repeated="9"/>
        </table:table-row>
        <table:table-row table:style-name="ro1">
          <table:table-cell table:formula="of:=IF([.D110]&lt;&gt;&quot;&quot;;[.D110]-[.D$3];&quot;&quot;)">
            <text:p/>
          </table:table-cell>
          <table:table-cell table:formula="of:=IF([.A110]&lt;&gt;&quot;&quot;;60/([.C110]/[.A110]*24*60*60);&quot;&quot;)">
            <text:p/>
          </table:table-cell>
          <table:table-cell table:formula="of:=IF([.A110]&lt;&gt;&quot;&quot;;[.G110]-[.G$3];&quot;&quot;)">
            <text:p/>
          </table:table-cell>
          <table:table-cell table:number-columns-repeated="9"/>
        </table:table-row>
        <table:table-row table:style-name="ro1">
          <table:table-cell table:formula="of:=IF([.D111]&lt;&gt;&quot;&quot;;[.D111]-[.D$3];&quot;&quot;)">
            <text:p/>
          </table:table-cell>
          <table:table-cell table:formula="of:=IF([.A111]&lt;&gt;&quot;&quot;;60/([.C111]/[.A111]*24*60*60);&quot;&quot;)">
            <text:p/>
          </table:table-cell>
          <table:table-cell table:formula="of:=IF([.A111]&lt;&gt;&quot;&quot;;[.G111]-[.G$3];&quot;&quot;)">
            <text:p/>
          </table:table-cell>
          <table:table-cell table:number-columns-repeated="9"/>
        </table:table-row>
        <table:table-row table:style-name="ro1">
          <table:table-cell table:formula="of:=IF([.D112]&lt;&gt;&quot;&quot;;[.D112]-[.D$3];&quot;&quot;)">
            <text:p/>
          </table:table-cell>
          <table:table-cell table:formula="of:=IF([.A112]&lt;&gt;&quot;&quot;;60/([.C112]/[.A112]*24*60*60);&quot;&quot;)">
            <text:p/>
          </table:table-cell>
          <table:table-cell table:formula="of:=IF([.A112]&lt;&gt;&quot;&quot;;[.G112]-[.G$3];&quot;&quot;)">
            <text:p/>
          </table:table-cell>
          <table:table-cell table:number-columns-repeated="9"/>
        </table:table-row>
        <table:table-row table:style-name="ro1">
          <table:table-cell table:formula="of:=IF([.D113]&lt;&gt;&quot;&quot;;[.D113]-[.D$3];&quot;&quot;)">
            <text:p/>
          </table:table-cell>
          <table:table-cell table:formula="of:=IF([.A113]&lt;&gt;&quot;&quot;;60/([.C113]/[.A113]*24*60*60);&quot;&quot;)">
            <text:p/>
          </table:table-cell>
          <table:table-cell table:formula="of:=IF([.A113]&lt;&gt;&quot;&quot;;[.G113]-[.G$3];&quot;&quot;)">
            <text:p/>
          </table:table-cell>
          <table:table-cell table:number-columns-repeated="9"/>
        </table:table-row>
        <table:table-row table:style-name="ro1">
          <table:table-cell table:formula="of:=IF([.D114]&lt;&gt;&quot;&quot;;[.D114]-[.D$3];&quot;&quot;)">
            <text:p/>
          </table:table-cell>
          <table:table-cell table:formula="of:=IF([.A114]&lt;&gt;&quot;&quot;;60/([.C114]/[.A114]*24*60*60);&quot;&quot;)">
            <text:p/>
          </table:table-cell>
          <table:table-cell table:formula="of:=IF([.A114]&lt;&gt;&quot;&quot;;[.G114]-[.G$3];&quot;&quot;)">
            <text:p/>
          </table:table-cell>
          <table:table-cell table:number-columns-repeated="9"/>
        </table:table-row>
        <table:table-row table:style-name="ro1">
          <table:table-cell table:formula="of:=IF([.D115]&lt;&gt;&quot;&quot;;[.D115]-[.D$3];&quot;&quot;)">
            <text:p/>
          </table:table-cell>
          <table:table-cell table:formula="of:=IF([.A115]&lt;&gt;&quot;&quot;;60/([.C115]/[.A115]*24*60*60);&quot;&quot;)">
            <text:p/>
          </table:table-cell>
          <table:table-cell table:formula="of:=IF([.A115]&lt;&gt;&quot;&quot;;[.G115]-[.G$3];&quot;&quot;)">
            <text:p/>
          </table:table-cell>
          <table:table-cell table:number-columns-repeated="9"/>
        </table:table-row>
        <table:table-row table:style-name="ro1">
          <table:table-cell table:formula="of:=IF([.D116]&lt;&gt;&quot;&quot;;[.D116]-[.D$3];&quot;&quot;)">
            <text:p/>
          </table:table-cell>
          <table:table-cell table:formula="of:=IF([.A116]&lt;&gt;&quot;&quot;;60/([.C116]/[.A116]*24*60*60);&quot;&quot;)">
            <text:p/>
          </table:table-cell>
          <table:table-cell table:formula="of:=IF([.A116]&lt;&gt;&quot;&quot;;[.G116]-[.G$3];&quot;&quot;)">
            <text:p/>
          </table:table-cell>
          <table:table-cell table:number-columns-repeated="9"/>
        </table:table-row>
        <table:table-row table:style-name="ro1">
          <table:table-cell table:formula="of:=IF([.D117]&lt;&gt;&quot;&quot;;[.D117]-[.D$3];&quot;&quot;)">
            <text:p/>
          </table:table-cell>
          <table:table-cell table:formula="of:=IF([.A117]&lt;&gt;&quot;&quot;;60/([.C117]/[.A117]*24*60*60);&quot;&quot;)">
            <text:p/>
          </table:table-cell>
          <table:table-cell table:formula="of:=IF([.A117]&lt;&gt;&quot;&quot;;[.G117]-[.G$3];&quot;&quot;)">
            <text:p/>
          </table:table-cell>
          <table:table-cell table:number-columns-repeated="9"/>
        </table:table-row>
        <table:table-row table:style-name="ro1">
          <table:table-cell table:formula="of:=IF([.D118]&lt;&gt;&quot;&quot;;[.D118]-[.D$3];&quot;&quot;)">
            <text:p/>
          </table:table-cell>
          <table:table-cell table:formula="of:=IF([.A118]&lt;&gt;&quot;&quot;;60/([.C118]/[.A118]*24*60*60);&quot;&quot;)">
            <text:p/>
          </table:table-cell>
          <table:table-cell table:formula="of:=IF([.A118]&lt;&gt;&quot;&quot;;[.G118]-[.G$3];&quot;&quot;)">
            <text:p/>
          </table:table-cell>
          <table:table-cell table:number-columns-repeated="9"/>
        </table:table-row>
        <table:table-row table:style-name="ro1">
          <table:table-cell table:formula="of:=IF([.D119]&lt;&gt;&quot;&quot;;[.D119]-[.D$3];&quot;&quot;)">
            <text:p/>
          </table:table-cell>
          <table:table-cell table:formula="of:=IF([.A119]&lt;&gt;&quot;&quot;;60/([.C119]/[.A119]*24*60*60);&quot;&quot;)">
            <text:p/>
          </table:table-cell>
          <table:table-cell table:formula="of:=IF([.A119]&lt;&gt;&quot;&quot;;[.G119]-[.G$3];&quot;&quot;)">
            <text:p/>
          </table:table-cell>
          <table:table-cell table:number-columns-repeated="9"/>
        </table:table-row>
        <table:table-row table:style-name="ro1">
          <table:table-cell table:formula="of:=IF([.D120]&lt;&gt;&quot;&quot;;[.D120]-[.D$3];&quot;&quot;)">
            <text:p/>
          </table:table-cell>
          <table:table-cell table:formula="of:=IF([.A120]&lt;&gt;&quot;&quot;;60/([.C120]/[.A120]*24*60*60);&quot;&quot;)">
            <text:p/>
          </table:table-cell>
          <table:table-cell table:formula="of:=IF([.A120]&lt;&gt;&quot;&quot;;[.G120]-[.G$3];&quot;&quot;)">
            <text:p/>
          </table:table-cell>
          <table:table-cell table:number-columns-repeated="9"/>
        </table:table-row>
        <table:table-row table:style-name="ro1">
          <table:table-cell table:formula="of:=IF([.D121]&lt;&gt;&quot;&quot;;[.D121]-[.D$3];&quot;&quot;)">
            <text:p/>
          </table:table-cell>
          <table:table-cell table:formula="of:=IF([.A121]&lt;&gt;&quot;&quot;;60/([.C121]/[.A121]*24*60*60);&quot;&quot;)">
            <text:p/>
          </table:table-cell>
          <table:table-cell table:formula="of:=IF([.A121]&lt;&gt;&quot;&quot;;[.G121]-[.G$3];&quot;&quot;)">
            <text:p/>
          </table:table-cell>
          <table:table-cell table:number-columns-repeated="9"/>
        </table:table-row>
        <table:table-row table:style-name="ro1">
          <table:table-cell table:formula="of:=IF([.D122]&lt;&gt;&quot;&quot;;[.D122]-[.D$3];&quot;&quot;)">
            <text:p/>
          </table:table-cell>
          <table:table-cell table:formula="of:=IF([.A122]&lt;&gt;&quot;&quot;;60/([.C122]/[.A122]*24*60*60);&quot;&quot;)">
            <text:p/>
          </table:table-cell>
          <table:table-cell table:formula="of:=IF([.A122]&lt;&gt;&quot;&quot;;[.G122]-[.G$3];&quot;&quot;)">
            <text:p/>
          </table:table-cell>
          <table:table-cell table:number-columns-repeated="9"/>
        </table:table-row>
        <table:table-row table:style-name="ro1">
          <table:table-cell table:formula="of:=IF([.D123]&lt;&gt;&quot;&quot;;[.D123]-[.D$3];&quot;&quot;)">
            <text:p/>
          </table:table-cell>
          <table:table-cell table:formula="of:=IF([.A123]&lt;&gt;&quot;&quot;;60/([.C123]/[.A123]*24*60*60);&quot;&quot;)">
            <text:p/>
          </table:table-cell>
          <table:table-cell table:formula="of:=IF([.A123]&lt;&gt;&quot;&quot;;[.G123]-[.G$3];&quot;&quot;)">
            <text:p/>
          </table:table-cell>
          <table:table-cell table:number-columns-repeated="9"/>
        </table:table-row>
        <table:table-row table:style-name="ro1">
          <table:table-cell table:formula="of:=IF([.D124]&lt;&gt;&quot;&quot;;[.D124]-[.D$3];&quot;&quot;)">
            <text:p/>
          </table:table-cell>
          <table:table-cell table:formula="of:=IF([.A124]&lt;&gt;&quot;&quot;;60/([.C124]/[.A124]*24*60*60);&quot;&quot;)">
            <text:p/>
          </table:table-cell>
          <table:table-cell table:formula="of:=IF([.A124]&lt;&gt;&quot;&quot;;[.G124]-[.G$3];&quot;&quot;)">
            <text:p/>
          </table:table-cell>
          <table:table-cell table:number-columns-repeated="9"/>
        </table:table-row>
        <table:table-row table:style-name="ro1">
          <table:table-cell table:formula="of:=IF([.D125]&lt;&gt;&quot;&quot;;[.D125]-[.D$3];&quot;&quot;)">
            <text:p/>
          </table:table-cell>
          <table:table-cell table:formula="of:=IF([.A125]&lt;&gt;&quot;&quot;;60/([.C125]/[.A125]*24*60*60);&quot;&quot;)">
            <text:p/>
          </table:table-cell>
          <table:table-cell table:formula="of:=IF([.A125]&lt;&gt;&quot;&quot;;[.G125]-[.G$3];&quot;&quot;)">
            <text:p/>
          </table:table-cell>
          <table:table-cell table:number-columns-repeated="9"/>
        </table:table-row>
        <table:table-row table:style-name="ro1">
          <table:table-cell table:formula="of:=IF([.D126]&lt;&gt;&quot;&quot;;[.D126]-[.D$3];&quot;&quot;)">
            <text:p/>
          </table:table-cell>
          <table:table-cell table:formula="of:=IF([.A126]&lt;&gt;&quot;&quot;;60/([.C126]/[.A126]*24*60*60);&quot;&quot;)">
            <text:p/>
          </table:table-cell>
          <table:table-cell table:formula="of:=IF([.A126]&lt;&gt;&quot;&quot;;[.G126]-[.G$3];&quot;&quot;)">
            <text:p/>
          </table:table-cell>
          <table:table-cell table:number-columns-repeated="9"/>
        </table:table-row>
        <table:table-row table:style-name="ro1">
          <table:table-cell table:formula="of:=IF([.D127]&lt;&gt;&quot;&quot;;[.D127]-[.D$3];&quot;&quot;)">
            <text:p/>
          </table:table-cell>
          <table:table-cell table:formula="of:=IF([.A127]&lt;&gt;&quot;&quot;;60/([.C127]/[.A127]*24*60*60);&quot;&quot;)">
            <text:p/>
          </table:table-cell>
          <table:table-cell table:formula="of:=IF([.A127]&lt;&gt;&quot;&quot;;[.G127]-[.G$3];&quot;&quot;)">
            <text:p/>
          </table:table-cell>
          <table:table-cell table:number-columns-repeated="9"/>
        </table:table-row>
        <table:table-row table:style-name="ro1">
          <table:table-cell table:formula="of:=IF([.D128]&lt;&gt;&quot;&quot;;[.D128]-[.D$3];&quot;&quot;)">
            <text:p/>
          </table:table-cell>
          <table:table-cell table:formula="of:=IF([.A128]&lt;&gt;&quot;&quot;;60/([.C128]/[.A128]*24*60*60);&quot;&quot;)">
            <text:p/>
          </table:table-cell>
          <table:table-cell table:formula="of:=IF([.A128]&lt;&gt;&quot;&quot;;[.G128]-[.G$3];&quot;&quot;)">
            <text:p/>
          </table:table-cell>
          <table:table-cell table:number-columns-repeated="9"/>
        </table:table-row>
        <table:table-row table:style-name="ro1">
          <table:table-cell table:formula="of:=IF([.D129]&lt;&gt;&quot;&quot;;[.D129]-[.D$3];&quot;&quot;)">
            <text:p/>
          </table:table-cell>
          <table:table-cell table:formula="of:=IF([.A129]&lt;&gt;&quot;&quot;;60/([.C129]/[.A129]*24*60*60);&quot;&quot;)">
            <text:p/>
          </table:table-cell>
          <table:table-cell table:formula="of:=IF([.A129]&lt;&gt;&quot;&quot;;[.G129]-[.G$3];&quot;&quot;)">
            <text:p/>
          </table:table-cell>
          <table:table-cell table:number-columns-repeated="9"/>
        </table:table-row>
        <table:table-row table:style-name="ro1">
          <table:table-cell table:formula="of:=IF([.D130]&lt;&gt;&quot;&quot;;[.D130]-[.D$3];&quot;&quot;)">
            <text:p/>
          </table:table-cell>
          <table:table-cell table:formula="of:=IF([.A130]&lt;&gt;&quot;&quot;;60/([.C130]/[.A130]*24*60*60);&quot;&quot;)">
            <text:p/>
          </table:table-cell>
          <table:table-cell table:formula="of:=IF([.A130]&lt;&gt;&quot;&quot;;[.G130]-[.G$3];&quot;&quot;)">
            <text:p/>
          </table:table-cell>
          <table:table-cell table:number-columns-repeated="9"/>
        </table:table-row>
        <table:table-row table:style-name="ro1">
          <table:table-cell table:formula="of:=IF([.D131]&lt;&gt;&quot;&quot;;[.D131]-[.D$3];&quot;&quot;)">
            <text:p/>
          </table:table-cell>
          <table:table-cell table:formula="of:=IF([.A131]&lt;&gt;&quot;&quot;;60/([.C131]/[.A131]*24*60*60);&quot;&quot;)">
            <text:p/>
          </table:table-cell>
          <table:table-cell table:formula="of:=IF([.A131]&lt;&gt;&quot;&quot;;[.G131]-[.G$3];&quot;&quot;)">
            <text:p/>
          </table:table-cell>
          <table:table-cell table:number-columns-repeated="9"/>
        </table:table-row>
        <table:table-row table:style-name="ro1">
          <table:table-cell table:formula="of:=IF([.D132]&lt;&gt;&quot;&quot;;[.D132]-[.D$3];&quot;&quot;)">
            <text:p/>
          </table:table-cell>
          <table:table-cell table:formula="of:=IF([.A132]&lt;&gt;&quot;&quot;;60/([.C132]/[.A132]*24*60*60);&quot;&quot;)">
            <text:p/>
          </table:table-cell>
          <table:table-cell table:formula="of:=IF([.A132]&lt;&gt;&quot;&quot;;[.G132]-[.G$3];&quot;&quot;)">
            <text:p/>
          </table:table-cell>
          <table:table-cell table:number-columns-repeated="9"/>
        </table:table-row>
        <table:table-row table:style-name="ro1">
          <table:table-cell table:formula="of:=IF([.D133]&lt;&gt;&quot;&quot;;[.D133]-[.D$3];&quot;&quot;)">
            <text:p/>
          </table:table-cell>
          <table:table-cell table:formula="of:=IF([.A133]&lt;&gt;&quot;&quot;;60/([.C133]/[.A133]*24*60*60);&quot;&quot;)">
            <text:p/>
          </table:table-cell>
          <table:table-cell table:formula="of:=IF([.A133]&lt;&gt;&quot;&quot;;[.G133]-[.G$3];&quot;&quot;)">
            <text:p/>
          </table:table-cell>
          <table:table-cell table:number-columns-repeated="9"/>
        </table:table-row>
        <table:table-row table:style-name="ro1">
          <table:table-cell table:formula="of:=IF([.D134]&lt;&gt;&quot;&quot;;[.D134]-[.D$3];&quot;&quot;)">
            <text:p/>
          </table:table-cell>
          <table:table-cell table:formula="of:=IF([.A134]&lt;&gt;&quot;&quot;;60/([.C134]/[.A134]*24*60*60);&quot;&quot;)">
            <text:p/>
          </table:table-cell>
          <table:table-cell table:formula="of:=IF([.A134]&lt;&gt;&quot;&quot;;[.G134]-[.G$3];&quot;&quot;)">
            <text:p/>
          </table:table-cell>
          <table:table-cell table:number-columns-repeated="9"/>
        </table:table-row>
        <table:table-row table:style-name="ro1">
          <table:table-cell table:formula="of:=IF([.D135]&lt;&gt;&quot;&quot;;[.D135]-[.D$3];&quot;&quot;)">
            <text:p/>
          </table:table-cell>
          <table:table-cell table:formula="of:=IF([.A135]&lt;&gt;&quot;&quot;;60/([.C135]/[.A135]*24*60*60);&quot;&quot;)">
            <text:p/>
          </table:table-cell>
          <table:table-cell table:formula="of:=IF([.A135]&lt;&gt;&quot;&quot;;[.G135]-[.G$3];&quot;&quot;)">
            <text:p/>
          </table:table-cell>
          <table:table-cell table:number-columns-repeated="9"/>
        </table:table-row>
        <table:table-row table:style-name="ro1">
          <table:table-cell table:formula="of:=IF([.D136]&lt;&gt;&quot;&quot;;[.D136]-[.D$3];&quot;&quot;)">
            <text:p/>
          </table:table-cell>
          <table:table-cell table:formula="of:=IF([.A136]&lt;&gt;&quot;&quot;;60/([.C136]/[.A136]*24*60*60);&quot;&quot;)">
            <text:p/>
          </table:table-cell>
          <table:table-cell table:formula="of:=IF([.A136]&lt;&gt;&quot;&quot;;[.G136]-[.G$3];&quot;&quot;)">
            <text:p/>
          </table:table-cell>
          <table:table-cell table:number-columns-repeated="9"/>
        </table:table-row>
        <table:table-row table:style-name="ro1">
          <table:table-cell table:formula="of:=IF([.D137]&lt;&gt;&quot;&quot;;[.D137]-[.D$3];&quot;&quot;)">
            <text:p/>
          </table:table-cell>
          <table:table-cell table:formula="of:=IF([.A137]&lt;&gt;&quot;&quot;;60/([.C137]/[.A137]*24*60*60);&quot;&quot;)">
            <text:p/>
          </table:table-cell>
          <table:table-cell table:formula="of:=IF([.A137]&lt;&gt;&quot;&quot;;[.G137]-[.G$3];&quot;&quot;)">
            <text:p/>
          </table:table-cell>
          <table:table-cell table:number-columns-repeated="9"/>
        </table:table-row>
        <table:table-row table:style-name="ro1">
          <table:table-cell table:formula="of:=IF([.D138]&lt;&gt;&quot;&quot;;[.D138]-[.D$3];&quot;&quot;)">
            <text:p/>
          </table:table-cell>
          <table:table-cell table:formula="of:=IF([.A138]&lt;&gt;&quot;&quot;;60/([.C138]/[.A138]*24*60*60);&quot;&quot;)">
            <text:p/>
          </table:table-cell>
          <table:table-cell table:formula="of:=IF([.A138]&lt;&gt;&quot;&quot;;[.G138]-[.G$3];&quot;&quot;)">
            <text:p/>
          </table:table-cell>
          <table:table-cell table:number-columns-repeated="9"/>
        </table:table-row>
        <table:table-row table:style-name="ro1">
          <table:table-cell table:formula="of:=IF([.D139]&lt;&gt;&quot;&quot;;[.D139]-[.D$3];&quot;&quot;)">
            <text:p/>
          </table:table-cell>
          <table:table-cell table:formula="of:=IF([.A139]&lt;&gt;&quot;&quot;;60/([.C139]/[.A139]*24*60*60);&quot;&quot;)">
            <text:p/>
          </table:table-cell>
          <table:table-cell table:formula="of:=IF([.A139]&lt;&gt;&quot;&quot;;[.G139]-[.G$3];&quot;&quot;)">
            <text:p/>
          </table:table-cell>
          <table:table-cell table:number-columns-repeated="9"/>
        </table:table-row>
        <table:table-row table:style-name="ro1">
          <table:table-cell table:formula="of:=IF([.D140]&lt;&gt;&quot;&quot;;[.D140]-[.D$3];&quot;&quot;)">
            <text:p/>
          </table:table-cell>
          <table:table-cell table:formula="of:=IF([.A140]&lt;&gt;&quot;&quot;;60/([.C140]/[.A140]*24*60*60);&quot;&quot;)">
            <text:p/>
          </table:table-cell>
          <table:table-cell table:formula="of:=IF([.A140]&lt;&gt;&quot;&quot;;[.G140]-[.G$3];&quot;&quot;)">
            <text:p/>
          </table:table-cell>
          <table:table-cell table:number-columns-repeated="9"/>
        </table:table-row>
        <table:table-row table:style-name="ro1">
          <table:table-cell table:formula="of:=IF([.D141]&lt;&gt;&quot;&quot;;[.D141]-[.D$3];&quot;&quot;)">
            <text:p/>
          </table:table-cell>
          <table:table-cell table:formula="of:=IF([.A141]&lt;&gt;&quot;&quot;;60/([.C141]/[.A141]*24*60*60);&quot;&quot;)">
            <text:p/>
          </table:table-cell>
          <table:table-cell table:formula="of:=IF([.A141]&lt;&gt;&quot;&quot;;[.G141]-[.G$3];&quot;&quot;)">
            <text:p/>
          </table:table-cell>
          <table:table-cell table:number-columns-repeated="9"/>
        </table:table-row>
        <table:table-row table:style-name="ro1">
          <table:table-cell table:formula="of:=IF([.D142]&lt;&gt;&quot;&quot;;[.D142]-[.D$3];&quot;&quot;)">
            <text:p/>
          </table:table-cell>
          <table:table-cell table:formula="of:=IF([.A142]&lt;&gt;&quot;&quot;;60/([.C142]/[.A142]*24*60*60);&quot;&quot;)">
            <text:p/>
          </table:table-cell>
          <table:table-cell table:formula="of:=IF([.A142]&lt;&gt;&quot;&quot;;[.G142]-[.G$3];&quot;&quot;)">
            <text:p/>
          </table:table-cell>
          <table:table-cell table:number-columns-repeated="9"/>
        </table:table-row>
        <table:table-row table:style-name="ro1">
          <table:table-cell table:formula="of:=IF([.D143]&lt;&gt;&quot;&quot;;[.D143]-[.D$3];&quot;&quot;)">
            <text:p/>
          </table:table-cell>
          <table:table-cell table:formula="of:=IF([.A143]&lt;&gt;&quot;&quot;;60/([.C143]/[.A143]*24*60*60);&quot;&quot;)">
            <text:p/>
          </table:table-cell>
          <table:table-cell table:formula="of:=IF([.A143]&lt;&gt;&quot;&quot;;[.G143]-[.G$3];&quot;&quot;)">
            <text:p/>
          </table:table-cell>
          <table:table-cell table:number-columns-repeated="9"/>
        </table:table-row>
        <table:table-row table:style-name="ro1">
          <table:table-cell table:formula="of:=IF([.D144]&lt;&gt;&quot;&quot;;[.D144]-[.D$3];&quot;&quot;)">
            <text:p/>
          </table:table-cell>
          <table:table-cell table:formula="of:=IF([.A144]&lt;&gt;&quot;&quot;;60/([.C144]/[.A144]*24*60*60);&quot;&quot;)">
            <text:p/>
          </table:table-cell>
          <table:table-cell table:formula="of:=IF([.A144]&lt;&gt;&quot;&quot;;[.G144]-[.G$3];&quot;&quot;)">
            <text:p/>
          </table:table-cell>
          <table:table-cell table:number-columns-repeated="9"/>
        </table:table-row>
        <table:table-row table:style-name="ro1">
          <table:table-cell table:formula="of:=IF([.D145]&lt;&gt;&quot;&quot;;[.D145]-[.D$3];&quot;&quot;)">
            <text:p/>
          </table:table-cell>
          <table:table-cell table:formula="of:=IF([.A145]&lt;&gt;&quot;&quot;;60/([.C145]/[.A145]*24*60*60);&quot;&quot;)">
            <text:p/>
          </table:table-cell>
          <table:table-cell table:formula="of:=IF([.A145]&lt;&gt;&quot;&quot;;[.G145]-[.G$3];&quot;&quot;)">
            <text:p/>
          </table:table-cell>
          <table:table-cell table:number-columns-repeated="9"/>
        </table:table-row>
        <table:table-row table:style-name="ro1">
          <table:table-cell table:formula="of:=IF([.D146]&lt;&gt;&quot;&quot;;[.D146]-[.D$3];&quot;&quot;)">
            <text:p/>
          </table:table-cell>
          <table:table-cell table:formula="of:=IF([.A146]&lt;&gt;&quot;&quot;;60/([.C146]/[.A146]*24*60*60);&quot;&quot;)">
            <text:p/>
          </table:table-cell>
          <table:table-cell table:formula="of:=IF([.A146]&lt;&gt;&quot;&quot;;[.G146]-[.G$3];&quot;&quot;)">
            <text:p/>
          </table:table-cell>
          <table:table-cell table:number-columns-repeated="9"/>
        </table:table-row>
        <table:table-row table:style-name="ro1">
          <table:table-cell table:formula="of:=IF([.D147]&lt;&gt;&quot;&quot;;[.D147]-[.D$3];&quot;&quot;)">
            <text:p/>
          </table:table-cell>
          <table:table-cell table:formula="of:=IF([.A147]&lt;&gt;&quot;&quot;;60/([.C147]/[.A147]*24*60*60);&quot;&quot;)">
            <text:p/>
          </table:table-cell>
          <table:table-cell table:formula="of:=IF([.A147]&lt;&gt;&quot;&quot;;[.G147]-[.G$3];&quot;&quot;)">
            <text:p/>
          </table:table-cell>
          <table:table-cell table:number-columns-repeated="9"/>
        </table:table-row>
        <table:table-row table:style-name="ro1">
          <table:table-cell table:formula="of:=IF([.D148]&lt;&gt;&quot;&quot;;[.D148]-[.D$3];&quot;&quot;)">
            <text:p/>
          </table:table-cell>
          <table:table-cell table:formula="of:=IF([.A148]&lt;&gt;&quot;&quot;;60/([.C148]/[.A148]*24*60*60);&quot;&quot;)">
            <text:p/>
          </table:table-cell>
          <table:table-cell table:formula="of:=IF([.A148]&lt;&gt;&quot;&quot;;[.G148]-[.G$3];&quot;&quot;)">
            <text:p/>
          </table:table-cell>
          <table:table-cell table:number-columns-repeated="9"/>
        </table:table-row>
        <table:table-row table:style-name="ro1">
          <table:table-cell table:formula="of:=IF([.D149]&lt;&gt;&quot;&quot;;[.D149]-[.D$3];&quot;&quot;)">
            <text:p/>
          </table:table-cell>
          <table:table-cell table:formula="of:=IF([.A149]&lt;&gt;&quot;&quot;;60/([.C149]/[.A149]*24*60*60);&quot;&quot;)">
            <text:p/>
          </table:table-cell>
          <table:table-cell table:formula="of:=IF([.A149]&lt;&gt;&quot;&quot;;[.G149]-[.G$3];&quot;&quot;)">
            <text:p/>
          </table:table-cell>
          <table:table-cell table:number-columns-repeated="9"/>
        </table:table-row>
        <table:table-row table:style-name="ro1">
          <table:table-cell table:formula="of:=IF([.D150]&lt;&gt;&quot;&quot;;[.D150]-[.D$3];&quot;&quot;)">
            <text:p/>
          </table:table-cell>
          <table:table-cell table:formula="of:=IF([.A150]&lt;&gt;&quot;&quot;;60/([.C150]/[.A150]*24*60*60);&quot;&quot;)">
            <text:p/>
          </table:table-cell>
          <table:table-cell table:formula="of:=IF([.A150]&lt;&gt;&quot;&quot;;[.G150]-[.G$3];&quot;&quot;)">
            <text:p/>
          </table:table-cell>
          <table:table-cell table:number-columns-repeated="9"/>
        </table:table-row>
        <table:table-row table:style-name="ro1">
          <table:table-cell table:formula="of:=IF([.D151]&lt;&gt;&quot;&quot;;[.D151]-[.D$3];&quot;&quot;)">
            <text:p/>
          </table:table-cell>
          <table:table-cell table:formula="of:=IF([.A151]&lt;&gt;&quot;&quot;;60/([.C151]/[.A151]*24*60*60);&quot;&quot;)">
            <text:p/>
          </table:table-cell>
          <table:table-cell table:formula="of:=IF([.A151]&lt;&gt;&quot;&quot;;[.G151]-[.G$3];&quot;&quot;)">
            <text:p/>
          </table:table-cell>
          <table:table-cell table:number-columns-repeated="9"/>
        </table:table-row>
        <table:table-row table:style-name="ro1">
          <table:table-cell table:formula="of:=IF([.D152]&lt;&gt;&quot;&quot;;[.D152]-[.D$3];&quot;&quot;)">
            <text:p/>
          </table:table-cell>
          <table:table-cell table:formula="of:=IF([.A152]&lt;&gt;&quot;&quot;;60/([.C152]/[.A152]*24*60*60);&quot;&quot;)">
            <text:p/>
          </table:table-cell>
          <table:table-cell table:formula="of:=IF([.A152]&lt;&gt;&quot;&quot;;[.G152]-[.G$3];&quot;&quot;)">
            <text:p/>
          </table:table-cell>
          <table:table-cell table:number-columns-repeated="9"/>
        </table:table-row>
        <table:table-row table:style-name="ro1">
          <table:table-cell table:formula="of:=IF([.D153]&lt;&gt;&quot;&quot;;[.D153]-[.D$3];&quot;&quot;)">
            <text:p/>
          </table:table-cell>
          <table:table-cell table:formula="of:=IF([.A153]&lt;&gt;&quot;&quot;;60/([.C153]/[.A153]*24*60*60);&quot;&quot;)">
            <text:p/>
          </table:table-cell>
          <table:table-cell table:formula="of:=IF([.A153]&lt;&gt;&quot;&quot;;[.G153]-[.G$3];&quot;&quot;)">
            <text:p/>
          </table:table-cell>
          <table:table-cell table:number-columns-repeated="9"/>
        </table:table-row>
        <table:table-row table:style-name="ro1">
          <table:table-cell table:formula="of:=IF([.D154]&lt;&gt;&quot;&quot;;[.D154]-[.D$3];&quot;&quot;)">
            <text:p/>
          </table:table-cell>
          <table:table-cell table:formula="of:=IF([.A154]&lt;&gt;&quot;&quot;;60/([.C154]/[.A154]*24*60*60);&quot;&quot;)">
            <text:p/>
          </table:table-cell>
          <table:table-cell table:formula="of:=IF([.A154]&lt;&gt;&quot;&quot;;[.G154]-[.G$3];&quot;&quot;)">
            <text:p/>
          </table:table-cell>
          <table:table-cell table:number-columns-repeated="9"/>
        </table:table-row>
        <table:table-row table:style-name="ro1">
          <table:table-cell table:formula="of:=IF([.D155]&lt;&gt;&quot;&quot;;[.D155]-[.D$3];&quot;&quot;)">
            <text:p/>
          </table:table-cell>
          <table:table-cell table:formula="of:=IF([.A155]&lt;&gt;&quot;&quot;;60/([.C155]/[.A155]*24*60*60);&quot;&quot;)">
            <text:p/>
          </table:table-cell>
          <table:table-cell table:formula="of:=IF([.A155]&lt;&gt;&quot;&quot;;[.G155]-[.G$3];&quot;&quot;)">
            <text:p/>
          </table:table-cell>
          <table:table-cell table:number-columns-repeated="9"/>
        </table:table-row>
        <table:table-row table:style-name="ro1">
          <table:table-cell table:formula="of:=IF([.D156]&lt;&gt;&quot;&quot;;[.D156]-[.D$3];&quot;&quot;)">
            <text:p/>
          </table:table-cell>
          <table:table-cell table:formula="of:=IF([.A156]&lt;&gt;&quot;&quot;;60/([.C156]/[.A156]*24*60*60);&quot;&quot;)">
            <text:p/>
          </table:table-cell>
          <table:table-cell table:formula="of:=IF([.A156]&lt;&gt;&quot;&quot;;[.G156]-[.G$3];&quot;&quot;)">
            <text:p/>
          </table:table-cell>
          <table:table-cell table:number-columns-repeated="9"/>
        </table:table-row>
        <table:table-row table:style-name="ro1">
          <table:table-cell table:formula="of:=IF([.D157]&lt;&gt;&quot;&quot;;[.D157]-[.D$3];&quot;&quot;)">
            <text:p/>
          </table:table-cell>
          <table:table-cell table:formula="of:=IF([.A157]&lt;&gt;&quot;&quot;;60/([.C157]/[.A157]*24*60*60);&quot;&quot;)">
            <text:p/>
          </table:table-cell>
          <table:table-cell table:formula="of:=IF([.A157]&lt;&gt;&quot;&quot;;[.G157]-[.G$3];&quot;&quot;)">
            <text:p/>
          </table:table-cell>
          <table:table-cell table:number-columns-repeated="9"/>
        </table:table-row>
        <table:table-row table:style-name="ro1">
          <table:table-cell table:formula="of:=IF([.D158]&lt;&gt;&quot;&quot;;[.D158]-[.D$3];&quot;&quot;)">
            <text:p/>
          </table:table-cell>
          <table:table-cell table:formula="of:=IF([.A158]&lt;&gt;&quot;&quot;;60/([.C158]/[.A158]*24*60*60);&quot;&quot;)">
            <text:p/>
          </table:table-cell>
          <table:table-cell table:formula="of:=IF([.A158]&lt;&gt;&quot;&quot;;[.G158]-[.G$3];&quot;&quot;)">
            <text:p/>
          </table:table-cell>
          <table:table-cell table:number-columns-repeated="9"/>
        </table:table-row>
        <table:table-row table:style-name="ro1">
          <table:table-cell table:formula="of:=IF([.D159]&lt;&gt;&quot;&quot;;[.D159]-[.D$3];&quot;&quot;)">
            <text:p/>
          </table:table-cell>
          <table:table-cell table:formula="of:=IF([.A159]&lt;&gt;&quot;&quot;;60/([.C159]/[.A159]*24*60*60);&quot;&quot;)">
            <text:p/>
          </table:table-cell>
          <table:table-cell table:formula="of:=IF([.A159]&lt;&gt;&quot;&quot;;[.G159]-[.G$3];&quot;&quot;)">
            <text:p/>
          </table:table-cell>
          <table:table-cell table:number-columns-repeated="9"/>
        </table:table-row>
        <table:table-row table:style-name="ro1">
          <table:table-cell table:formula="of:=IF([.D160]&lt;&gt;&quot;&quot;;[.D160]-[.D$3];&quot;&quot;)">
            <text:p/>
          </table:table-cell>
          <table:table-cell table:formula="of:=IF([.A160]&lt;&gt;&quot;&quot;;60/([.C160]/[.A160]*24*60*60);&quot;&quot;)">
            <text:p/>
          </table:table-cell>
          <table:table-cell table:formula="of:=IF([.A160]&lt;&gt;&quot;&quot;;[.G160]-[.G$3];&quot;&quot;)">
            <text:p/>
          </table:table-cell>
          <table:table-cell table:number-columns-repeated="9"/>
        </table:table-row>
        <table:table-row table:style-name="ro1">
          <table:table-cell table:formula="of:=IF([.D161]&lt;&gt;&quot;&quot;;[.D161]-[.D$3];&quot;&quot;)">
            <text:p/>
          </table:table-cell>
          <table:table-cell table:formula="of:=IF([.A161]&lt;&gt;&quot;&quot;;60/([.C161]/[.A161]*24*60*60);&quot;&quot;)">
            <text:p/>
          </table:table-cell>
          <table:table-cell table:formula="of:=IF([.A161]&lt;&gt;&quot;&quot;;[.G161]-[.G$3];&quot;&quot;)">
            <text:p/>
          </table:table-cell>
          <table:table-cell table:number-columns-repeated="9"/>
        </table:table-row>
        <table:table-row table:style-name="ro1">
          <table:table-cell table:formula="of:=IF([.D162]&lt;&gt;&quot;&quot;;[.D162]-[.D$3];&quot;&quot;)">
            <text:p/>
          </table:table-cell>
          <table:table-cell table:formula="of:=IF([.A162]&lt;&gt;&quot;&quot;;60/([.C162]/[.A162]*24*60*60);&quot;&quot;)">
            <text:p/>
          </table:table-cell>
          <table:table-cell table:formula="of:=IF([.A162]&lt;&gt;&quot;&quot;;[.G162]-[.G$3];&quot;&quot;)">
            <text:p/>
          </table:table-cell>
          <table:table-cell table:number-columns-repeated="9"/>
        </table:table-row>
        <table:table-row table:style-name="ro1">
          <table:table-cell table:formula="of:=IF([.D163]&lt;&gt;&quot;&quot;;[.D163]-[.D$3];&quot;&quot;)">
            <text:p/>
          </table:table-cell>
          <table:table-cell table:formula="of:=IF([.A163]&lt;&gt;&quot;&quot;;60/([.C163]/[.A163]*24*60*60);&quot;&quot;)">
            <text:p/>
          </table:table-cell>
          <table:table-cell table:formula="of:=IF([.A163]&lt;&gt;&quot;&quot;;[.G163]-[.G$3];&quot;&quot;)">
            <text:p/>
          </table:table-cell>
          <table:table-cell table:number-columns-repeated="9"/>
        </table:table-row>
        <table:table-row table:style-name="ro1">
          <table:table-cell table:formula="of:=IF([.D164]&lt;&gt;&quot;&quot;;[.D164]-[.D$3];&quot;&quot;)">
            <text:p/>
          </table:table-cell>
          <table:table-cell table:formula="of:=IF([.A164]&lt;&gt;&quot;&quot;;60/([.C164]/[.A164]*24*60*60);&quot;&quot;)">
            <text:p/>
          </table:table-cell>
          <table:table-cell table:formula="of:=IF([.A164]&lt;&gt;&quot;&quot;;[.G164]-[.G$3];&quot;&quot;)">
            <text:p/>
          </table:table-cell>
          <table:table-cell table:number-columns-repeated="9"/>
        </table:table-row>
        <table:table-row table:style-name="ro1">
          <table:table-cell table:formula="of:=IF([.D165]&lt;&gt;&quot;&quot;;[.D165]-[.D$3];&quot;&quot;)">
            <text:p/>
          </table:table-cell>
          <table:table-cell table:formula="of:=IF([.A165]&lt;&gt;&quot;&quot;;60/([.C165]/[.A165]*24*60*60);&quot;&quot;)">
            <text:p/>
          </table:table-cell>
          <table:table-cell table:formula="of:=IF([.A165]&lt;&gt;&quot;&quot;;[.G165]-[.G$3];&quot;&quot;)">
            <text:p/>
          </table:table-cell>
          <table:table-cell table:number-columns-repeated="9"/>
        </table:table-row>
        <table:table-row table:style-name="ro1">
          <table:table-cell table:formula="of:=IF([.D166]&lt;&gt;&quot;&quot;;[.D166]-[.D$3];&quot;&quot;)">
            <text:p/>
          </table:table-cell>
          <table:table-cell table:formula="of:=IF([.A166]&lt;&gt;&quot;&quot;;60/([.C166]/[.A166]*24*60*60);&quot;&quot;)">
            <text:p/>
          </table:table-cell>
          <table:table-cell table:formula="of:=IF([.A166]&lt;&gt;&quot;&quot;;[.G166]-[.G$3];&quot;&quot;)">
            <text:p/>
          </table:table-cell>
          <table:table-cell table:number-columns-repeated="9"/>
        </table:table-row>
        <table:table-row table:style-name="ro1">
          <table:table-cell table:formula="of:=IF([.D167]&lt;&gt;&quot;&quot;;[.D167]-[.D$3];&quot;&quot;)">
            <text:p/>
          </table:table-cell>
          <table:table-cell table:formula="of:=IF([.A167]&lt;&gt;&quot;&quot;;60/([.C167]/[.A167]*24*60*60);&quot;&quot;)">
            <text:p/>
          </table:table-cell>
          <table:table-cell table:formula="of:=IF([.A167]&lt;&gt;&quot;&quot;;[.G167]-[.G$3];&quot;&quot;)">
            <text:p/>
          </table:table-cell>
          <table:table-cell table:number-columns-repeated="9"/>
        </table:table-row>
        <table:table-row table:style-name="ro1">
          <table:table-cell table:formula="of:=IF([.D168]&lt;&gt;&quot;&quot;;[.D168]-[.D$3];&quot;&quot;)">
            <text:p/>
          </table:table-cell>
          <table:table-cell table:formula="of:=IF([.A168]&lt;&gt;&quot;&quot;;60/([.C168]/[.A168]*24*60*60);&quot;&quot;)">
            <text:p/>
          </table:table-cell>
          <table:table-cell table:formula="of:=IF([.A168]&lt;&gt;&quot;&quot;;[.G168]-[.G$3];&quot;&quot;)">
            <text:p/>
          </table:table-cell>
          <table:table-cell table:number-columns-repeated="9"/>
        </table:table-row>
        <table:table-row table:style-name="ro1">
          <table:table-cell table:formula="of:=IF([.D169]&lt;&gt;&quot;&quot;;[.D169]-[.D$3];&quot;&quot;)">
            <text:p/>
          </table:table-cell>
          <table:table-cell table:formula="of:=IF([.A169]&lt;&gt;&quot;&quot;;60/([.C169]/[.A169]*24*60*60);&quot;&quot;)">
            <text:p/>
          </table:table-cell>
          <table:table-cell table:formula="of:=IF([.A169]&lt;&gt;&quot;&quot;;[.G169]-[.G$3];&quot;&quot;)">
            <text:p/>
          </table:table-cell>
          <table:table-cell table:number-columns-repeated="9"/>
        </table:table-row>
        <table:table-row table:style-name="ro1">
          <table:table-cell table:formula="of:=IF([.D170]&lt;&gt;&quot;&quot;;[.D170]-[.D$3];&quot;&quot;)">
            <text:p/>
          </table:table-cell>
          <table:table-cell table:formula="of:=IF([.A170]&lt;&gt;&quot;&quot;;60/([.C170]/[.A170]*24*60*60);&quot;&quot;)">
            <text:p/>
          </table:table-cell>
          <table:table-cell table:formula="of:=IF([.A170]&lt;&gt;&quot;&quot;;[.G170]-[.G$3];&quot;&quot;)">
            <text:p/>
          </table:table-cell>
          <table:table-cell table:number-columns-repeated="9"/>
        </table:table-row>
        <table:table-row table:style-name="ro1">
          <table:table-cell table:formula="of:=IF([.D171]&lt;&gt;&quot;&quot;;[.D171]-[.D$3];&quot;&quot;)">
            <text:p/>
          </table:table-cell>
          <table:table-cell table:formula="of:=IF([.A171]&lt;&gt;&quot;&quot;;60/([.C171]/[.A171]*24*60*60);&quot;&quot;)">
            <text:p/>
          </table:table-cell>
          <table:table-cell table:formula="of:=IF([.A171]&lt;&gt;&quot;&quot;;[.G171]-[.G$3];&quot;&quot;)">
            <text:p/>
          </table:table-cell>
          <table:table-cell table:number-columns-repeated="9"/>
        </table:table-row>
        <table:table-row table:style-name="ro1">
          <table:table-cell table:formula="of:=IF([.D172]&lt;&gt;&quot;&quot;;[.D172]-[.D$3];&quot;&quot;)">
            <text:p/>
          </table:table-cell>
          <table:table-cell table:formula="of:=IF([.A172]&lt;&gt;&quot;&quot;;60/([.C172]/[.A172]*24*60*60);&quot;&quot;)">
            <text:p/>
          </table:table-cell>
          <table:table-cell table:formula="of:=IF([.A172]&lt;&gt;&quot;&quot;;[.G172]-[.G$3];&quot;&quot;)">
            <text:p/>
          </table:table-cell>
          <table:table-cell table:number-columns-repeated="9"/>
        </table:table-row>
        <table:table-row table:style-name="ro1">
          <table:table-cell table:formula="of:=IF([.D173]&lt;&gt;&quot;&quot;;[.D173]-[.D$3];&quot;&quot;)">
            <text:p/>
          </table:table-cell>
          <table:table-cell table:formula="of:=IF([.A173]&lt;&gt;&quot;&quot;;60/([.C173]/[.A173]*24*60*60);&quot;&quot;)">
            <text:p/>
          </table:table-cell>
          <table:table-cell table:formula="of:=IF([.A173]&lt;&gt;&quot;&quot;;[.G173]-[.G$3];&quot;&quot;)">
            <text:p/>
          </table:table-cell>
          <table:table-cell table:number-columns-repeated="9"/>
        </table:table-row>
        <table:table-row table:style-name="ro1">
          <table:table-cell table:formula="of:=IF([.D174]&lt;&gt;&quot;&quot;;[.D174]-[.D$3];&quot;&quot;)">
            <text:p/>
          </table:table-cell>
          <table:table-cell table:formula="of:=IF([.A174]&lt;&gt;&quot;&quot;;60/([.C174]/[.A174]*24*60*60);&quot;&quot;)">
            <text:p/>
          </table:table-cell>
          <table:table-cell table:formula="of:=IF([.A174]&lt;&gt;&quot;&quot;;[.G174]-[.G$3];&quot;&quot;)">
            <text:p/>
          </table:table-cell>
          <table:table-cell table:number-columns-repeated="9"/>
        </table:table-row>
        <table:table-row table:style-name="ro1">
          <table:table-cell table:formula="of:=IF([.D175]&lt;&gt;&quot;&quot;;[.D175]-[.D$3];&quot;&quot;)">
            <text:p/>
          </table:table-cell>
          <table:table-cell table:formula="of:=IF([.A175]&lt;&gt;&quot;&quot;;60/([.C175]/[.A175]*24*60*60);&quot;&quot;)">
            <text:p/>
          </table:table-cell>
          <table:table-cell table:formula="of:=IF([.A175]&lt;&gt;&quot;&quot;;[.G175]-[.G$3];&quot;&quot;)">
            <text:p/>
          </table:table-cell>
          <table:table-cell table:number-columns-repeated="9"/>
        </table:table-row>
        <table:table-row table:style-name="ro1">
          <table:table-cell table:formula="of:=IF([.D176]&lt;&gt;&quot;&quot;;[.D176]-[.D$3];&quot;&quot;)">
            <text:p/>
          </table:table-cell>
          <table:table-cell table:formula="of:=IF([.A176]&lt;&gt;&quot;&quot;;60/([.C176]/[.A176]*24*60*60);&quot;&quot;)">
            <text:p/>
          </table:table-cell>
          <table:table-cell table:formula="of:=IF([.A176]&lt;&gt;&quot;&quot;;[.G176]-[.G$3];&quot;&quot;)">
            <text:p/>
          </table:table-cell>
          <table:table-cell table:number-columns-repeated="9"/>
        </table:table-row>
        <table:table-row table:style-name="ro1">
          <table:table-cell table:formula="of:=IF([.D177]&lt;&gt;&quot;&quot;;[.D177]-[.D$3];&quot;&quot;)">
            <text:p/>
          </table:table-cell>
          <table:table-cell table:formula="of:=IF([.A177]&lt;&gt;&quot;&quot;;60/([.C177]/[.A177]*24*60*60);&quot;&quot;)">
            <text:p/>
          </table:table-cell>
          <table:table-cell table:formula="of:=IF([.A177]&lt;&gt;&quot;&quot;;[.G177]-[.G$3];&quot;&quot;)">
            <text:p/>
          </table:table-cell>
          <table:table-cell table:number-columns-repeated="9"/>
        </table:table-row>
        <table:table-row table:style-name="ro1">
          <table:table-cell table:formula="of:=IF([.D178]&lt;&gt;&quot;&quot;;[.D178]-[.D$3];&quot;&quot;)">
            <text:p/>
          </table:table-cell>
          <table:table-cell table:formula="of:=IF([.A178]&lt;&gt;&quot;&quot;;60/([.C178]/[.A178]*24*60*60);&quot;&quot;)">
            <text:p/>
          </table:table-cell>
          <table:table-cell table:formula="of:=IF([.A178]&lt;&gt;&quot;&quot;;[.G178]-[.G$3];&quot;&quot;)">
            <text:p/>
          </table:table-cell>
          <table:table-cell table:number-columns-repeated="9"/>
        </table:table-row>
        <table:table-row table:style-name="ro1">
          <table:table-cell table:formula="of:=IF([.D179]&lt;&gt;&quot;&quot;;[.D179]-[.D$3];&quot;&quot;)">
            <text:p/>
          </table:table-cell>
          <table:table-cell table:formula="of:=IF([.A179]&lt;&gt;&quot;&quot;;60/([.C179]/[.A179]*24*60*60);&quot;&quot;)">
            <text:p/>
          </table:table-cell>
          <table:table-cell table:formula="of:=IF([.A179]&lt;&gt;&quot;&quot;;[.G179]-[.G$3];&quot;&quot;)">
            <text:p/>
          </table:table-cell>
          <table:table-cell table:number-columns-repeated="9"/>
        </table:table-row>
        <table:table-row table:style-name="ro1">
          <table:table-cell table:formula="of:=IF([.D180]&lt;&gt;&quot;&quot;;[.D180]-[.D$3];&quot;&quot;)">
            <text:p/>
          </table:table-cell>
          <table:table-cell table:formula="of:=IF([.A180]&lt;&gt;&quot;&quot;;60/([.C180]/[.A180]*24*60*60);&quot;&quot;)">
            <text:p/>
          </table:table-cell>
          <table:table-cell table:formula="of:=IF([.A180]&lt;&gt;&quot;&quot;;[.G180]-[.G$3];&quot;&quot;)">
            <text:p/>
          </table:table-cell>
          <table:table-cell table:number-columns-repeated="9"/>
        </table:table-row>
        <table:table-row table:style-name="ro1">
          <table:table-cell table:formula="of:=IF([.D181]&lt;&gt;&quot;&quot;;[.D181]-[.D$3];&quot;&quot;)">
            <text:p/>
          </table:table-cell>
          <table:table-cell table:formula="of:=IF([.A181]&lt;&gt;&quot;&quot;;60/([.C181]/[.A181]*24*60*60);&quot;&quot;)">
            <text:p/>
          </table:table-cell>
          <table:table-cell table:formula="of:=IF([.A181]&lt;&gt;&quot;&quot;;[.G181]-[.G$3];&quot;&quot;)">
            <text:p/>
          </table:table-cell>
          <table:table-cell table:number-columns-repeated="9"/>
        </table:table-row>
        <table:table-row table:style-name="ro1">
          <table:table-cell table:formula="of:=IF([.D182]&lt;&gt;&quot;&quot;;[.D182]-[.D$3];&quot;&quot;)">
            <text:p/>
          </table:table-cell>
          <table:table-cell table:formula="of:=IF([.A182]&lt;&gt;&quot;&quot;;60/([.C182]/[.A182]*24*60*60);&quot;&quot;)">
            <text:p/>
          </table:table-cell>
          <table:table-cell table:formula="of:=IF([.A182]&lt;&gt;&quot;&quot;;[.G182]-[.G$3];&quot;&quot;)">
            <text:p/>
          </table:table-cell>
          <table:table-cell table:number-columns-repeated="9"/>
        </table:table-row>
        <table:table-row table:style-name="ro1">
          <table:table-cell table:formula="of:=IF([.D183]&lt;&gt;&quot;&quot;;[.D183]-[.D$3];&quot;&quot;)">
            <text:p/>
          </table:table-cell>
          <table:table-cell table:formula="of:=IF([.A183]&lt;&gt;&quot;&quot;;60/([.C183]/[.A183]*24*60*60);&quot;&quot;)">
            <text:p/>
          </table:table-cell>
          <table:table-cell table:formula="of:=IF([.A183]&lt;&gt;&quot;&quot;;[.G183]-[.G$3];&quot;&quot;)">
            <text:p/>
          </table:table-cell>
          <table:table-cell table:number-columns-repeated="9"/>
        </table:table-row>
        <table:table-row table:style-name="ro1">
          <table:table-cell table:formula="of:=IF([.D184]&lt;&gt;&quot;&quot;;[.D184]-[.D$3];&quot;&quot;)">
            <text:p/>
          </table:table-cell>
          <table:table-cell table:formula="of:=IF([.A184]&lt;&gt;&quot;&quot;;60/([.C184]/[.A184]*24*60*60);&quot;&quot;)">
            <text:p/>
          </table:table-cell>
          <table:table-cell table:formula="of:=IF([.A184]&lt;&gt;&quot;&quot;;[.G184]-[.G$3];&quot;&quot;)">
            <text:p/>
          </table:table-cell>
          <table:table-cell table:number-columns-repeated="9"/>
        </table:table-row>
        <table:table-row table:style-name="ro1">
          <table:table-cell table:formula="of:=IF([.D185]&lt;&gt;&quot;&quot;;[.D185]-[.D$3];&quot;&quot;)">
            <text:p/>
          </table:table-cell>
          <table:table-cell table:formula="of:=IF([.A185]&lt;&gt;&quot;&quot;;60/([.C185]/[.A185]*24*60*60);&quot;&quot;)">
            <text:p/>
          </table:table-cell>
          <table:table-cell table:formula="of:=IF([.A185]&lt;&gt;&quot;&quot;;[.G185]-[.G$3];&quot;&quot;)">
            <text:p/>
          </table:table-cell>
          <table:table-cell table:number-columns-repeated="9"/>
        </table:table-row>
        <table:table-row table:style-name="ro1">
          <table:table-cell table:formula="of:=IF([.D186]&lt;&gt;&quot;&quot;;[.D186]-[.D$3];&quot;&quot;)">
            <text:p/>
          </table:table-cell>
          <table:table-cell table:formula="of:=IF([.A186]&lt;&gt;&quot;&quot;;60/([.C186]/[.A186]*24*60*60);&quot;&quot;)">
            <text:p/>
          </table:table-cell>
          <table:table-cell table:formula="of:=IF([.A186]&lt;&gt;&quot;&quot;;[.G186]-[.G$3];&quot;&quot;)">
            <text:p/>
          </table:table-cell>
          <table:table-cell table:number-columns-repeated="9"/>
        </table:table-row>
        <table:table-row table:style-name="ro1">
          <table:table-cell table:formula="of:=IF([.D187]&lt;&gt;&quot;&quot;;[.D187]-[.D$3];&quot;&quot;)">
            <text:p/>
          </table:table-cell>
          <table:table-cell table:formula="of:=IF([.A187]&lt;&gt;&quot;&quot;;60/([.C187]/[.A187]*24*60*60);&quot;&quot;)">
            <text:p/>
          </table:table-cell>
          <table:table-cell table:formula="of:=IF([.A187]&lt;&gt;&quot;&quot;;[.G187]-[.G$3];&quot;&quot;)">
            <text:p/>
          </table:table-cell>
          <table:table-cell table:number-columns-repeated="9"/>
        </table:table-row>
        <table:table-row table:style-name="ro1">
          <table:table-cell table:formula="of:=IF([.D188]&lt;&gt;&quot;&quot;;[.D188]-[.D$3];&quot;&quot;)">
            <text:p/>
          </table:table-cell>
          <table:table-cell table:formula="of:=IF([.A188]&lt;&gt;&quot;&quot;;60/([.C188]/[.A188]*24*60*60);&quot;&quot;)">
            <text:p/>
          </table:table-cell>
          <table:table-cell table:formula="of:=IF([.A188]&lt;&gt;&quot;&quot;;[.G188]-[.G$3];&quot;&quot;)">
            <text:p/>
          </table:table-cell>
          <table:table-cell table:number-columns-repeated="9"/>
        </table:table-row>
        <table:table-row table:style-name="ro1">
          <table:table-cell table:formula="of:=IF([.D189]&lt;&gt;&quot;&quot;;[.D189]-[.D$3];&quot;&quot;)">
            <text:p/>
          </table:table-cell>
          <table:table-cell table:formula="of:=IF([.A189]&lt;&gt;&quot;&quot;;60/([.C189]/[.A189]*24*60*60);&quot;&quot;)">
            <text:p/>
          </table:table-cell>
          <table:table-cell table:formula="of:=IF([.A189]&lt;&gt;&quot;&quot;;[.G189]-[.G$3];&quot;&quot;)">
            <text:p/>
          </table:table-cell>
          <table:table-cell table:number-columns-repeated="9"/>
        </table:table-row>
        <table:table-row table:style-name="ro1">
          <table:table-cell table:formula="of:=IF([.D190]&lt;&gt;&quot;&quot;;[.D190]-[.D$3];&quot;&quot;)">
            <text:p/>
          </table:table-cell>
          <table:table-cell table:formula="of:=IF([.A190]&lt;&gt;&quot;&quot;;60/([.C190]/[.A190]*24*60*60);&quot;&quot;)">
            <text:p/>
          </table:table-cell>
          <table:table-cell table:formula="of:=IF([.A190]&lt;&gt;&quot;&quot;;[.G190]-[.G$3];&quot;&quot;)">
            <text:p/>
          </table:table-cell>
          <table:table-cell table:number-columns-repeated="9"/>
        </table:table-row>
        <table:table-row table:style-name="ro1">
          <table:table-cell table:formula="of:=IF([.D191]&lt;&gt;&quot;&quot;;[.D191]-[.D$3];&quot;&quot;)">
            <text:p/>
          </table:table-cell>
          <table:table-cell table:formula="of:=IF([.A191]&lt;&gt;&quot;&quot;;60/([.C191]/[.A191]*24*60*60);&quot;&quot;)">
            <text:p/>
          </table:table-cell>
          <table:table-cell table:formula="of:=IF([.A191]&lt;&gt;&quot;&quot;;[.G191]-[.G$3];&quot;&quot;)">
            <text:p/>
          </table:table-cell>
          <table:table-cell table:number-columns-repeated="9"/>
        </table:table-row>
        <table:table-row table:style-name="ro1">
          <table:table-cell table:formula="of:=IF([.D192]&lt;&gt;&quot;&quot;;[.D192]-[.D$3];&quot;&quot;)">
            <text:p/>
          </table:table-cell>
          <table:table-cell table:formula="of:=IF([.A192]&lt;&gt;&quot;&quot;;60/([.C192]/[.A192]*24*60*60);&quot;&quot;)">
            <text:p/>
          </table:table-cell>
          <table:table-cell table:formula="of:=IF([.A192]&lt;&gt;&quot;&quot;;[.G192]-[.G$3];&quot;&quot;)">
            <text:p/>
          </table:table-cell>
          <table:table-cell table:number-columns-repeated="9"/>
        </table:table-row>
        <table:table-row table:style-name="ro1">
          <table:table-cell table:formula="of:=IF([.D193]&lt;&gt;&quot;&quot;;[.D193]-[.D$3];&quot;&quot;)">
            <text:p/>
          </table:table-cell>
          <table:table-cell table:formula="of:=IF([.A193]&lt;&gt;&quot;&quot;;60/([.C193]/[.A193]*24*60*60);&quot;&quot;)">
            <text:p/>
          </table:table-cell>
          <table:table-cell table:formula="of:=IF([.A193]&lt;&gt;&quot;&quot;;[.G193]-[.G$3];&quot;&quot;)">
            <text:p/>
          </table:table-cell>
          <table:table-cell table:number-columns-repeated="9"/>
        </table:table-row>
        <table:table-row table:style-name="ro1">
          <table:table-cell table:formula="of:=IF([.D194]&lt;&gt;&quot;&quot;;[.D194]-[.D$3];&quot;&quot;)">
            <text:p/>
          </table:table-cell>
          <table:table-cell table:formula="of:=IF([.A194]&lt;&gt;&quot;&quot;;60/([.C194]/[.A194]*24*60*60);&quot;&quot;)">
            <text:p/>
          </table:table-cell>
          <table:table-cell table:formula="of:=IF([.A194]&lt;&gt;&quot;&quot;;[.G194]-[.G$3];&quot;&quot;)">
            <text:p/>
          </table:table-cell>
          <table:table-cell table:number-columns-repeated="9"/>
        </table:table-row>
        <table:table-row table:style-name="ro1">
          <table:table-cell table:formula="of:=IF([.D195]&lt;&gt;&quot;&quot;;[.D195]-[.D$3];&quot;&quot;)">
            <text:p/>
          </table:table-cell>
          <table:table-cell table:formula="of:=IF([.A195]&lt;&gt;&quot;&quot;;60/([.C195]/[.A195]*24*60*60);&quot;&quot;)">
            <text:p/>
          </table:table-cell>
          <table:table-cell table:formula="of:=IF([.A195]&lt;&gt;&quot;&quot;;[.G195]-[.G$3];&quot;&quot;)">
            <text:p/>
          </table:table-cell>
          <table:table-cell table:number-columns-repeated="9"/>
        </table:table-row>
        <table:table-row table:style-name="ro1">
          <table:table-cell table:formula="of:=IF([.D196]&lt;&gt;&quot;&quot;;[.D196]-[.D$3];&quot;&quot;)">
            <text:p/>
          </table:table-cell>
          <table:table-cell table:formula="of:=IF([.A196]&lt;&gt;&quot;&quot;;60/([.C196]/[.A196]*24*60*60);&quot;&quot;)">
            <text:p/>
          </table:table-cell>
          <table:table-cell table:formula="of:=IF([.A196]&lt;&gt;&quot;&quot;;[.G196]-[.G$3];&quot;&quot;)">
            <text:p/>
          </table:table-cell>
          <table:table-cell table:number-columns-repeated="9"/>
        </table:table-row>
        <table:table-row table:style-name="ro1">
          <table:table-cell table:formula="of:=IF([.D197]&lt;&gt;&quot;&quot;;[.D197]-[.D$3];&quot;&quot;)">
            <text:p/>
          </table:table-cell>
          <table:table-cell table:formula="of:=IF([.A197]&lt;&gt;&quot;&quot;;60/([.C197]/[.A197]*24*60*60);&quot;&quot;)">
            <text:p/>
          </table:table-cell>
          <table:table-cell table:formula="of:=IF([.A197]&lt;&gt;&quot;&quot;;[.G197]-[.G$3];&quot;&quot;)">
            <text:p/>
          </table:table-cell>
          <table:table-cell table:number-columns-repeated="9"/>
        </table:table-row>
        <table:table-row table:style-name="ro1">
          <table:table-cell table:formula="of:=IF([.D198]&lt;&gt;&quot;&quot;;[.D198]-[.D$3];&quot;&quot;)">
            <text:p/>
          </table:table-cell>
          <table:table-cell table:formula="of:=IF([.A198]&lt;&gt;&quot;&quot;;60/([.C198]/[.A198]*24*60*60);&quot;&quot;)">
            <text:p/>
          </table:table-cell>
          <table:table-cell table:formula="of:=IF([.A198]&lt;&gt;&quot;&quot;;[.G198]-[.G$3];&quot;&quot;)">
            <text:p/>
          </table:table-cell>
          <table:table-cell table:number-columns-repeated="9"/>
        </table:table-row>
        <table:table-row table:style-name="ro1">
          <table:table-cell table:formula="of:=IF([.D199]&lt;&gt;&quot;&quot;;[.D199]-[.D$3];&quot;&quot;)">
            <text:p/>
          </table:table-cell>
          <table:table-cell table:formula="of:=IF([.A199]&lt;&gt;&quot;&quot;;60/([.C199]/[.A199]*24*60*60);&quot;&quot;)">
            <text:p/>
          </table:table-cell>
          <table:table-cell table:formula="of:=IF([.A199]&lt;&gt;&quot;&quot;;[.G199]-[.G$3];&quot;&quot;)">
            <text:p/>
          </table:table-cell>
          <table:table-cell table:number-columns-repeated="9"/>
        </table:table-row>
        <table:table-row table:style-name="ro1">
          <table:table-cell table:formula="of:=IF([.D200]&lt;&gt;&quot;&quot;;[.D200]-[.D$3];&quot;&quot;)">
            <text:p/>
          </table:table-cell>
          <table:table-cell table:formula="of:=IF([.A200]&lt;&gt;&quot;&quot;;60/([.C200]/[.A200]*24*60*60);&quot;&quot;)">
            <text:p/>
          </table:table-cell>
          <table:table-cell table:formula="of:=IF([.A200]&lt;&gt;&quot;&quot;;[.G200]-[.G$3];&quot;&quot;)">
            <text:p/>
          </table:table-cell>
          <table:table-cell table:number-columns-repeated="9"/>
        </table:table-row>
        <table:table-row table:style-name="ro1">
          <table:table-cell table:formula="of:=IF([.D201]&lt;&gt;&quot;&quot;;[.D201]-[.D$3];&quot;&quot;)">
            <text:p/>
          </table:table-cell>
          <table:table-cell table:formula="of:=IF([.A201]&lt;&gt;&quot;&quot;;60/([.C201]/[.A201]*24*60*60);&quot;&quot;)">
            <text:p/>
          </table:table-cell>
          <table:table-cell table:formula="of:=IF([.A201]&lt;&gt;&quot;&quot;;[.G201]-[.G$3];&quot;&quot;)">
            <text:p/>
          </table:table-cell>
          <table:table-cell table:number-columns-repeated="9"/>
        </table:table-row>
        <table:table-row table:style-name="ro1">
          <table:table-cell table:formula="of:=IF([.D202]&lt;&gt;&quot;&quot;;[.D202]-[.D$3];&quot;&quot;)">
            <text:p/>
          </table:table-cell>
          <table:table-cell table:formula="of:=IF([.A202]&lt;&gt;&quot;&quot;;60/([.C202]/[.A202]*24*60*60);&quot;&quot;)">
            <text:p/>
          </table:table-cell>
          <table:table-cell table:formula="of:=IF([.A202]&lt;&gt;&quot;&quot;;[.G202]-[.G$3];&quot;&quot;)">
            <text:p/>
          </table:table-cell>
          <table:table-cell table:number-columns-repeated="9"/>
        </table:table-row>
        <table:table-row table:style-name="ro1">
          <table:table-cell table:formula="of:=IF([.D203]&lt;&gt;&quot;&quot;;[.D203]-[.D$3];&quot;&quot;)">
            <text:p/>
          </table:table-cell>
          <table:table-cell table:formula="of:=IF([.A203]&lt;&gt;&quot;&quot;;60/([.C203]/[.A203]*24*60*60);&quot;&quot;)">
            <text:p/>
          </table:table-cell>
          <table:table-cell table:formula="of:=IF([.A203]&lt;&gt;&quot;&quot;;[.G203]-[.G$3];&quot;&quot;)">
            <text:p/>
          </table:table-cell>
          <table:table-cell table:number-columns-repeated="9"/>
        </table:table-row>
        <table:table-row table:style-name="ro1">
          <table:table-cell table:formula="of:=IF([.D204]&lt;&gt;&quot;&quot;;[.D204]-[.D$3];&quot;&quot;)">
            <text:p/>
          </table:table-cell>
          <table:table-cell table:formula="of:=IF([.A204]&lt;&gt;&quot;&quot;;60/([.C204]/[.A204]*24*60*60);&quot;&quot;)">
            <text:p/>
          </table:table-cell>
          <table:table-cell table:formula="of:=IF([.A204]&lt;&gt;&quot;&quot;;[.G204]-[.G$3];&quot;&quot;)">
            <text:p/>
          </table:table-cell>
          <table:table-cell table:number-columns-repeated="9"/>
        </table:table-row>
        <table:table-row table:style-name="ro1">
          <table:table-cell table:formula="of:=IF([.D205]&lt;&gt;&quot;&quot;;[.D205]-[.D$3];&quot;&quot;)">
            <text:p/>
          </table:table-cell>
          <table:table-cell table:formula="of:=IF([.A205]&lt;&gt;&quot;&quot;;60/([.C205]/[.A205]*24*60*60);&quot;&quot;)">
            <text:p/>
          </table:table-cell>
          <table:table-cell table:formula="of:=IF([.A205]&lt;&gt;&quot;&quot;;[.G205]-[.G$3];&quot;&quot;)">
            <text:p/>
          </table:table-cell>
          <table:table-cell table:number-columns-repeated="9"/>
        </table:table-row>
        <table:table-row table:style-name="ro1">
          <table:table-cell table:formula="of:=IF([.D206]&lt;&gt;&quot;&quot;;[.D206]-[.D$3];&quot;&quot;)">
            <text:p/>
          </table:table-cell>
          <table:table-cell table:formula="of:=IF([.A206]&lt;&gt;&quot;&quot;;60/([.C206]/[.A206]*24*60*60);&quot;&quot;)">
            <text:p/>
          </table:table-cell>
          <table:table-cell table:formula="of:=IF([.A206]&lt;&gt;&quot;&quot;;[.G206]-[.G$3];&quot;&quot;)">
            <text:p/>
          </table:table-cell>
          <table:table-cell table:number-columns-repeated="9"/>
        </table:table-row>
        <table:table-row table:style-name="ro1">
          <table:table-cell table:formula="of:=IF([.D207]&lt;&gt;&quot;&quot;;[.D207]-[.D$3];&quot;&quot;)">
            <text:p/>
          </table:table-cell>
          <table:table-cell table:formula="of:=IF([.A207]&lt;&gt;&quot;&quot;;60/([.C207]/[.A207]*24*60*60);&quot;&quot;)">
            <text:p/>
          </table:table-cell>
          <table:table-cell table:formula="of:=IF([.A207]&lt;&gt;&quot;&quot;;[.G207]-[.G$3];&quot;&quot;)">
            <text:p/>
          </table:table-cell>
          <table:table-cell table:number-columns-repeated="9"/>
        </table:table-row>
        <table:table-row table:style-name="ro1">
          <table:table-cell table:formula="of:=IF([.D208]&lt;&gt;&quot;&quot;;[.D208]-[.D$3];&quot;&quot;)">
            <text:p/>
          </table:table-cell>
          <table:table-cell table:formula="of:=IF([.A208]&lt;&gt;&quot;&quot;;60/([.C208]/[.A208]*24*60*60);&quot;&quot;)">
            <text:p/>
          </table:table-cell>
          <table:table-cell table:formula="of:=IF([.A208]&lt;&gt;&quot;&quot;;[.G208]-[.G$3];&quot;&quot;)">
            <text:p/>
          </table:table-cell>
          <table:table-cell table:number-columns-repeated="9"/>
        </table:table-row>
        <table:table-row table:style-name="ro1">
          <table:table-cell table:formula="of:=IF([.D209]&lt;&gt;&quot;&quot;;[.D209]-[.D$3];&quot;&quot;)">
            <text:p/>
          </table:table-cell>
          <table:table-cell table:formula="of:=IF([.A209]&lt;&gt;&quot;&quot;;60/([.C209]/[.A209]*24*60*60);&quot;&quot;)">
            <text:p/>
          </table:table-cell>
          <table:table-cell table:formula="of:=IF([.A209]&lt;&gt;&quot;&quot;;[.G209]-[.G$3];&quot;&quot;)">
            <text:p/>
          </table:table-cell>
          <table:table-cell table:number-columns-repeated="9"/>
        </table:table-row>
        <table:table-row table:style-name="ro1">
          <table:table-cell table:formula="of:=IF([.D210]&lt;&gt;&quot;&quot;;[.D210]-[.D$3];&quot;&quot;)">
            <text:p/>
          </table:table-cell>
          <table:table-cell table:formula="of:=IF([.A210]&lt;&gt;&quot;&quot;;60/([.C210]/[.A210]*24*60*60);&quot;&quot;)">
            <text:p/>
          </table:table-cell>
          <table:table-cell table:formula="of:=IF([.A210]&lt;&gt;&quot;&quot;;[.G210]-[.G$3];&quot;&quot;)">
            <text:p/>
          </table:table-cell>
          <table:table-cell table:number-columns-repeated="9"/>
        </table:table-row>
        <table:table-row table:style-name="ro1">
          <table:table-cell table:formula="of:=IF([.D211]&lt;&gt;&quot;&quot;;[.D211]-[.D$3];&quot;&quot;)">
            <text:p/>
          </table:table-cell>
          <table:table-cell table:formula="of:=IF([.A211]&lt;&gt;&quot;&quot;;60/([.C211]/[.A211]*24*60*60);&quot;&quot;)">
            <text:p/>
          </table:table-cell>
          <table:table-cell table:formula="of:=IF([.A211]&lt;&gt;&quot;&quot;;[.G211]-[.G$3];&quot;&quot;)">
            <text:p/>
          </table:table-cell>
          <table:table-cell table:number-columns-repeated="9"/>
        </table:table-row>
        <table:table-row table:style-name="ro1">
          <table:table-cell table:formula="of:=IF([.D212]&lt;&gt;&quot;&quot;;[.D212]-[.D$3];&quot;&quot;)">
            <text:p/>
          </table:table-cell>
          <table:table-cell table:formula="of:=IF([.A212]&lt;&gt;&quot;&quot;;60/([.C212]/[.A212]*24*60*60);&quot;&quot;)">
            <text:p/>
          </table:table-cell>
          <table:table-cell table:formula="of:=IF([.A212]&lt;&gt;&quot;&quot;;[.G212]-[.G$3];&quot;&quot;)">
            <text:p/>
          </table:table-cell>
          <table:table-cell table:number-columns-repeated="9"/>
        </table:table-row>
        <table:table-row table:style-name="ro1">
          <table:table-cell table:formula="of:=IF([.D213]&lt;&gt;&quot;&quot;;[.D213]-[.D$3];&quot;&quot;)">
            <text:p/>
          </table:table-cell>
          <table:table-cell table:formula="of:=IF([.A213]&lt;&gt;&quot;&quot;;60/([.C213]/[.A213]*24*60*60);&quot;&quot;)">
            <text:p/>
          </table:table-cell>
          <table:table-cell table:formula="of:=IF([.A213]&lt;&gt;&quot;&quot;;[.G213]-[.G$3];&quot;&quot;)">
            <text:p/>
          </table:table-cell>
          <table:table-cell table:number-columns-repeated="9"/>
        </table:table-row>
        <table:table-row table:style-name="ro1">
          <table:table-cell table:formula="of:=IF([.D214]&lt;&gt;&quot;&quot;;[.D214]-[.D$3];&quot;&quot;)">
            <text:p/>
          </table:table-cell>
          <table:table-cell table:formula="of:=IF([.A214]&lt;&gt;&quot;&quot;;60/([.C214]/[.A214]*24*60*60);&quot;&quot;)">
            <text:p/>
          </table:table-cell>
          <table:table-cell table:formula="of:=IF([.A214]&lt;&gt;&quot;&quot;;[.G214]-[.G$3];&quot;&quot;)">
            <text:p/>
          </table:table-cell>
          <table:table-cell table:number-columns-repeated="9"/>
        </table:table-row>
        <table:table-row table:style-name="ro1">
          <table:table-cell table:formula="of:=IF([.D215]&lt;&gt;&quot;&quot;;[.D215]-[.D$3];&quot;&quot;)">
            <text:p/>
          </table:table-cell>
          <table:table-cell table:formula="of:=IF([.A215]&lt;&gt;&quot;&quot;;60/([.C215]/[.A215]*24*60*60);&quot;&quot;)">
            <text:p/>
          </table:table-cell>
          <table:table-cell table:formula="of:=IF([.A215]&lt;&gt;&quot;&quot;;[.G215]-[.G$3];&quot;&quot;)">
            <text:p/>
          </table:table-cell>
          <table:table-cell table:number-columns-repeated="9"/>
        </table:table-row>
        <table:table-row table:style-name="ro1">
          <table:table-cell table:formula="of:=IF([.D216]&lt;&gt;&quot;&quot;;[.D216]-[.D$3];&quot;&quot;)">
            <text:p/>
          </table:table-cell>
          <table:table-cell table:formula="of:=IF([.A216]&lt;&gt;&quot;&quot;;60/([.C216]/[.A216]*24*60*60);&quot;&quot;)">
            <text:p/>
          </table:table-cell>
          <table:table-cell table:formula="of:=IF([.A216]&lt;&gt;&quot;&quot;;[.G216]-[.G$3];&quot;&quot;)">
            <text:p/>
          </table:table-cell>
          <table:table-cell table:number-columns-repeated="9"/>
        </table:table-row>
        <table:table-row table:style-name="ro1">
          <table:table-cell table:formula="of:=IF([.D217]&lt;&gt;&quot;&quot;;[.D217]-[.D$3];&quot;&quot;)">
            <text:p/>
          </table:table-cell>
          <table:table-cell table:formula="of:=IF([.A217]&lt;&gt;&quot;&quot;;60/([.C217]/[.A217]*24*60*60);&quot;&quot;)">
            <text:p/>
          </table:table-cell>
          <table:table-cell table:formula="of:=IF([.A217]&lt;&gt;&quot;&quot;;[.G217]-[.G$3];&quot;&quot;)">
            <text:p/>
          </table:table-cell>
          <table:table-cell table:number-columns-repeated="9"/>
        </table:table-row>
        <table:table-row table:style-name="ro1">
          <table:table-cell table:formula="of:=IF([.D218]&lt;&gt;&quot;&quot;;[.D218]-[.D$3];&quot;&quot;)">
            <text:p/>
          </table:table-cell>
          <table:table-cell table:formula="of:=IF([.A218]&lt;&gt;&quot;&quot;;60/([.C218]/[.A218]*24*60*60);&quot;&quot;)">
            <text:p/>
          </table:table-cell>
          <table:table-cell table:formula="of:=IF([.A218]&lt;&gt;&quot;&quot;;[.G218]-[.G$3];&quot;&quot;)">
            <text:p/>
          </table:table-cell>
          <table:table-cell table:number-columns-repeated="9"/>
        </table:table-row>
        <table:table-row table:style-name="ro1">
          <table:table-cell table:formula="of:=IF([.D219]&lt;&gt;&quot;&quot;;[.D219]-[.D$3];&quot;&quot;)">
            <text:p/>
          </table:table-cell>
          <table:table-cell table:formula="of:=IF([.A219]&lt;&gt;&quot;&quot;;60/([.C219]/[.A219]*24*60*60);&quot;&quot;)">
            <text:p/>
          </table:table-cell>
          <table:table-cell table:formula="of:=IF([.A219]&lt;&gt;&quot;&quot;;[.G219]-[.G$3];&quot;&quot;)">
            <text:p/>
          </table:table-cell>
          <table:table-cell table:number-columns-repeated="9"/>
        </table:table-row>
        <table:table-row table:style-name="ro1">
          <table:table-cell table:formula="of:=IF([.D220]&lt;&gt;&quot;&quot;;[.D220]-[.D$3];&quot;&quot;)">
            <text:p/>
          </table:table-cell>
          <table:table-cell table:formula="of:=IF([.A220]&lt;&gt;&quot;&quot;;60/([.C220]/[.A220]*24*60*60);&quot;&quot;)">
            <text:p/>
          </table:table-cell>
          <table:table-cell table:formula="of:=IF([.A220]&lt;&gt;&quot;&quot;;[.G220]-[.G$3];&quot;&quot;)">
            <text:p/>
          </table:table-cell>
          <table:table-cell table:number-columns-repeated="9"/>
        </table:table-row>
        <table:table-row table:style-name="ro1">
          <table:table-cell table:formula="of:=IF([.D221]&lt;&gt;&quot;&quot;;[.D221]-[.D$3];&quot;&quot;)">
            <text:p/>
          </table:table-cell>
          <table:table-cell table:formula="of:=IF([.A221]&lt;&gt;&quot;&quot;;60/([.C221]/[.A221]*24*60*60);&quot;&quot;)">
            <text:p/>
          </table:table-cell>
          <table:table-cell table:formula="of:=IF([.A221]&lt;&gt;&quot;&quot;;[.G221]-[.G$3];&quot;&quot;)">
            <text:p/>
          </table:table-cell>
          <table:table-cell table:number-columns-repeated="9"/>
        </table:table-row>
        <table:table-row table:style-name="ro1">
          <table:table-cell table:formula="of:=IF([.D222]&lt;&gt;&quot;&quot;;[.D222]-[.D$3];&quot;&quot;)">
            <text:p/>
          </table:table-cell>
          <table:table-cell table:formula="of:=IF([.A222]&lt;&gt;&quot;&quot;;60/([.C222]/[.A222]*24*60*60);&quot;&quot;)">
            <text:p/>
          </table:table-cell>
          <table:table-cell table:formula="of:=IF([.A222]&lt;&gt;&quot;&quot;;[.G222]-[.G$3];&quot;&quot;)">
            <text:p/>
          </table:table-cell>
          <table:table-cell table:number-columns-repeated="9"/>
        </table:table-row>
        <table:table-row table:style-name="ro1">
          <table:table-cell table:formula="of:=IF([.D223]&lt;&gt;&quot;&quot;;[.D223]-[.D$3];&quot;&quot;)">
            <text:p/>
          </table:table-cell>
          <table:table-cell table:formula="of:=IF([.A223]&lt;&gt;&quot;&quot;;60/([.C223]/[.A223]*24*60*60);&quot;&quot;)">
            <text:p/>
          </table:table-cell>
          <table:table-cell table:formula="of:=IF([.A223]&lt;&gt;&quot;&quot;;[.G223]-[.G$3];&quot;&quot;)">
            <text:p/>
          </table:table-cell>
          <table:table-cell table:number-columns-repeated="9"/>
        </table:table-row>
        <table:table-row table:style-name="ro1">
          <table:table-cell table:formula="of:=IF([.D224]&lt;&gt;&quot;&quot;;[.D224]-[.D$3];&quot;&quot;)">
            <text:p/>
          </table:table-cell>
          <table:table-cell table:formula="of:=IF([.A224]&lt;&gt;&quot;&quot;;60/([.C224]/[.A224]*24*60*60);&quot;&quot;)">
            <text:p/>
          </table:table-cell>
          <table:table-cell table:formula="of:=IF([.A224]&lt;&gt;&quot;&quot;;[.G224]-[.G$3];&quot;&quot;)">
            <text:p/>
          </table:table-cell>
          <table:table-cell table:number-columns-repeated="9"/>
        </table:table-row>
        <table:table-row table:style-name="ro1">
          <table:table-cell table:formula="of:=IF([.D225]&lt;&gt;&quot;&quot;;[.D225]-[.D$3];&quot;&quot;)">
            <text:p/>
          </table:table-cell>
          <table:table-cell table:formula="of:=IF([.A225]&lt;&gt;&quot;&quot;;60/([.C225]/[.A225]*24*60*60);&quot;&quot;)">
            <text:p/>
          </table:table-cell>
          <table:table-cell table:formula="of:=IF([.A225]&lt;&gt;&quot;&quot;;[.G225]-[.G$3];&quot;&quot;)">
            <text:p/>
          </table:table-cell>
          <table:table-cell table:number-columns-repeated="9"/>
        </table:table-row>
        <table:table-row table:style-name="ro1">
          <table:table-cell table:formula="of:=IF([.D226]&lt;&gt;&quot;&quot;;[.D226]-[.D$3];&quot;&quot;)">
            <text:p/>
          </table:table-cell>
          <table:table-cell table:formula="of:=IF([.A226]&lt;&gt;&quot;&quot;;60/([.C226]/[.A226]*24*60*60);&quot;&quot;)">
            <text:p/>
          </table:table-cell>
          <table:table-cell table:formula="of:=IF([.A226]&lt;&gt;&quot;&quot;;[.G226]-[.G$3];&quot;&quot;)">
            <text:p/>
          </table:table-cell>
          <table:table-cell table:number-columns-repeated="9"/>
        </table:table-row>
        <table:table-row table:style-name="ro1">
          <table:table-cell table:formula="of:=IF([.D227]&lt;&gt;&quot;&quot;;[.D227]-[.D$3];&quot;&quot;)">
            <text:p/>
          </table:table-cell>
          <table:table-cell table:formula="of:=IF([.A227]&lt;&gt;&quot;&quot;;60/([.C227]/[.A227]*24*60*60);&quot;&quot;)">
            <text:p/>
          </table:table-cell>
          <table:table-cell table:formula="of:=IF([.A227]&lt;&gt;&quot;&quot;;[.G227]-[.G$3];&quot;&quot;)">
            <text:p/>
          </table:table-cell>
          <table:table-cell table:number-columns-repeated="9"/>
        </table:table-row>
        <table:table-row table:style-name="ro1">
          <table:table-cell table:formula="of:=IF([.D228]&lt;&gt;&quot;&quot;;[.D228]-[.D$3];&quot;&quot;)">
            <text:p/>
          </table:table-cell>
          <table:table-cell table:formula="of:=IF([.A228]&lt;&gt;&quot;&quot;;60/([.C228]/[.A228]*24*60*60);&quot;&quot;)">
            <text:p/>
          </table:table-cell>
          <table:table-cell table:formula="of:=IF([.A228]&lt;&gt;&quot;&quot;;[.G228]-[.G$3];&quot;&quot;)">
            <text:p/>
          </table:table-cell>
          <table:table-cell table:number-columns-repeated="9"/>
        </table:table-row>
        <table:table-row table:style-name="ro1">
          <table:table-cell table:formula="of:=IF([.D229]&lt;&gt;&quot;&quot;;[.D229]-[.D$3];&quot;&quot;)">
            <text:p/>
          </table:table-cell>
          <table:table-cell table:formula="of:=IF([.A229]&lt;&gt;&quot;&quot;;60/([.C229]/[.A229]*24*60*60);&quot;&quot;)">
            <text:p/>
          </table:table-cell>
          <table:table-cell table:formula="of:=IF([.A229]&lt;&gt;&quot;&quot;;[.G229]-[.G$3];&quot;&quot;)">
            <text:p/>
          </table:table-cell>
          <table:table-cell table:number-columns-repeated="9"/>
        </table:table-row>
        <table:table-row table:style-name="ro1">
          <table:table-cell table:formula="of:=IF([.D230]&lt;&gt;&quot;&quot;;[.D230]-[.D$3];&quot;&quot;)">
            <text:p/>
          </table:table-cell>
          <table:table-cell table:formula="of:=IF([.A230]&lt;&gt;&quot;&quot;;60/([.C230]/[.A230]*24*60*60);&quot;&quot;)">
            <text:p/>
          </table:table-cell>
          <table:table-cell table:formula="of:=IF([.A230]&lt;&gt;&quot;&quot;;[.G230]-[.G$3];&quot;&quot;)">
            <text:p/>
          </table:table-cell>
          <table:table-cell table:number-columns-repeated="9"/>
        </table:table-row>
        <table:table-row table:style-name="ro1">
          <table:table-cell table:formula="of:=IF([.D231]&lt;&gt;&quot;&quot;;[.D231]-[.D$3];&quot;&quot;)">
            <text:p/>
          </table:table-cell>
          <table:table-cell table:formula="of:=IF([.A231]&lt;&gt;&quot;&quot;;60/([.C231]/[.A231]*24*60*60);&quot;&quot;)">
            <text:p/>
          </table:table-cell>
          <table:table-cell table:formula="of:=IF([.A231]&lt;&gt;&quot;&quot;;[.G231]-[.G$3];&quot;&quot;)">
            <text:p/>
          </table:table-cell>
          <table:table-cell table:number-columns-repeated="9"/>
        </table:table-row>
        <table:table-row table:style-name="ro1">
          <table:table-cell table:formula="of:=IF([.D232]&lt;&gt;&quot;&quot;;[.D232]-[.D$3];&quot;&quot;)">
            <text:p/>
          </table:table-cell>
          <table:table-cell table:formula="of:=IF([.A232]&lt;&gt;&quot;&quot;;60/([.C232]/[.A232]*24*60*60);&quot;&quot;)">
            <text:p/>
          </table:table-cell>
          <table:table-cell table:formula="of:=IF([.A232]&lt;&gt;&quot;&quot;;[.G232]-[.G$3];&quot;&quot;)">
            <text:p/>
          </table:table-cell>
          <table:table-cell table:number-columns-repeated="9"/>
        </table:table-row>
        <table:table-row table:style-name="ro1">
          <table:table-cell table:formula="of:=IF([.D233]&lt;&gt;&quot;&quot;;[.D233]-[.D$3];&quot;&quot;)">
            <text:p/>
          </table:table-cell>
          <table:table-cell table:formula="of:=IF([.A233]&lt;&gt;&quot;&quot;;60/([.C233]/[.A233]*24*60*60);&quot;&quot;)">
            <text:p/>
          </table:table-cell>
          <table:table-cell table:formula="of:=IF([.A233]&lt;&gt;&quot;&quot;;[.G233]-[.G$3];&quot;&quot;)">
            <text:p/>
          </table:table-cell>
          <table:table-cell table:number-columns-repeated="9"/>
        </table:table-row>
        <table:table-row table:style-name="ro1">
          <table:table-cell table:formula="of:=IF([.D234]&lt;&gt;&quot;&quot;;[.D234]-[.D$3];&quot;&quot;)">
            <text:p/>
          </table:table-cell>
          <table:table-cell table:formula="of:=IF([.A234]&lt;&gt;&quot;&quot;;60/([.C234]/[.A234]*24*60*60);&quot;&quot;)">
            <text:p/>
          </table:table-cell>
          <table:table-cell table:formula="of:=IF([.A234]&lt;&gt;&quot;&quot;;[.G234]-[.G$3];&quot;&quot;)">
            <text:p/>
          </table:table-cell>
          <table:table-cell table:number-columns-repeated="9"/>
        </table:table-row>
        <table:table-row table:style-name="ro1">
          <table:table-cell table:formula="of:=IF([.D235]&lt;&gt;&quot;&quot;;[.D235]-[.D$3];&quot;&quot;)">
            <text:p/>
          </table:table-cell>
          <table:table-cell table:formula="of:=IF([.A235]&lt;&gt;&quot;&quot;;60/([.C235]/[.A235]*24*60*60);&quot;&quot;)">
            <text:p/>
          </table:table-cell>
          <table:table-cell table:formula="of:=IF([.A235]&lt;&gt;&quot;&quot;;[.G235]-[.G$3];&quot;&quot;)">
            <text:p/>
          </table:table-cell>
          <table:table-cell table:number-columns-repeated="9"/>
        </table:table-row>
        <table:table-row table:style-name="ro1">
          <table:table-cell table:formula="of:=IF([.D236]&lt;&gt;&quot;&quot;;[.D236]-[.D$3];&quot;&quot;)">
            <text:p/>
          </table:table-cell>
          <table:table-cell table:formula="of:=IF([.A236]&lt;&gt;&quot;&quot;;60/([.C236]/[.A236]*24*60*60);&quot;&quot;)">
            <text:p/>
          </table:table-cell>
          <table:table-cell table:formula="of:=IF([.A236]&lt;&gt;&quot;&quot;;[.G236]-[.G$3];&quot;&quot;)">
            <text:p/>
          </table:table-cell>
          <table:table-cell table:number-columns-repeated="9"/>
        </table:table-row>
        <table:table-row table:style-name="ro1">
          <table:table-cell table:formula="of:=IF([.D237]&lt;&gt;&quot;&quot;;[.D237]-[.D$3];&quot;&quot;)">
            <text:p/>
          </table:table-cell>
          <table:table-cell table:formula="of:=IF([.A237]&lt;&gt;&quot;&quot;;60/([.C237]/[.A237]*24*60*60);&quot;&quot;)">
            <text:p/>
          </table:table-cell>
          <table:table-cell table:formula="of:=IF([.A237]&lt;&gt;&quot;&quot;;[.G237]-[.G$3];&quot;&quot;)">
            <text:p/>
          </table:table-cell>
          <table:table-cell table:number-columns-repeated="9"/>
        </table:table-row>
        <table:table-row table:style-name="ro1">
          <table:table-cell table:formula="of:=IF([.D238]&lt;&gt;&quot;&quot;;[.D238]-[.D$3];&quot;&quot;)">
            <text:p/>
          </table:table-cell>
          <table:table-cell table:formula="of:=IF([.A238]&lt;&gt;&quot;&quot;;60/([.C238]/[.A238]*24*60*60);&quot;&quot;)">
            <text:p/>
          </table:table-cell>
          <table:table-cell table:formula="of:=IF([.A238]&lt;&gt;&quot;&quot;;[.G238]-[.G$3];&quot;&quot;)">
            <text:p/>
          </table:table-cell>
          <table:table-cell table:number-columns-repeated="9"/>
        </table:table-row>
        <table:table-row table:style-name="ro1">
          <table:table-cell table:formula="of:=IF([.D239]&lt;&gt;&quot;&quot;;[.D239]-[.D$3];&quot;&quot;)">
            <text:p/>
          </table:table-cell>
          <table:table-cell table:formula="of:=IF([.A239]&lt;&gt;&quot;&quot;;60/([.C239]/[.A239]*24*60*60);&quot;&quot;)">
            <text:p/>
          </table:table-cell>
          <table:table-cell table:formula="of:=IF([.A239]&lt;&gt;&quot;&quot;;[.G239]-[.G$3];&quot;&quot;)">
            <text:p/>
          </table:table-cell>
          <table:table-cell table:number-columns-repeated="9"/>
        </table:table-row>
        <table:table-row table:style-name="ro1">
          <table:table-cell table:formula="of:=IF([.D240]&lt;&gt;&quot;&quot;;[.D240]-[.D$3];&quot;&quot;)">
            <text:p/>
          </table:table-cell>
          <table:table-cell table:formula="of:=IF([.A240]&lt;&gt;&quot;&quot;;60/([.C240]/[.A240]*24*60*60);&quot;&quot;)">
            <text:p/>
          </table:table-cell>
          <table:table-cell table:formula="of:=IF([.A240]&lt;&gt;&quot;&quot;;[.G240]-[.G$3];&quot;&quot;)">
            <text:p/>
          </table:table-cell>
          <table:table-cell table:number-columns-repeated="9"/>
        </table:table-row>
        <table:table-row table:style-name="ro1">
          <table:table-cell table:formula="of:=IF([.D241]&lt;&gt;&quot;&quot;;[.D241]-[.D$3];&quot;&quot;)">
            <text:p/>
          </table:table-cell>
          <table:table-cell table:formula="of:=IF([.A241]&lt;&gt;&quot;&quot;;60/([.C241]/[.A241]*24*60*60);&quot;&quot;)">
            <text:p/>
          </table:table-cell>
          <table:table-cell table:formula="of:=IF([.A241]&lt;&gt;&quot;&quot;;[.G241]-[.G$3];&quot;&quot;)">
            <text:p/>
          </table:table-cell>
          <table:table-cell table:number-columns-repeated="9"/>
        </table:table-row>
        <table:table-row table:style-name="ro1">
          <table:table-cell table:formula="of:=IF([.D242]&lt;&gt;&quot;&quot;;[.D242]-[.D$3];&quot;&quot;)">
            <text:p/>
          </table:table-cell>
          <table:table-cell table:formula="of:=IF([.A242]&lt;&gt;&quot;&quot;;60/([.C242]/[.A242]*24*60*60);&quot;&quot;)">
            <text:p/>
          </table:table-cell>
          <table:table-cell table:formula="of:=IF([.A242]&lt;&gt;&quot;&quot;;[.G242]-[.G$3];&quot;&quot;)">
            <text:p/>
          </table:table-cell>
          <table:table-cell table:number-columns-repeated="9"/>
        </table:table-row>
        <table:table-row table:style-name="ro1">
          <table:table-cell table:formula="of:=IF([.D243]&lt;&gt;&quot;&quot;;[.D243]-[.D$3];&quot;&quot;)">
            <text:p/>
          </table:table-cell>
          <table:table-cell table:formula="of:=IF([.A243]&lt;&gt;&quot;&quot;;60/([.C243]/[.A243]*24*60*60);&quot;&quot;)">
            <text:p/>
          </table:table-cell>
          <table:table-cell table:formula="of:=IF([.A243]&lt;&gt;&quot;&quot;;[.G243]-[.G$3];&quot;&quot;)">
            <text:p/>
          </table:table-cell>
          <table:table-cell table:number-columns-repeated="9"/>
        </table:table-row>
        <table:table-row table:style-name="ro1">
          <table:table-cell table:formula="of:=IF([.D244]&lt;&gt;&quot;&quot;;[.D244]-[.D$3];&quot;&quot;)">
            <text:p/>
          </table:table-cell>
          <table:table-cell table:formula="of:=IF([.A244]&lt;&gt;&quot;&quot;;60/([.C244]/[.A244]*24*60*60);&quot;&quot;)">
            <text:p/>
          </table:table-cell>
          <table:table-cell table:formula="of:=IF([.A244]&lt;&gt;&quot;&quot;;[.G244]-[.G$3];&quot;&quot;)">
            <text:p/>
          </table:table-cell>
          <table:table-cell table:number-columns-repeated="9"/>
        </table:table-row>
        <table:table-row table:style-name="ro1">
          <table:table-cell table:formula="of:=IF([.D245]&lt;&gt;&quot;&quot;;[.D245]-[.D$3];&quot;&quot;)">
            <text:p/>
          </table:table-cell>
          <table:table-cell table:formula="of:=IF([.A245]&lt;&gt;&quot;&quot;;60/([.C245]/[.A245]*24*60*60);&quot;&quot;)">
            <text:p/>
          </table:table-cell>
          <table:table-cell table:formula="of:=IF([.A245]&lt;&gt;&quot;&quot;;[.G245]-[.G$3];&quot;&quot;)">
            <text:p/>
          </table:table-cell>
          <table:table-cell table:number-columns-repeated="9"/>
        </table:table-row>
        <table:table-row table:style-name="ro1">
          <table:table-cell table:formula="of:=IF([.D246]&lt;&gt;&quot;&quot;;[.D246]-[.D$3];&quot;&quot;)">
            <text:p/>
          </table:table-cell>
          <table:table-cell table:formula="of:=IF([.A246]&lt;&gt;&quot;&quot;;60/([.C246]/[.A246]*24*60*60);&quot;&quot;)">
            <text:p/>
          </table:table-cell>
          <table:table-cell table:formula="of:=IF([.A246]&lt;&gt;&quot;&quot;;[.G246]-[.G$3];&quot;&quot;)">
            <text:p/>
          </table:table-cell>
          <table:table-cell table:number-columns-repeated="9"/>
        </table:table-row>
        <table:table-row table:style-name="ro1">
          <table:table-cell table:formula="of:=IF([.D247]&lt;&gt;&quot;&quot;;[.D247]-[.D$3];&quot;&quot;)">
            <text:p/>
          </table:table-cell>
          <table:table-cell table:formula="of:=IF([.A247]&lt;&gt;&quot;&quot;;60/([.C247]/[.A247]*24*60*60);&quot;&quot;)">
            <text:p/>
          </table:table-cell>
          <table:table-cell table:formula="of:=IF([.A247]&lt;&gt;&quot;&quot;;[.G247]-[.G$3];&quot;&quot;)">
            <text:p/>
          </table:table-cell>
          <table:table-cell table:number-columns-repeated="9"/>
        </table:table-row>
        <table:table-row table:style-name="ro1">
          <table:table-cell table:formula="of:=IF([.D248]&lt;&gt;&quot;&quot;;[.D248]-[.D$3];&quot;&quot;)">
            <text:p/>
          </table:table-cell>
          <table:table-cell table:formula="of:=IF([.A248]&lt;&gt;&quot;&quot;;60/([.C248]/[.A248]*24*60*60);&quot;&quot;)">
            <text:p/>
          </table:table-cell>
          <table:table-cell table:formula="of:=IF([.A248]&lt;&gt;&quot;&quot;;[.G248]-[.G$3];&quot;&quot;)">
            <text:p/>
          </table:table-cell>
          <table:table-cell table:number-columns-repeated="9"/>
        </table:table-row>
        <table:table-row table:style-name="ro1">
          <table:table-cell table:formula="of:=IF([.D249]&lt;&gt;&quot;&quot;;[.D249]-[.D$3];&quot;&quot;)">
            <text:p/>
          </table:table-cell>
          <table:table-cell table:formula="of:=IF([.A249]&lt;&gt;&quot;&quot;;60/([.C249]/[.A249]*24*60*60);&quot;&quot;)">
            <text:p/>
          </table:table-cell>
          <table:table-cell table:formula="of:=IF([.A249]&lt;&gt;&quot;&quot;;[.G249]-[.G$3];&quot;&quot;)">
            <text:p/>
          </table:table-cell>
          <table:table-cell table:number-columns-repeated="9"/>
        </table:table-row>
        <table:table-row table:style-name="ro1">
          <table:table-cell table:formula="of:=IF([.D250]&lt;&gt;&quot;&quot;;[.D250]-[.D$3];&quot;&quot;)">
            <text:p/>
          </table:table-cell>
          <table:table-cell table:formula="of:=IF([.A250]&lt;&gt;&quot;&quot;;60/([.C250]/[.A250]*24*60*60);&quot;&quot;)">
            <text:p/>
          </table:table-cell>
          <table:table-cell table:formula="of:=IF([.A250]&lt;&gt;&quot;&quot;;[.G250]-[.G$3];&quot;&quot;)">
            <text:p/>
          </table:table-cell>
          <table:table-cell table:number-columns-repeated="9"/>
        </table:table-row>
        <table:table-row table:style-name="ro1">
          <table:table-cell table:formula="of:=IF([.D251]&lt;&gt;&quot;&quot;;[.D251]-[.D$3];&quot;&quot;)">
            <text:p/>
          </table:table-cell>
          <table:table-cell table:formula="of:=IF([.A251]&lt;&gt;&quot;&quot;;60/([.C251]/[.A251]*24*60*60);&quot;&quot;)">
            <text:p/>
          </table:table-cell>
          <table:table-cell table:formula="of:=IF([.A251]&lt;&gt;&quot;&quot;;[.G251]-[.G$3];&quot;&quot;)">
            <text:p/>
          </table:table-cell>
          <table:table-cell table:number-columns-repeated="9"/>
        </table:table-row>
        <table:table-row table:style-name="ro1">
          <table:table-cell table:formula="of:=IF([.D252]&lt;&gt;&quot;&quot;;[.D252]-[.D$3];&quot;&quot;)">
            <text:p/>
          </table:table-cell>
          <table:table-cell table:formula="of:=IF([.A252]&lt;&gt;&quot;&quot;;60/([.C252]/[.A252]*24*60*60);&quot;&quot;)">
            <text:p/>
          </table:table-cell>
          <table:table-cell table:formula="of:=IF([.A252]&lt;&gt;&quot;&quot;;[.G252]-[.G$3];&quot;&quot;)">
            <text:p/>
          </table:table-cell>
          <table:table-cell table:number-columns-repeated="9"/>
        </table:table-row>
        <table:table-row table:style-name="ro1">
          <table:table-cell table:formula="of:=IF([.D253]&lt;&gt;&quot;&quot;;[.D253]-[.D$3];&quot;&quot;)">
            <text:p/>
          </table:table-cell>
          <table:table-cell table:formula="of:=IF([.A253]&lt;&gt;&quot;&quot;;60/([.C253]/[.A253]*24*60*60);&quot;&quot;)">
            <text:p/>
          </table:table-cell>
          <table:table-cell table:formula="of:=IF([.A253]&lt;&gt;&quot;&quot;;[.G253]-[.G$3];&quot;&quot;)">
            <text:p/>
          </table:table-cell>
          <table:table-cell table:number-columns-repeated="9"/>
        </table:table-row>
        <table:table-row table:style-name="ro1">
          <table:table-cell table:formula="of:=IF([.D254]&lt;&gt;&quot;&quot;;[.D254]-[.D$3];&quot;&quot;)">
            <text:p/>
          </table:table-cell>
          <table:table-cell table:formula="of:=IF([.A254]&lt;&gt;&quot;&quot;;60/([.C254]/[.A254]*24*60*60);&quot;&quot;)">
            <text:p/>
          </table:table-cell>
          <table:table-cell table:formula="of:=IF([.A254]&lt;&gt;&quot;&quot;;[.G254]-[.G$3];&quot;&quot;)">
            <text:p/>
          </table:table-cell>
          <table:table-cell table:number-columns-repeated="9"/>
        </table:table-row>
        <table:table-row table:style-name="ro1">
          <table:table-cell table:formula="of:=IF([.D255]&lt;&gt;&quot;&quot;;[.D255]-[.D$3];&quot;&quot;)">
            <text:p/>
          </table:table-cell>
          <table:table-cell table:formula="of:=IF([.A255]&lt;&gt;&quot;&quot;;60/([.C255]/[.A255]*24*60*60);&quot;&quot;)">
            <text:p/>
          </table:table-cell>
          <table:table-cell table:formula="of:=IF([.A255]&lt;&gt;&quot;&quot;;[.G255]-[.G$3];&quot;&quot;)">
            <text:p/>
          </table:table-cell>
          <table:table-cell table:number-columns-repeated="9"/>
        </table:table-row>
        <table:table-row table:style-name="ro1">
          <table:table-cell table:formula="of:=IF([.D256]&lt;&gt;&quot;&quot;;[.D256]-[.D$3];&quot;&quot;)">
            <text:p/>
          </table:table-cell>
          <table:table-cell table:formula="of:=IF([.A256]&lt;&gt;&quot;&quot;;60/([.C256]/[.A256]*24*60*60);&quot;&quot;)">
            <text:p/>
          </table:table-cell>
          <table:table-cell table:formula="of:=IF([.A256]&lt;&gt;&quot;&quot;;[.G256]-[.G$3];&quot;&quot;)">
            <text:p/>
          </table:table-cell>
          <table:table-cell table:number-columns-repeated="9"/>
        </table:table-row>
        <table:table-row table:style-name="ro1">
          <table:table-cell table:formula="of:=IF([.D257]&lt;&gt;&quot;&quot;;[.D257]-[.D$3];&quot;&quot;)">
            <text:p/>
          </table:table-cell>
          <table:table-cell table:formula="of:=IF([.A257]&lt;&gt;&quot;&quot;;60/([.C257]/[.A257]*24*60*60);&quot;&quot;)">
            <text:p/>
          </table:table-cell>
          <table:table-cell table:formula="of:=IF([.A257]&lt;&gt;&quot;&quot;;[.G257]-[.G$3];&quot;&quot;)">
            <text:p/>
          </table:table-cell>
          <table:table-cell table:number-columns-repeated="9"/>
        </table:table-row>
        <table:table-row table:style-name="ro1">
          <table:table-cell table:formula="of:=IF([.D258]&lt;&gt;&quot;&quot;;[.D258]-[.D$3];&quot;&quot;)">
            <text:p/>
          </table:table-cell>
          <table:table-cell table:formula="of:=IF([.A258]&lt;&gt;&quot;&quot;;60/([.C258]/[.A258]*24*60*60);&quot;&quot;)">
            <text:p/>
          </table:table-cell>
          <table:table-cell table:formula="of:=IF([.A258]&lt;&gt;&quot;&quot;;[.G258]-[.G$3];&quot;&quot;)">
            <text:p/>
          </table:table-cell>
          <table:table-cell table:number-columns-repeated="9"/>
        </table:table-row>
        <table:table-row table:style-name="ro1">
          <table:table-cell table:formula="of:=IF([.D259]&lt;&gt;&quot;&quot;;[.D259]-[.D$3];&quot;&quot;)">
            <text:p/>
          </table:table-cell>
          <table:table-cell table:formula="of:=IF([.A259]&lt;&gt;&quot;&quot;;60/([.C259]/[.A259]*24*60*60);&quot;&quot;)">
            <text:p/>
          </table:table-cell>
          <table:table-cell table:formula="of:=IF([.A259]&lt;&gt;&quot;&quot;;[.G259]-[.G$3];&quot;&quot;)">
            <text:p/>
          </table:table-cell>
          <table:table-cell table:number-columns-repeated="9"/>
        </table:table-row>
        <table:table-row table:style-name="ro1">
          <table:table-cell table:formula="of:=IF([.D260]&lt;&gt;&quot;&quot;;[.D260]-[.D$3];&quot;&quot;)">
            <text:p/>
          </table:table-cell>
          <table:table-cell table:formula="of:=IF([.A260]&lt;&gt;&quot;&quot;;60/([.C260]/[.A260]*24*60*60);&quot;&quot;)">
            <text:p/>
          </table:table-cell>
          <table:table-cell table:formula="of:=IF([.A260]&lt;&gt;&quot;&quot;;[.G260]-[.G$3];&quot;&quot;)">
            <text:p/>
          </table:table-cell>
          <table:table-cell table:number-columns-repeated="9"/>
        </table:table-row>
        <table:table-row table:style-name="ro1">
          <table:table-cell table:formula="of:=IF([.D261]&lt;&gt;&quot;&quot;;[.D261]-[.D$3];&quot;&quot;)">
            <text:p/>
          </table:table-cell>
          <table:table-cell table:formula="of:=IF([.A261]&lt;&gt;&quot;&quot;;60/([.C261]/[.A261]*24*60*60);&quot;&quot;)">
            <text:p/>
          </table:table-cell>
          <table:table-cell table:formula="of:=IF([.A261]&lt;&gt;&quot;&quot;;[.G261]-[.G$3];&quot;&quot;)">
            <text:p/>
          </table:table-cell>
          <table:table-cell table:number-columns-repeated="9"/>
        </table:table-row>
        <table:table-row table:style-name="ro1">
          <table:table-cell table:formula="of:=IF([.D262]&lt;&gt;&quot;&quot;;[.D262]-[.D$3];&quot;&quot;)">
            <text:p/>
          </table:table-cell>
          <table:table-cell table:formula="of:=IF([.A262]&lt;&gt;&quot;&quot;;60/([.C262]/[.A262]*24*60*60);&quot;&quot;)">
            <text:p/>
          </table:table-cell>
          <table:table-cell table:formula="of:=IF([.A262]&lt;&gt;&quot;&quot;;[.G262]-[.G$3];&quot;&quot;)">
            <text:p/>
          </table:table-cell>
          <table:table-cell table:number-columns-repeated="9"/>
        </table:table-row>
        <table:table-row table:style-name="ro1">
          <table:table-cell table:formula="of:=IF([.D263]&lt;&gt;&quot;&quot;;[.D263]-[.D$3];&quot;&quot;)">
            <text:p/>
          </table:table-cell>
          <table:table-cell table:formula="of:=IF([.A263]&lt;&gt;&quot;&quot;;60/([.C263]/[.A263]*24*60*60);&quot;&quot;)">
            <text:p/>
          </table:table-cell>
          <table:table-cell table:formula="of:=IF([.A263]&lt;&gt;&quot;&quot;;[.G263]-[.G$3];&quot;&quot;)">
            <text:p/>
          </table:table-cell>
          <table:table-cell table:number-columns-repeated="9"/>
        </table:table-row>
        <table:table-row table:style-name="ro1">
          <table:table-cell table:formula="of:=IF([.D264]&lt;&gt;&quot;&quot;;[.D264]-[.D$3];&quot;&quot;)">
            <text:p/>
          </table:table-cell>
          <table:table-cell table:formula="of:=IF([.A264]&lt;&gt;&quot;&quot;;60/([.C264]/[.A264]*24*60*60);&quot;&quot;)">
            <text:p/>
          </table:table-cell>
          <table:table-cell table:formula="of:=IF([.A264]&lt;&gt;&quot;&quot;;[.G264]-[.G$3];&quot;&quot;)">
            <text:p/>
          </table:table-cell>
          <table:table-cell table:number-columns-repeated="9"/>
        </table:table-row>
        <table:table-row table:style-name="ro1">
          <table:table-cell table:formula="of:=IF([.D265]&lt;&gt;&quot;&quot;;[.D265]-[.D$3];&quot;&quot;)">
            <text:p/>
          </table:table-cell>
          <table:table-cell table:formula="of:=IF([.A265]&lt;&gt;&quot;&quot;;60/([.C265]/[.A265]*24*60*60);&quot;&quot;)">
            <text:p/>
          </table:table-cell>
          <table:table-cell table:formula="of:=IF([.A265]&lt;&gt;&quot;&quot;;[.G265]-[.G$3];&quot;&quot;)">
            <text:p/>
          </table:table-cell>
          <table:table-cell table:number-columns-repeated="9"/>
        </table:table-row>
        <table:table-row table:style-name="ro1">
          <table:table-cell table:formula="of:=IF([.D266]&lt;&gt;&quot;&quot;;[.D266]-[.D$3];&quot;&quot;)">
            <text:p/>
          </table:table-cell>
          <table:table-cell table:formula="of:=IF([.A266]&lt;&gt;&quot;&quot;;60/([.C266]/[.A266]*24*60*60);&quot;&quot;)">
            <text:p/>
          </table:table-cell>
          <table:table-cell table:formula="of:=IF([.A266]&lt;&gt;&quot;&quot;;[.G266]-[.G$3];&quot;&quot;)">
            <text:p/>
          </table:table-cell>
          <table:table-cell table:number-columns-repeated="9"/>
        </table:table-row>
        <table:table-row table:style-name="ro1">
          <table:table-cell table:formula="of:=IF([.D267]&lt;&gt;&quot;&quot;;[.D267]-[.D$3];&quot;&quot;)">
            <text:p/>
          </table:table-cell>
          <table:table-cell table:formula="of:=IF([.A267]&lt;&gt;&quot;&quot;;60/([.C267]/[.A267]*24*60*60);&quot;&quot;)">
            <text:p/>
          </table:table-cell>
          <table:table-cell table:formula="of:=IF([.A267]&lt;&gt;&quot;&quot;;[.G267]-[.G$3];&quot;&quot;)">
            <text:p/>
          </table:table-cell>
          <table:table-cell table:number-columns-repeated="9"/>
        </table:table-row>
        <table:table-row table:style-name="ro1">
          <table:table-cell table:formula="of:=IF([.D268]&lt;&gt;&quot;&quot;;[.D268]-[.D$3];&quot;&quot;)">
            <text:p/>
          </table:table-cell>
          <table:table-cell table:formula="of:=IF([.A268]&lt;&gt;&quot;&quot;;60/([.C268]/[.A268]*24*60*60);&quot;&quot;)">
            <text:p/>
          </table:table-cell>
          <table:table-cell table:formula="of:=IF([.A268]&lt;&gt;&quot;&quot;;[.G268]-[.G$3];&quot;&quot;)">
            <text:p/>
          </table:table-cell>
          <table:table-cell table:number-columns-repeated="9"/>
        </table:table-row>
        <table:table-row table:style-name="ro1">
          <table:table-cell table:formula="of:=IF([.D269]&lt;&gt;&quot;&quot;;[.D269]-[.D$3];&quot;&quot;)">
            <text:p/>
          </table:table-cell>
          <table:table-cell table:formula="of:=IF([.A269]&lt;&gt;&quot;&quot;;60/([.C269]/[.A269]*24*60*60);&quot;&quot;)">
            <text:p/>
          </table:table-cell>
          <table:table-cell table:formula="of:=IF([.A269]&lt;&gt;&quot;&quot;;[.G269]-[.G$3];&quot;&quot;)">
            <text:p/>
          </table:table-cell>
          <table:table-cell table:number-columns-repeated="9"/>
        </table:table-row>
        <table:table-row table:style-name="ro1">
          <table:table-cell table:formula="of:=IF([.D270]&lt;&gt;&quot;&quot;;[.D270]-[.D$3];&quot;&quot;)">
            <text:p/>
          </table:table-cell>
          <table:table-cell table:formula="of:=IF([.A270]&lt;&gt;&quot;&quot;;60/([.C270]/[.A270]*24*60*60);&quot;&quot;)">
            <text:p/>
          </table:table-cell>
          <table:table-cell table:formula="of:=IF([.A270]&lt;&gt;&quot;&quot;;[.G270]-[.G$3];&quot;&quot;)">
            <text:p/>
          </table:table-cell>
          <table:table-cell table:number-columns-repeated="9"/>
        </table:table-row>
        <table:table-row table:style-name="ro1">
          <table:table-cell table:formula="of:=IF([.D271]&lt;&gt;&quot;&quot;;[.D271]-[.D$3];&quot;&quot;)">
            <text:p/>
          </table:table-cell>
          <table:table-cell table:formula="of:=IF([.A271]&lt;&gt;&quot;&quot;;60/([.C271]/[.A271]*24*60*60);&quot;&quot;)">
            <text:p/>
          </table:table-cell>
          <table:table-cell table:formula="of:=IF([.A271]&lt;&gt;&quot;&quot;;[.G271]-[.G$3];&quot;&quot;)">
            <text:p/>
          </table:table-cell>
          <table:table-cell table:number-columns-repeated="9"/>
        </table:table-row>
        <table:table-row table:style-name="ro1">
          <table:table-cell table:formula="of:=IF([.D272]&lt;&gt;&quot;&quot;;[.D272]-[.D$3];&quot;&quot;)">
            <text:p/>
          </table:table-cell>
          <table:table-cell table:formula="of:=IF([.A272]&lt;&gt;&quot;&quot;;60/([.C272]/[.A272]*24*60*60);&quot;&quot;)">
            <text:p/>
          </table:table-cell>
          <table:table-cell table:formula="of:=IF([.A272]&lt;&gt;&quot;&quot;;[.G272]-[.G$3];&quot;&quot;)">
            <text:p/>
          </table:table-cell>
          <table:table-cell table:number-columns-repeated="9"/>
        </table:table-row>
        <table:table-row table:style-name="ro1">
          <table:table-cell table:formula="of:=IF([.D273]&lt;&gt;&quot;&quot;;[.D273]-[.D$3];&quot;&quot;)">
            <text:p/>
          </table:table-cell>
          <table:table-cell table:formula="of:=IF([.A273]&lt;&gt;&quot;&quot;;60/([.C273]/[.A273]*24*60*60);&quot;&quot;)">
            <text:p/>
          </table:table-cell>
          <table:table-cell table:formula="of:=IF([.A273]&lt;&gt;&quot;&quot;;[.G273]-[.G$3];&quot;&quot;)">
            <text:p/>
          </table:table-cell>
          <table:table-cell table:number-columns-repeated="9"/>
        </table:table-row>
        <table:table-row table:style-name="ro1">
          <table:table-cell table:formula="of:=IF([.D274]&lt;&gt;&quot;&quot;;[.D274]-[.D$3];&quot;&quot;)">
            <text:p/>
          </table:table-cell>
          <table:table-cell table:formula="of:=IF([.A274]&lt;&gt;&quot;&quot;;60/([.C274]/[.A274]*24*60*60);&quot;&quot;)">
            <text:p/>
          </table:table-cell>
          <table:table-cell table:formula="of:=IF([.A274]&lt;&gt;&quot;&quot;;[.G274]-[.G$3];&quot;&quot;)">
            <text:p/>
          </table:table-cell>
          <table:table-cell table:number-columns-repeated="9"/>
        </table:table-row>
        <table:table-row table:style-name="ro1">
          <table:table-cell table:formula="of:=IF([.D275]&lt;&gt;&quot;&quot;;[.D275]-[.D$3];&quot;&quot;)">
            <text:p/>
          </table:table-cell>
          <table:table-cell table:formula="of:=IF([.A275]&lt;&gt;&quot;&quot;;60/([.C275]/[.A275]*24*60*60);&quot;&quot;)">
            <text:p/>
          </table:table-cell>
          <table:table-cell table:formula="of:=IF([.A275]&lt;&gt;&quot;&quot;;[.G275]-[.G$3];&quot;&quot;)">
            <text:p/>
          </table:table-cell>
          <table:table-cell table:number-columns-repeated="9"/>
        </table:table-row>
        <table:table-row table:style-name="ro1">
          <table:table-cell table:formula="of:=IF([.D276]&lt;&gt;&quot;&quot;;[.D276]-[.D$3];&quot;&quot;)">
            <text:p/>
          </table:table-cell>
          <table:table-cell table:formula="of:=IF([.A276]&lt;&gt;&quot;&quot;;60/([.C276]/[.A276]*24*60*60);&quot;&quot;)">
            <text:p/>
          </table:table-cell>
          <table:table-cell table:formula="of:=IF([.A276]&lt;&gt;&quot;&quot;;[.G276]-[.G$3];&quot;&quot;)">
            <text:p/>
          </table:table-cell>
          <table:table-cell table:number-columns-repeated="9"/>
        </table:table-row>
        <table:table-row table:style-name="ro1">
          <table:table-cell table:formula="of:=IF([.D277]&lt;&gt;&quot;&quot;;[.D277]-[.D$3];&quot;&quot;)">
            <text:p/>
          </table:table-cell>
          <table:table-cell table:formula="of:=IF([.A277]&lt;&gt;&quot;&quot;;60/([.C277]/[.A277]*24*60*60);&quot;&quot;)">
            <text:p/>
          </table:table-cell>
          <table:table-cell table:formula="of:=IF([.A277]&lt;&gt;&quot;&quot;;[.G277]-[.G$3];&quot;&quot;)">
            <text:p/>
          </table:table-cell>
          <table:table-cell table:number-columns-repeated="9"/>
        </table:table-row>
        <table:table-row table:style-name="ro1">
          <table:table-cell table:formula="of:=IF([.D278]&lt;&gt;&quot;&quot;;[.D278]-[.D$3];&quot;&quot;)">
            <text:p/>
          </table:table-cell>
          <table:table-cell table:formula="of:=IF([.A278]&lt;&gt;&quot;&quot;;60/([.C278]/[.A278]*24*60*60);&quot;&quot;)">
            <text:p/>
          </table:table-cell>
          <table:table-cell table:formula="of:=IF([.A278]&lt;&gt;&quot;&quot;;[.G278]-[.G$3];&quot;&quot;)">
            <text:p/>
          </table:table-cell>
          <table:table-cell table:number-columns-repeated="9"/>
        </table:table-row>
        <table:table-row table:style-name="ro1">
          <table:table-cell table:formula="of:=IF([.D279]&lt;&gt;&quot;&quot;;[.D279]-[.D$3];&quot;&quot;)">
            <text:p/>
          </table:table-cell>
          <table:table-cell table:formula="of:=IF([.A279]&lt;&gt;&quot;&quot;;60/([.C279]/[.A279]*24*60*60);&quot;&quot;)">
            <text:p/>
          </table:table-cell>
          <table:table-cell table:formula="of:=IF([.A279]&lt;&gt;&quot;&quot;;[.G279]-[.G$3];&quot;&quot;)">
            <text:p/>
          </table:table-cell>
          <table:table-cell table:number-columns-repeated="9"/>
        </table:table-row>
        <table:table-row table:style-name="ro1">
          <table:table-cell table:formula="of:=IF([.D280]&lt;&gt;&quot;&quot;;[.D280]-[.D$3];&quot;&quot;)">
            <text:p/>
          </table:table-cell>
          <table:table-cell table:formula="of:=IF([.A280]&lt;&gt;&quot;&quot;;60/([.C280]/[.A280]*24*60*60);&quot;&quot;)">
            <text:p/>
          </table:table-cell>
          <table:table-cell table:formula="of:=IF([.A280]&lt;&gt;&quot;&quot;;[.G280]-[.G$3];&quot;&quot;)">
            <text:p/>
          </table:table-cell>
          <table:table-cell table:number-columns-repeated="9"/>
        </table:table-row>
        <table:table-row table:style-name="ro1">
          <table:table-cell table:formula="of:=IF([.D281]&lt;&gt;&quot;&quot;;[.D281]-[.D$3];&quot;&quot;)">
            <text:p/>
          </table:table-cell>
          <table:table-cell table:formula="of:=IF([.A281]&lt;&gt;&quot;&quot;;60/([.C281]/[.A281]*24*60*60);&quot;&quot;)">
            <text:p/>
          </table:table-cell>
          <table:table-cell table:formula="of:=IF([.A281]&lt;&gt;&quot;&quot;;[.G281]-[.G$3];&quot;&quot;)">
            <text:p/>
          </table:table-cell>
          <table:table-cell table:number-columns-repeated="9"/>
        </table:table-row>
        <table:table-row table:style-name="ro1">
          <table:table-cell table:formula="of:=IF([.D282]&lt;&gt;&quot;&quot;;[.D282]-[.D$3];&quot;&quot;)">
            <text:p/>
          </table:table-cell>
          <table:table-cell table:formula="of:=IF([.A282]&lt;&gt;&quot;&quot;;60/([.C282]/[.A282]*24*60*60);&quot;&quot;)">
            <text:p/>
          </table:table-cell>
          <table:table-cell table:formula="of:=IF([.A282]&lt;&gt;&quot;&quot;;[.G282]-[.G$3];&quot;&quot;)">
            <text:p/>
          </table:table-cell>
          <table:table-cell table:number-columns-repeated="9"/>
        </table:table-row>
        <table:table-row table:style-name="ro1">
          <table:table-cell table:formula="of:=IF([.D283]&lt;&gt;&quot;&quot;;[.D283]-[.D$3];&quot;&quot;)">
            <text:p/>
          </table:table-cell>
          <table:table-cell table:formula="of:=IF([.A283]&lt;&gt;&quot;&quot;;60/([.C283]/[.A283]*24*60*60);&quot;&quot;)">
            <text:p/>
          </table:table-cell>
          <table:table-cell table:formula="of:=IF([.A283]&lt;&gt;&quot;&quot;;[.G283]-[.G$3];&quot;&quot;)">
            <text:p/>
          </table:table-cell>
          <table:table-cell table:number-columns-repeated="9"/>
        </table:table-row>
        <table:table-row table:style-name="ro1">
          <table:table-cell table:formula="of:=IF([.D284]&lt;&gt;&quot;&quot;;[.D284]-[.D$3];&quot;&quot;)">
            <text:p/>
          </table:table-cell>
          <table:table-cell table:formula="of:=IF([.A284]&lt;&gt;&quot;&quot;;60/([.C284]/[.A284]*24*60*60);&quot;&quot;)">
            <text:p/>
          </table:table-cell>
          <table:table-cell table:formula="of:=IF([.A284]&lt;&gt;&quot;&quot;;[.G284]-[.G$3];&quot;&quot;)">
            <text:p/>
          </table:table-cell>
          <table:table-cell table:number-columns-repeated="9"/>
        </table:table-row>
        <table:table-row table:style-name="ro1">
          <table:table-cell table:formula="of:=IF([.D285]&lt;&gt;&quot;&quot;;[.D285]-[.D$3];&quot;&quot;)">
            <text:p/>
          </table:table-cell>
          <table:table-cell table:formula="of:=IF([.A285]&lt;&gt;&quot;&quot;;60/([.C285]/[.A285]*24*60*60);&quot;&quot;)">
            <text:p/>
          </table:table-cell>
          <table:table-cell table:formula="of:=IF([.A285]&lt;&gt;&quot;&quot;;[.G285]-[.G$3];&quot;&quot;)">
            <text:p/>
          </table:table-cell>
          <table:table-cell table:number-columns-repeated="9"/>
        </table:table-row>
        <table:table-row table:style-name="ro1">
          <table:table-cell table:formula="of:=IF([.D286]&lt;&gt;&quot;&quot;;[.D286]-[.D$3];&quot;&quot;)">
            <text:p/>
          </table:table-cell>
          <table:table-cell table:formula="of:=IF([.A286]&lt;&gt;&quot;&quot;;60/([.C286]/[.A286]*24*60*60);&quot;&quot;)">
            <text:p/>
          </table:table-cell>
          <table:table-cell table:formula="of:=IF([.A286]&lt;&gt;&quot;&quot;;[.G286]-[.G$3];&quot;&quot;)">
            <text:p/>
          </table:table-cell>
          <table:table-cell table:number-columns-repeated="9"/>
        </table:table-row>
        <table:table-row table:style-name="ro1">
          <table:table-cell table:formula="of:=IF([.D287]&lt;&gt;&quot;&quot;;[.D287]-[.D$3];&quot;&quot;)">
            <text:p/>
          </table:table-cell>
          <table:table-cell table:formula="of:=IF([.A287]&lt;&gt;&quot;&quot;;60/([.C287]/[.A287]*24*60*60);&quot;&quot;)">
            <text:p/>
          </table:table-cell>
          <table:table-cell table:formula="of:=IF([.A287]&lt;&gt;&quot;&quot;;[.G287]-[.G$3];&quot;&quot;)">
            <text:p/>
          </table:table-cell>
          <table:table-cell table:number-columns-repeated="9"/>
        </table:table-row>
        <table:table-row table:style-name="ro1">
          <table:table-cell table:formula="of:=IF([.D288]&lt;&gt;&quot;&quot;;[.D288]-[.D$3];&quot;&quot;)">
            <text:p/>
          </table:table-cell>
          <table:table-cell table:formula="of:=IF([.A288]&lt;&gt;&quot;&quot;;60/([.C288]/[.A288]*24*60*60);&quot;&quot;)">
            <text:p/>
          </table:table-cell>
          <table:table-cell table:formula="of:=IF([.A288]&lt;&gt;&quot;&quot;;[.G288]-[.G$3];&quot;&quot;)">
            <text:p/>
          </table:table-cell>
          <table:table-cell table:number-columns-repeated="9"/>
        </table:table-row>
        <table:table-row table:style-name="ro1">
          <table:table-cell table:formula="of:=IF([.D289]&lt;&gt;&quot;&quot;;[.D289]-[.D$3];&quot;&quot;)">
            <text:p/>
          </table:table-cell>
          <table:table-cell table:formula="of:=IF([.A289]&lt;&gt;&quot;&quot;;60/([.C289]/[.A289]*24*60*60);&quot;&quot;)">
            <text:p/>
          </table:table-cell>
          <table:table-cell table:formula="of:=IF([.A289]&lt;&gt;&quot;&quot;;[.G289]-[.G$3];&quot;&quot;)">
            <text:p/>
          </table:table-cell>
          <table:table-cell table:number-columns-repeated="9"/>
        </table:table-row>
        <table:table-row table:style-name="ro1">
          <table:table-cell table:formula="of:=IF([.D290]&lt;&gt;&quot;&quot;;[.D290]-[.D$3];&quot;&quot;)">
            <text:p/>
          </table:table-cell>
          <table:table-cell table:formula="of:=IF([.A290]&lt;&gt;&quot;&quot;;60/([.C290]/[.A290]*24*60*60);&quot;&quot;)">
            <text:p/>
          </table:table-cell>
          <table:table-cell table:formula="of:=IF([.A290]&lt;&gt;&quot;&quot;;[.G290]-[.G$3];&quot;&quot;)">
            <text:p/>
          </table:table-cell>
          <table:table-cell table:number-columns-repeated="9"/>
        </table:table-row>
        <table:table-row table:style-name="ro1">
          <table:table-cell table:formula="of:=IF([.D291]&lt;&gt;&quot;&quot;;[.D291]-[.D$3];&quot;&quot;)">
            <text:p/>
          </table:table-cell>
          <table:table-cell table:formula="of:=IF([.A291]&lt;&gt;&quot;&quot;;60/([.C291]/[.A291]*24*60*60);&quot;&quot;)">
            <text:p/>
          </table:table-cell>
          <table:table-cell table:formula="of:=IF([.A291]&lt;&gt;&quot;&quot;;[.G291]-[.G$3];&quot;&quot;)">
            <text:p/>
          </table:table-cell>
          <table:table-cell table:number-columns-repeated="9"/>
        </table:table-row>
        <table:table-row table:style-name="ro1">
          <table:table-cell table:formula="of:=IF([.D292]&lt;&gt;&quot;&quot;;[.D292]-[.D$3];&quot;&quot;)">
            <text:p/>
          </table:table-cell>
          <table:table-cell table:formula="of:=IF([.A292]&lt;&gt;&quot;&quot;;60/([.C292]/[.A292]*24*60*60);&quot;&quot;)">
            <text:p/>
          </table:table-cell>
          <table:table-cell table:formula="of:=IF([.A292]&lt;&gt;&quot;&quot;;[.G292]-[.G$3];&quot;&quot;)">
            <text:p/>
          </table:table-cell>
          <table:table-cell table:number-columns-repeated="9"/>
        </table:table-row>
        <table:table-row table:style-name="ro1">
          <table:table-cell table:formula="of:=IF([.D293]&lt;&gt;&quot;&quot;;[.D293]-[.D$3];&quot;&quot;)">
            <text:p/>
          </table:table-cell>
          <table:table-cell table:formula="of:=IF([.A293]&lt;&gt;&quot;&quot;;60/([.C293]/[.A293]*24*60*60);&quot;&quot;)">
            <text:p/>
          </table:table-cell>
          <table:table-cell table:formula="of:=IF([.A293]&lt;&gt;&quot;&quot;;[.G293]-[.G$3];&quot;&quot;)">
            <text:p/>
          </table:table-cell>
          <table:table-cell table:number-columns-repeated="9"/>
        </table:table-row>
        <table:table-row table:style-name="ro1">
          <table:table-cell table:formula="of:=IF([.D294]&lt;&gt;&quot;&quot;;[.D294]-[.D$3];&quot;&quot;)">
            <text:p/>
          </table:table-cell>
          <table:table-cell table:formula="of:=IF([.A294]&lt;&gt;&quot;&quot;;60/([.C294]/[.A294]*24*60*60);&quot;&quot;)">
            <text:p/>
          </table:table-cell>
          <table:table-cell table:formula="of:=IF([.A294]&lt;&gt;&quot;&quot;;[.G294]-[.G$3];&quot;&quot;)">
            <text:p/>
          </table:table-cell>
          <table:table-cell table:number-columns-repeated="9"/>
        </table:table-row>
        <table:table-row table:style-name="ro1">
          <table:table-cell table:formula="of:=IF([.D295]&lt;&gt;&quot;&quot;;[.D295]-[.D$3];&quot;&quot;)">
            <text:p/>
          </table:table-cell>
          <table:table-cell table:formula="of:=IF([.A295]&lt;&gt;&quot;&quot;;60/([.C295]/[.A295]*24*60*60);&quot;&quot;)">
            <text:p/>
          </table:table-cell>
          <table:table-cell table:formula="of:=IF([.A295]&lt;&gt;&quot;&quot;;[.G295]-[.G$3];&quot;&quot;)">
            <text:p/>
          </table:table-cell>
          <table:table-cell table:number-columns-repeated="9"/>
        </table:table-row>
        <table:table-row table:style-name="ro1">
          <table:table-cell table:formula="of:=IF([.D296]&lt;&gt;&quot;&quot;;[.D296]-[.D$3];&quot;&quot;)">
            <text:p/>
          </table:table-cell>
          <table:table-cell table:formula="of:=IF([.A296]&lt;&gt;&quot;&quot;;60/([.C296]/[.A296]*24*60*60);&quot;&quot;)">
            <text:p/>
          </table:table-cell>
          <table:table-cell table:formula="of:=IF([.A296]&lt;&gt;&quot;&quot;;[.G296]-[.G$3];&quot;&quot;)">
            <text:p/>
          </table:table-cell>
          <table:table-cell table:number-columns-repeated="9"/>
        </table:table-row>
        <table:table-row table:style-name="ro1">
          <table:table-cell table:formula="of:=IF([.D297]&lt;&gt;&quot;&quot;;[.D297]-[.D$3];&quot;&quot;)">
            <text:p/>
          </table:table-cell>
          <table:table-cell table:formula="of:=IF([.A297]&lt;&gt;&quot;&quot;;60/([.C297]/[.A297]*24*60*60);&quot;&quot;)">
            <text:p/>
          </table:table-cell>
          <table:table-cell table:formula="of:=IF([.A297]&lt;&gt;&quot;&quot;;[.G297]-[.G$3];&quot;&quot;)">
            <text:p/>
          </table:table-cell>
          <table:table-cell table:number-columns-repeated="9"/>
        </table:table-row>
        <table:table-row table:style-name="ro1">
          <table:table-cell/>
          <table:table-cell table:formula="of:=IF([.A298]&lt;&gt;&quot;&quot;;60/([.C298]/[.A29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299]&lt;&gt;&quot;&quot;;60/([.C299]/[.A29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0]&lt;&gt;&quot;&quot;;60/([.C300]/[.A30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1]&lt;&gt;&quot;&quot;;60/([.C301]/[.A30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2]&lt;&gt;&quot;&quot;;60/([.C302]/[.A30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3]&lt;&gt;&quot;&quot;;60/([.C303]/[.A30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4]&lt;&gt;&quot;&quot;;60/([.C304]/[.A30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5]&lt;&gt;&quot;&quot;;60/([.C305]/[.A30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6]&lt;&gt;&quot;&quot;;60/([.C306]/[.A30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7]&lt;&gt;&quot;&quot;;60/([.C307]/[.A30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8]&lt;&gt;&quot;&quot;;60/([.C308]/[.A30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9]&lt;&gt;&quot;&quot;;60/([.C309]/[.A30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0]&lt;&gt;&quot;&quot;;60/([.C310]/[.A31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1]&lt;&gt;&quot;&quot;;60/([.C311]/[.A31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2]&lt;&gt;&quot;&quot;;60/([.C312]/[.A31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3]&lt;&gt;&quot;&quot;;60/([.C313]/[.A31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4]&lt;&gt;&quot;&quot;;60/([.C314]/[.A31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5]&lt;&gt;&quot;&quot;;60/([.C315]/[.A31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6]&lt;&gt;&quot;&quot;;60/([.C316]/[.A31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7]&lt;&gt;&quot;&quot;;60/([.C317]/[.A31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8]&lt;&gt;&quot;&quot;;60/([.C318]/[.A31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9]&lt;&gt;&quot;&quot;;60/([.C319]/[.A31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0]&lt;&gt;&quot;&quot;;60/([.C320]/[.A32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1]&lt;&gt;&quot;&quot;;60/([.C321]/[.A32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2]&lt;&gt;&quot;&quot;;60/([.C322]/[.A32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3]&lt;&gt;&quot;&quot;;60/([.C323]/[.A32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4]&lt;&gt;&quot;&quot;;60/([.C324]/[.A32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5]&lt;&gt;&quot;&quot;;60/([.C325]/[.A32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6]&lt;&gt;&quot;&quot;;60/([.C326]/[.A32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7]&lt;&gt;&quot;&quot;;60/([.C327]/[.A32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8]&lt;&gt;&quot;&quot;;60/([.C328]/[.A32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9]&lt;&gt;&quot;&quot;;60/([.C329]/[.A32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0]&lt;&gt;&quot;&quot;;60/([.C330]/[.A33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1]&lt;&gt;&quot;&quot;;60/([.C331]/[.A33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2]&lt;&gt;&quot;&quot;;60/([.C332]/[.A33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3]&lt;&gt;&quot;&quot;;60/([.C333]/[.A33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4]&lt;&gt;&quot;&quot;;60/([.C334]/[.A33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5]&lt;&gt;&quot;&quot;;60/([.C335]/[.A33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6]&lt;&gt;&quot;&quot;;60/([.C336]/[.A33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7]&lt;&gt;&quot;&quot;;60/([.C337]/[.A33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8]&lt;&gt;&quot;&quot;;60/([.C338]/[.A33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9]&lt;&gt;&quot;&quot;;60/([.C339]/[.A33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0]&lt;&gt;&quot;&quot;;60/([.C340]/[.A34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1]&lt;&gt;&quot;&quot;;60/([.C341]/[.A34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2]&lt;&gt;&quot;&quot;;60/([.C342]/[.A34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3]&lt;&gt;&quot;&quot;;60/([.C343]/[.A34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4]&lt;&gt;&quot;&quot;;60/([.C344]/[.A34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5]&lt;&gt;&quot;&quot;;60/([.C345]/[.A34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6]&lt;&gt;&quot;&quot;;60/([.C346]/[.A34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7]&lt;&gt;&quot;&quot;;60/([.C347]/[.A34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8]&lt;&gt;&quot;&quot;;60/([.C348]/[.A34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9]&lt;&gt;&quot;&quot;;60/([.C349]/[.A34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0]&lt;&gt;&quot;&quot;;60/([.C350]/[.A35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1]&lt;&gt;&quot;&quot;;60/([.C351]/[.A35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2]&lt;&gt;&quot;&quot;;60/([.C352]/[.A35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3]&lt;&gt;&quot;&quot;;60/([.C353]/[.A35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4]&lt;&gt;&quot;&quot;;60/([.C354]/[.A35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5]&lt;&gt;&quot;&quot;;60/([.C355]/[.A35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6]&lt;&gt;&quot;&quot;;60/([.C356]/[.A35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7]&lt;&gt;&quot;&quot;;60/([.C357]/[.A35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8]&lt;&gt;&quot;&quot;;60/([.C358]/[.A35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9]&lt;&gt;&quot;&quot;;60/([.C359]/[.A35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60]&lt;&gt;&quot;&quot;;60/([.C360]/[.A36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61]&lt;&gt;&quot;&quot;;60/([.C361]/[.A36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62]&lt;&gt;&quot;&quot;;60/([.C362]/[.A362]*24*60*60);&quot;&quot;)">
            <text:p/>
          </table:table-cell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0/00/0000</text:date>, <text:time style:data-style-name="N2" text:time-value="16:53:25.457346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1:55:42.376364364</meta:creation-date>
    <dc:date>2018-04-07T17:27:19.767959518</dc:date>
    <meta:editing-duration>PT57M57S</meta:editing-duration>
    <meta:editing-cycles>4</meta:editing-cycles>
    <meta:generator>LibreOffice/5.1.6.2$Linux_X86_64 LibreOffice_project/10m0$Build-2</meta:generator>
    <meta:document-statistic meta:table-count="2" meta:cell-count="19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635cm" svg:height="18.95cm" xlink:href=".." xlink:type="simple" chart:class="chart:scatter" chart:style-name="ch1">
        <chart:legend chart:legend-position="end" svg:x="33.372cm" svg:y="9.176cm" style:legend-expansion="high" chart:style-name="ch2"/>
        <chart:plot-area chart:style-name="ch3" table:cell-range-address="Messung.A3:Messung.B200" svg:x="0.712cm" svg:y="0.379cm" svg:width="31.948cm" svg:height="18.192cm">
          <chartooo:coordinate-region svg:x="1.519cm" svg:y="0.578cm" svg:width="30.861cm" svg:height="17.3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ssung.B3:Messung.B200" chart:class="chart:scatter">
            <chart:domain table:cell-range-address="Messung.A3:Messung.A200"/>
            <chart:data-point chart:repeated="1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Messung.A3:Messung.A200</svg:desc>
                </draw:g>
              </table:table-cell>
              <table:table-cell office:value-type="float" office:value="NaN">
                <text:p>NaN</text:p>
                <draw:g>
                  <svg:desc>Messung.B3:Messung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1.3008130081301">
                <text:p>81.3008130081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5.5667506297229">
                <text:p>75.5667506297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6.2066045723963">
                <text:p>76.2066045723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3.5744941753525">
                <text:p>73.5744941753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4.1106719367589">
                <text:p>74.1106719367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4.0740740740741">
                <text:p>74.0740740740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3.4009087731562">
                <text:p>73.4009087731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3.8916256157636">
                <text:p>73.8916256157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3.79065318393">
                <text:p>73.790653183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3.6196319018405">
                <text:p>73.6196319018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3.8585496866607">
                <text:p>73.8585496866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3.8764621383132">
                <text:p>73.87646213831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4.0037950664137">
                <text:p>74.0037950664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3.7359550561798">
                <text:p>73.73595505617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68.9549494330371">
                <text:p>68.95494943303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0.53726825577">
                <text:p>60.53726825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0.9829008728925">
                <text:p>60.9829008728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1.1551528878822">
                <text:p>61.15515288788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1.5351398035194">
                <text:p>61.5351398035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1.6839724478256">
                <text:p>61.6839724478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1.9408121128699">
                <text:p>61.9408121128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1.9660125809783">
                <text:p>61.96601258097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2.1621621621622">
                <text:p>62.1621621621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2.3106880138468">
                <text:p>62.31068801384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62.4791736087971">
                <text:p>62.4791736087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2.6053455333494">
                <text:p>62.6053455333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2.6934984520124">
                <text:p>62.6934984520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62.855432505238">
                <text:p>62.8554325052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62.9522431259045">
                <text:p>62.95224312590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3.0782169890665">
                <text:p>63.07821698906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63.1879331430901">
                <text:p>63.18793314309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3.2911392405063">
                <text:p>63.29113924050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63.2951857298127">
                <text:p>63.29518572981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3.4249471458774">
                <text:p>63.42494714587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63.4594463918772">
                <text:p>63.45944639187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3.5069975302834">
                <text:p>63.50699753028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63.6248996904735">
                <text:p>63.62489969047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63.6515912897823">
                <text:p>63.65159128978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61.6958447584898">
                <text:p>61.69584475848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80.7863201831157">
                <text:p>80.78632018311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1.0543657331137">
                <text:p>81.05436573311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1.1541929666366">
                <text:p>81.15419296663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81.1116700201207">
                <text:p>81.11167002012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1.1458781582345">
                <text:p>81.14587815823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81.3253012048193">
                <text:p>81.32530120481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81.4880425155005">
                <text:p>81.48804251550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81.6113908664699">
                <text:p>81.61139086646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81.6233987076295">
                <text:p>81.62339870762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81.7848002670524">
                <text:p>81.78480026705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1.783981244207">
                <text:p>81.7839812442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81.8444420669734">
                <text:p>81.84444206697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81.9413803971005">
                <text:p>81.94138039710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82.0264135369377">
                <text:p>82.02641353693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2.091821222256">
                <text:p>82.0918212222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82.1385902031063">
                <text:p>82.13859020310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2.1917808219178">
                <text:p>82.19178082191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82.2787855458788">
                <text:p>82.27878554587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78.7294692547849">
                <text:p>78.72946925478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73.2131039046989">
                <text:p>73.21310390469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49.169435215947">
                <text:p>249.1694352159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49.727074235808">
                <text:p>249.7270742358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50.201775625504">
                <text:p>250.201775625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50.430634689281">
                <text:p>250.430634689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50.456561440125">
                <text:p>250.456561440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50.739359650251">
                <text:p>250.7393596502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51.109701965758">
                <text:p>251.1097019657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51.753507014028">
                <text:p>251.7535070140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51.914052852556">
                <text:p>251.9140528525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52.531413931926">
                <text:p>252.5314139319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52.859723058399">
                <text:p>252.8597230583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53.269916765755">
                <text:p>253.2699167657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53.461628725651">
                <text:p>253.4616287256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53.824756606398">
                <text:p>253.8247566063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54.179070299977">
                <text:p>254.1790702999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54.496097726502">
                <text:p>254.4960977265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54.407498326267">
                <text:p>254.4074983262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54.798146922568">
                <text:p>254.7981469225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54.929730907506">
                <text:p>254.9297309075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55.113024757804">
                <text:p>255.1130247578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55.156283223474">
                <text:p>255.156283223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55.413075467732">
                <text:p>255.4130754677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55.77043044292">
                <text:p>255.770430442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55.7781201849">
                <text:p>255.77812018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55.837563451777">
                <text:p>255.8375634517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55.844286144276">
                <text:p>255.8442861442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56.053989678444">
                <text:p>256.0539896784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56.158602414368">
                <text:p>256.1586024143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56.062075654704">
                <text:p>256.0620756547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56.311798022463">
                <text:p>256.3117980224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56.605208135336">
                <text:p>256.6052081353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56.868648852089">
                <text:p>256.8686488520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57.102934326968">
                <text:p>257.1029343269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57.356332441657">
                <text:p>257.3563324416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57.487216946676">
                <text:p>257.4872169466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57.778581765557">
                <text:p>257.7785817655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25.864638067603">
                <text:p>225.8646380676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9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48cm" svg:height="11.975cm" xlink:href=".." xlink:type="simple" chart:class="chart:scatter" chart:style-name="ch1">
        <chart:legend chart:legend-position="end" svg:x="13.714cm" svg:y="4.941cm" style:legend-expansion="high" chart:style-name="ch2"/>
        <chart:plot-area chart:style-name="ch3" table:cell-range-address="Sheet2.B3:Sheet2.B28 Sheet2.D1:Sheet2.D28 Sheet2.F1:Sheet2.F28" chart:data-source-has-labels="row" svg:x="0.36cm" svg:y="0.239cm" svg:width="12.994cm" svg:height="11.497cm">
          <chartooo:coordinate-region svg:x="1.352cm" svg:y="0.438cm" svg:width="11.538cm" svg:height="10.6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3:Sheet2.D28" chart:label-cell-address="Sheet2.D1:Sheet2.D2" chart:class="chart:scatter">
            <chart:domain table:cell-range-address="Sheet2.B3:Sheet2.B28"/>
            <chart:regression-curve chart:style-name="ch7"/>
            <chart:regression-curve chart:style-name="ch8"/>
            <chart:data-point chart:repeated="26"/>
          </chart:series>
          <chart:series chart:style-name="ch9" chart:values-cell-range-address="Sheet2.F3:Sheet2.F28" chart:label-cell-address="Sheet2.F1:Sheet2.F2" chart:class="chart:scatte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m/s</text:p>
                <text:list>
                  <text:list-item>
                    <text:p/>
                  </text:list-item>
                  <text:list-item>
                    <text:p>mm/s</text:p>
                  </text:list-item>
                </text:list>
                <draw:g>
                  <svg:desc>Sheet2.D1:Sheet2.D2</svg:desc>
                </draw:g>
              </table:table-cell>
              <table:table-cell office:value-type="string">
                <text:p>mm/s</text:p>
                <text:list>
                  <text:list-item>
                    <text:p/>
                  </text:list-item>
                  <text:list-item>
                    <text:p>mm/s</text:p>
                  </text:list-item>
                </text:list>
                <draw:g>
                  <svg:desc>Sheet2.F1:Sheet2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2.B3:Sheet2.B28</svg:desc>
                </draw:g>
              </table:table-cell>
              <table:table-cell office:value-type="float" office:value="4196.90598580817">
                <text:p>4196.90598580817</text:p>
                <draw:g>
                  <svg:desc>Sheet2.D3:Sheet2.D28</svg:desc>
                </draw:g>
              </table:table-cell>
              <table:table-cell office:value-type="float" office:value="4058.93770843801">
                <text:p>4058.93770843801</text:p>
                <draw:g>
                  <svg:desc>Sheet2.F3:Sheet2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3386.8986799576">
                <text:p>3386.8986799576</text:p>
              </table:table-cell>
              <table:table-cell office:value-type="float" office:value="3235.57863380969">
                <text:p>3235.57863380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2536.83606777376">
                <text:p>2536.83606777376</text:p>
              </table:table-cell>
              <table:table-cell office:value-type="float" office:value="2385.51602162585">
                <text:p>2385.51602162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1668.97109721958">
                <text:p>1668.97109721958</text:p>
              </table:table-cell>
              <table:table-cell office:value-type="float" office:value="1539.9039990346">
                <text:p>1539.90399903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1210.56036918327">
                <text:p>1210.56036918327</text:p>
              </table:table-cell>
              <table:table-cell office:value-type="float" office:value="1032.53678547985">
                <text:p>1032.53678547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00">
                <text:p>2800</text:p>
              </table:table-cell>
              <table:table-cell office:value-type="float" office:value="1103.74621896121">
                <text:p>1103.74621896121</text:p>
              </table:table-cell>
              <table:table-cell office:value-type="float" office:value="925.722635257792">
                <text:p>925.722635257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0">
                <text:p>2600</text:p>
              </table:table-cell>
              <table:table-cell office:value-type="float" office:value="1005.83324792433">
                <text:p>1005.83324792433</text:p>
              </table:table-cell>
              <table:table-cell office:value-type="float" office:value="792.204947480226">
                <text:p>792.204947480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0">
                <text:p>2400</text:p>
              </table:table-cell>
              <table:table-cell office:value-type="float" office:value="894.568508109694">
                <text:p>894.568508109694</text:p>
              </table:table-cell>
              <table:table-cell office:value-type="float" office:value="663.137849295246">
                <text:p>663.1378492952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00">
                <text:p>2200</text:p>
              </table:table-cell>
              <table:table-cell office:value-type="float" office:value="756.600230739542">
                <text:p>756.600230739542</text:p>
              </table:table-cell>
              <table:table-cell office:value-type="float" office:value="538.52134070285">
                <text:p>538.52134070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605.280184591633">
                <text:p>605.280184591633</text:p>
              </table:table-cell>
              <table:table-cell office:value-type="float" office:value="427.256600888212">
                <text:p>427.2566008882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0">
                <text:p>1900</text:p>
              </table:table-cell>
              <table:table-cell office:value-type="float" office:value="485.114265591824">
                <text:p>485.114265591824</text:p>
              </table:table-cell>
              <table:table-cell office:value-type="float" office:value="360.497756999429">
                <text:p>360.497756999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0">
                <text:p>1800</text:p>
              </table:table-cell>
              <table:table-cell office:value-type="float" office:value="347.145988221672">
                <text:p>347.145988221672</text:p>
              </table:table-cell>
              <table:table-cell office:value-type="float" office:value="275.936554740303">
                <text:p>275.9365547403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">
                <text:p>1700</text:p>
              </table:table-cell>
              <table:table-cell office:value-type="float" office:value="329.34362985133">
                <text:p>329.34362985133</text:p>
              </table:table-cell>
              <table:table-cell office:value-type="float" office:value="204.727121258935">
                <text:p>204.7271212589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0">
                <text:p>1700</text:p>
              </table:table-cell>
              <table:table-cell office:value-type="float" office:value="324.893040258744">
                <text:p>324.893040258744</text:p>
              </table:table-cell>
              <table:table-cell office:value-type="float" office:value="298.189502703231">
                <text:p>298.189502703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0">
                <text:p>1800</text:p>
              </table:table-cell>
              <table:table-cell office:value-type="float" office:value="436.157780073383">
                <text:p>436.157780073383</text:p>
              </table:table-cell>
              <table:table-cell office:value-type="float" office:value="373.849525777185">
                <text:p>373.849525777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0">
                <text:p>1900</text:p>
              </table:table-cell>
              <table:table-cell office:value-type="float" office:value="480.663675999238">
                <text:p>480.663675999238</text:p>
              </table:table-cell>
              <table:table-cell office:value-type="float" office:value="431.707190480797">
                <text:p>431.707190480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">
                <text:p>2000</text:p>
              </table:table-cell>
              <table:table-cell office:value-type="float" office:value="574.126057443535">
                <text:p>574.126057443535</text:p>
              </table:table-cell>
              <table:table-cell office:value-type="float" office:value="489.564855184409">
                <text:p>489.5648551844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0">
                <text:p>2200</text:p>
              </table:table-cell>
              <table:table-cell office:value-type="float" office:value="743.248461961785">
                <text:p>743.248461961785</text:p>
              </table:table-cell>
              <table:table-cell office:value-type="float" office:value="618.63195336939">
                <text:p>618.631953369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0">
                <text:p>2400</text:p>
              </table:table-cell>
              <table:table-cell office:value-type="float" office:value="872.315560146766">
                <text:p>872.315560146766</text:p>
              </table:table-cell>
              <table:table-cell office:value-type="float" office:value="756.600230739542">
                <text:p>756.6002307395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00">
                <text:p>2600</text:p>
              </table:table-cell>
              <table:table-cell office:value-type="float" office:value="979.129710368819">
                <text:p>979.129710368819</text:p>
              </table:table-cell>
              <table:table-cell office:value-type="float" office:value="872.315560146766">
                <text:p>872.3155601467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0">
                <text:p>2800</text:p>
              </table:table-cell>
              <table:table-cell office:value-type="float" office:value="1068.14150222053">
                <text:p>1068.14150222053</text:p>
              </table:table-cell>
              <table:table-cell office:value-type="float" office:value="988.03088955399">
                <text:p>988.030889553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">
                <text:p>3000</text:p>
              </table:table-cell>
              <table:table-cell office:value-type="float" office:value="1157.15329407224">
                <text:p>1157.15329407224</text:p>
              </table:table-cell>
              <table:table-cell office:value-type="float" office:value="1103.74621896121">
                <text:p>1103.74621896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">
                <text:p>4000</text:p>
              </table:table-cell>
              <table:table-cell office:value-type="float" office:value="1593.31107414562">
                <text:p>1593.31107414562</text:p>
              </table:table-cell>
              <table:table-cell office:value-type="float" office:value="1615.56402210855">
                <text:p>1615.564022108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">
                <text:p>6000</text:p>
              </table:table-cell>
              <table:table-cell office:value-type="float" office:value="2349.91130488517">
                <text:p>2349.91130488517</text:p>
              </table:table-cell>
              <table:table-cell office:value-type="float" office:value="2483.42899266273">
                <text:p>2483.42899266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3231.1280442171">
                <text:p>3231.1280442171</text:p>
              </table:table-cell>
              <table:table-cell office:value-type="float" office:value="3329.04101525398">
                <text:p>3329.041015253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0">
                <text:p>10000</text:p>
              </table:table-cell>
              <table:table-cell office:value-type="float" office:value="4125.6965523268">
                <text:p>4125.6965523268</text:p>
              </table:table-cell>
              <table:table-cell office:value-type="float" office:value="4245.86247132661">
                <text:p>4245.862471326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